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5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45.54mm"/>
    </style:style>
    <style:style style:name="co5" style:family="table-column">
      <style:table-column-properties fo:break-before="auto" style:column-width="46.21mm"/>
    </style:style>
    <style:style style:name="co6" style:family="table-column">
      <style:table-column-properties fo:break-before="auto" style:column-width="21.7mm"/>
    </style:style>
    <style:style style:name="co7" style:family="table-column">
      <style:table-column-properties fo:break-before="auto" style:column-width="18.77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23.88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32.16mm"/>
    </style:style>
    <style:style style:name="co13" style:family="table-column">
      <style:table-column-properties fo:break-before="auto" style:column-width="20.48mm"/>
    </style:style>
    <style:style style:name="co14" style:family="table-column">
      <style:table-column-properties fo:break-before="auto" style:column-width="24.11mm"/>
    </style:style>
    <style:style style:name="co15" style:family="table-column">
      <style:table-column-properties fo:break-before="auto" style:column-width="22.17mm"/>
    </style:style>
    <style:style style:name="co16" style:family="table-column">
      <style:table-column-properties fo:break-before="auto" style:column-width="16.83mm"/>
    </style:style>
    <style:style style:name="co17" style:family="table-column">
      <style:table-column-properties fo:break-before="auto" style:column-width="25.3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20.96mm"/>
    </style:style>
    <style:style style:name="co20" style:family="table-column">
      <style:table-column-properties fo:break-before="auto" style:column-width="22.42mm"/>
    </style:style>
    <style:style style:name="co21" style:family="table-column">
      <style:table-column-properties fo:break-before="auto" style:column-width="15.86mm"/>
    </style:style>
    <style:style style:name="co22" style:family="table-column">
      <style:table-column-properties fo:break-before="auto" style:column-width="19.98mm"/>
    </style:style>
    <style:style style:name="co23" style:family="table-column">
      <style:table-column-properties fo:break-before="auto" style:column-width="18.27mm"/>
    </style:style>
    <style:style style:name="co24" style:family="table-column">
      <style:table-column-properties fo:break-before="auto" style:column-width="36.28mm"/>
    </style:style>
    <style:style style:name="co25" style:family="table-column">
      <style:table-column-properties fo:break-before="auto" style:column-width="30.94mm"/>
    </style:style>
    <style:style style:name="co26" style:family="table-column">
      <style:table-column-properties fo:break-before="auto" style:column-width="20.23mm"/>
    </style:style>
    <style:style style:name="co27" style:family="table-column">
      <style:table-column-properties fo:break-before="auto" style:column-width="17.55mm"/>
    </style:style>
    <style:style style:name="co28" style:family="table-column">
      <style:table-column-properties fo:break-before="auto" style:column-width="15.36mm"/>
    </style:style>
    <style:style style:name="co29" style:family="table-column">
      <style:table-column-properties fo:break-before="auto" style:column-width="28.5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8.26mm"/>
    </style:style>
    <style:style style:name="co32" style:family="table-column">
      <style:table-column-properties fo:break-before="auto" style:column-width="27.53mm"/>
    </style:style>
    <style:style style:name="co33" style:family="table-column">
      <style:table-column-properties fo:break-before="auto" style:column-width="10.02mm"/>
    </style:style>
    <style:style style:name="co34" style:family="table-column">
      <style:table-column-properties fo:break-before="auto" style:column-width="10.74mm"/>
    </style:style>
    <style:style style:name="co35" style:family="table-column">
      <style:table-column-properties fo:break-before="auto" style:column-width="9.77mm"/>
    </style:style>
    <style:style style:name="co36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38.96mm"/>
    </style:style>
    <style:style style:name="co38" style:family="table-column">
      <style:table-column-properties fo:break-before="auto" style:column-width="37.5mm"/>
    </style:style>
    <style:style style:name="co39" style:family="table-column">
      <style:table-column-properties fo:break-before="auto" style:column-width="39.93mm"/>
    </style:style>
    <style:style style:name="co40" style:family="table-column">
      <style:table-column-properties fo:break-before="auto" style:column-width="32.97mm"/>
    </style:style>
    <style:style style:name="co41" style:family="table-column">
      <style:table-column-properties fo:break-before="auto" style:column-width="40.38mm"/>
    </style:style>
    <style:style style:name="co42" style:family="table-column">
      <style:table-column-properties fo:break-before="auto" style:column-width="16.09mm"/>
    </style:style>
    <style:style style:name="co43" style:family="table-column">
      <style:table-column-properties fo:break-before="auto" style:column-width="14.15mm"/>
    </style:style>
    <style:style style:name="co44" style:family="table-column">
      <style:table-column-properties fo:break-before="auto" style:column-width="16.58mm"/>
    </style:style>
    <style:style style:name="co45" style:family="table-column">
      <style:table-column-properties fo:break-before="auto" style:column-width="32.39mm"/>
    </style:style>
    <style:style style:name="co46" style:family="table-column">
      <style:table-column-properties fo:break-before="auto" style:column-width="15.61mm"/>
    </style:style>
    <style:style style:name="co47" style:family="table-column">
      <style:table-column-properties fo:break-before="auto" style:column-width="26.79mm"/>
    </style:style>
    <style:style style:name="co48" style:family="table-column">
      <style:table-column-properties fo:break-before="auto" style:column-width="23.64mm"/>
    </style:style>
    <style:style style:name="co49" style:family="table-column">
      <style:table-column-properties fo:break-before="auto" style:column-width="22.67mm"/>
    </style:style>
    <style:style style:name="co50" style:family="table-column">
      <style:table-column-properties fo:break-before="auto" style:column-width="26.07mm"/>
    </style:style>
    <style:style style:name="co51" style:family="table-column">
      <style:table-column-properties fo:break-before="auto" style:column-width="21.93mm"/>
    </style:style>
    <style:style style:name="co52" style:family="table-column">
      <style:table-column-properties fo:break-before="auto" style:column-width="30.2mm"/>
    </style:style>
    <style:style style:name="co53" style:family="table-column">
      <style:table-column-properties fo:break-before="auto" style:column-width="41.5mm"/>
    </style:style>
    <style:style style:name="co54" style:family="table-column">
      <style:table-column-properties fo:break-before="auto" style:column-width="44.41mm"/>
    </style:style>
    <style:style style:name="co55" style:family="table-column">
      <style:table-column-properties fo:break-before="auto" style:column-width="35.44mm"/>
    </style:style>
    <style:style style:name="co56" style:family="table-column">
      <style:table-column-properties fo:break-before="auto" style:column-width="10.5mm"/>
    </style:style>
    <style:style style:name="co57" style:family="table-column">
      <style:table-column-properties fo:break-before="auto" style:column-width="19.01mm"/>
    </style:style>
    <style:style style:name="co58" style:family="table-column">
      <style:table-column-properties fo:break-before="auto" style:column-width="26.32mm"/>
    </style:style>
    <style:style style:name="co59" style:family="table-column">
      <style:table-column-properties fo:break-before="auto" style:column-width="12.45mm"/>
    </style:style>
    <style:style style:name="co60" style:family="table-column">
      <style:table-column-properties fo:break-before="auto" style:column-width="19.49mm"/>
    </style:style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63" style:family="table-column">
      <style:table-column-properties fo:break-before="auto" style:column-width="38.58mm"/>
    </style:style>
    <style:style style:name="co64" style:family="table-column">
      <style:table-column-properties fo:break-before="auto" style:column-width="20.85mm"/>
    </style:style>
    <style:style style:name="co65" style:family="table-column">
      <style:table-column-properties fo:break-before="auto" style:column-width="28.98mm"/>
    </style:style>
    <style:style style:name="co66" style:family="table-column">
      <style:table-column-properties fo:break-before="auto" style:column-width="15.12mm"/>
    </style:style>
    <style:style style:name="co67" style:family="table-column">
      <style:table-column-properties fo:break-before="auto" style:column-width="16.33mm"/>
    </style:style>
    <style:style style:name="co68" style:family="table-column">
      <style:table-column-properties fo:break-before="auto" style:column-width="21.75mm"/>
    </style:style>
    <style:style style:name="co69" style:family="table-column">
      <style:table-column-properties fo:break-before="auto" style:column-width="28.7mm"/>
    </style:style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73" style:family="table-column">
      <style:table-column-properties fo:break-before="auto" style:column-width="26.86mm"/>
    </style:style>
    <style:style style:name="co74" style:family="table-column">
      <style:table-column-properties fo:break-before="auto" style:column-width="54.27mm"/>
    </style:style>
    <style:style style:name="co75" style:family="table-column">
      <style:table-column-properties fo:break-before="auto" style:column-width="47.91mm"/>
    </style:style>
    <style:style style:name="co76" style:family="table-column">
      <style:table-column-properties fo:break-before="auto" style:column-width="44.68mm"/>
    </style:style>
    <style:style style:name="co77" style:family="table-column">
      <style:table-column-properties fo:break-before="auto" style:column-width="28.73mm"/>
    </style:style>
    <style:style style:name="co78" style:family="table-column">
      <style:table-column-properties fo:break-before="auto" style:column-width="36.34mm"/>
    </style:style>
    <style:style style:name="co79" style:family="table-column">
      <style:table-column-properties fo:break-before="auto" style:column-width="35.67mm"/>
    </style:style>
    <style:style style:name="co80" style:family="table-column">
      <style:table-column-properties fo:break-before="auto" style:column-width="63.5mm"/>
    </style:style>
    <style:style style:name="co81" style:family="table-column">
      <style:table-column-properties fo:break-before="auto" style:column-width="26.69mm"/>
    </style:style>
    <style:style style:name="ro1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5.79mm" fo:break-before="auto" style:use-optimal-row-height="true"/>
    </style:style>
    <style:style style:name="ro8" style:family="table-row">
      <style:table-row-properties style:row-height="4.52mm" fo:break-before="page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6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70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7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18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1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21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2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2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0" style:family="table-cell" style:parent-style-name="Default" style:data-style-name="N1"/>
    <style:style style:name="ce471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9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00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01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03" style:family="table-cell" style:parent-style-name="Default">
      <style:text-properties fo:font-size="12pt" style:font-size-asian="12pt" style:font-size-complex="12pt"/>
    </style:style>
    <style:style style:name="ce60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0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07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2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4])))" style:apply-style-name="HintergrundGruen" style:base-cell-address="Aufbaureihenfolge.A24"/>
    </style:style>
    <style:style style:name="ce6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6])))" style:apply-style-name="HintergrundGruen" style:base-cell-address="Aufbaureihenfolge.A26"/>
    </style:style>
    <style:style style:name="ce6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28"/>
    </style:style>
    <style:style style:name="ce6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38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54])))" style:apply-style-name="HintergrundGruen" style:base-cell-address="Aufbaureihenfolge.A54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6])))" style:apply-style-name="HintergrundGruen" style:base-cell-address="Aufbaureihenfolge.A56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68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7])))" style:apply-style-name="HintergrundGruen" style:base-cell-address="Aufbaureihenfolge.A77"/>
    </style:style>
    <style:style style:name="ce65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7])))" style:apply-style-name="HintergrundGruen" style:base-cell-address="Aufbaureihenfolge.A87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0])))" style:apply-style-name="HintergrundGruen" style:base-cell-address="Aufbaureihenfolge.A100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08"/>
    </style:style>
    <style:style style:name="ce67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13])))" style:apply-style-name="HintergrundGruen" style:base-cell-address="Aufbaureihenfolge.A113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15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2])))" style:apply-style-name="HintergrundGruen" style:base-cell-address="Aufbaureihenfolge.A122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8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10])))" style:apply-style-name="HintergrundGruen" style:base-cell-address="Aufbaureihenfolge.B10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11])))" style:apply-style-name="HintergrundGruen" style:base-cell-address="Aufbaureihenfolge.B11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])))" style:apply-style-name="HintergrundGruen" style:base-cell-address="Aufbaureihenfolge.B12"/>
    </style:style>
    <style:style style:name="ce698" style:family="table-cell" style:parent-style-name="Default">
      <style:table-cell-properties fo:border="0.06pt solid #000000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])))" style:apply-style-name="HintergrundGruen" style:base-cell-address="Aufbaureihenfolge.B17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])))" style:apply-style-name="HintergrundGruen" style:base-cell-address="Aufbaureihenfolge.B18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])))" style:apply-style-name="HintergrundGruen" style:base-cell-address="Aufbaureihenfolge.B19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])))" style:apply-style-name="HintergrundGruen" style:base-cell-address="Aufbaureihenfolge.B20"/>
    </style:style>
    <style:style style:name="ce70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4])))" style:apply-style-name="HintergrundGruen" style:base-cell-address="Aufbaureihenfolge.B24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5])))" style:apply-style-name="HintergrundGruen" style:base-cell-address="Aufbaureihenfolge.B25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6])))" style:apply-style-name="HintergrundGruen" style:base-cell-address="Aufbaureihenfolge.B26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7])))" style:apply-style-name="HintergrundGruen" style:base-cell-address="Aufbaureihenfolge.B27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28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9])))" style:apply-style-name="HintergrundGruen" style:base-cell-address="Aufbaureihenfolge.B29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0])))" style:apply-style-name="HintergrundGruen" style:base-cell-address="Aufbaureihenfolge.B30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1])))" style:apply-style-name="HintergrundGruen" style:base-cell-address="Aufbaureihenfolge.B31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37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38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9])))" style:apply-style-name="HintergrundGruen" style:base-cell-address="Aufbaureihenfolge.B39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0])))" style:apply-style-name="HintergrundGruen" style:base-cell-address="Aufbaureihenfolge.B40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1])))" style:apply-style-name="HintergrundGruen" style:base-cell-address="Aufbaureihenfolge.B41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2])))" style:apply-style-name="HintergrundGruen" style:base-cell-address="Aufbaureihenfolge.B42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44])))" style:apply-style-name="HintergrundGruen" style:base-cell-address="Aufbaureihenfolge.B44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5])))" style:apply-style-name="HintergrundGruen" style:base-cell-address="Aufbaureihenfolge.B45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46])))" style:apply-style-name="HintergrundGruen" style:base-cell-address="Aufbaureihenfolge.B46"/>
    </style:style>
    <style:style style:name="ce72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54])))" style:apply-style-name="HintergrundGruen" style:base-cell-address="Aufbaureihenfolge.B54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5])))" style:apply-style-name="HintergrundGruen" style:base-cell-address="Aufbaureihenfolge.B55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6])))" style:apply-style-name="HintergrundGruen" style:base-cell-address="Aufbaureihenfolge.B56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7])))" style:apply-style-name="HintergrundGruen" style:base-cell-address="Aufbaureihenfolge.B57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8])))" style:apply-style-name="HintergrundGruen" style:base-cell-address="Aufbaureihenfolge.B58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9])))" style:apply-style-name="HintergrundGruen" style:base-cell-address="Aufbaureihenfolge.B59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0])))" style:apply-style-name="HintergrundGruen" style:base-cell-address="Aufbaureihenfolge.B60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7])))" style:apply-style-name="HintergrundGruen" style:base-cell-address="Aufbaureihenfolge.B67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8])))" style:apply-style-name="HintergrundGruen" style:base-cell-address="Aufbaureihenfolge.B68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9])))" style:apply-style-name="HintergrundGruen" style:base-cell-address="Aufbaureihenfolge.B69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0])))" style:apply-style-name="HintergrundGruen" style:base-cell-address="Aufbaureihenfolge.B70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1])))" style:apply-style-name="HintergrundGruen" style:base-cell-address="Aufbaureihenfolge.B71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72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7])))" style:apply-style-name="HintergrundGruen" style:base-cell-address="Aufbaureihenfolge.B77"/>
    </style:style>
    <style:style style:name="ce73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7])))" style:apply-style-name="HintergrundGruen" style:base-cell-address="Aufbaureihenfolge.B87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0])))" style:apply-style-name="HintergrundGruen" style:base-cell-address="Aufbaureihenfolge.B90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1])))" style:apply-style-name="HintergrundGruen" style:base-cell-address="Aufbaureihenfolge.B91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2])))" style:apply-style-name="HintergrundGruen" style:base-cell-address="Aufbaureihenfolge.B92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3])))" style:apply-style-name="HintergrundGruen" style:base-cell-address="Aufbaureihenfolge.B93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4])))" style:apply-style-name="HintergrundGruen" style:base-cell-address="Aufbaureihenfolge.B94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5])))" style:apply-style-name="HintergrundGruen" style:base-cell-address="Aufbaureihenfolge.B95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0])))" style:apply-style-name="HintergrundGruen" style:base-cell-address="Aufbaureihenfolge.B100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2])))" style:apply-style-name="HintergrundGruen" style:base-cell-address="Aufbaureihenfolge.B102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3])))" style:apply-style-name="HintergrundGruen" style:base-cell-address="Aufbaureihenfolge.B103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4])))" style:apply-style-name="HintergrundGruen" style:base-cell-address="Aufbaureihenfolge.B104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5])))" style:apply-style-name="HintergrundGruen" style:base-cell-address="Aufbaureihenfolge.B105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06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08"/>
    </style:style>
    <style:style style:name="ce74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13])))" style:apply-style-name="HintergrundGruen" style:base-cell-address="Aufbaureihenfolge.B113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4])))" style:apply-style-name="HintergrundGruen" style:base-cell-address="Aufbaureihenfolge.B114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5])))" style:apply-style-name="HintergrundGruen" style:base-cell-address="Aufbaureihenfolge.B115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16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17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18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9])))" style:apply-style-name="HintergrundGruen" style:base-cell-address="Aufbaureihenfolge.B119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20])))" style:apply-style-name="HintergrundGruen" style:base-cell-address="Aufbaureihenfolge.B120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1])))" style:apply-style-name="HintergrundGruen" style:base-cell-address="Aufbaureihenfolge.B121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22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29])))" style:apply-style-name="HintergrundGruen" style:base-cell-address="Aufbaureihenfolge.B129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0])))" style:apply-style-name="HintergrundGruen" style:base-cell-address="Aufbaureihenfolge.B130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1])))" style:apply-style-name="HintergrundGruen" style:base-cell-address="Aufbaureihenfolge.B131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2])))" style:apply-style-name="HintergrundGruen" style:base-cell-address="Aufbaureihenfolge.B132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33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4])))" style:apply-style-name="HintergrundGruen" style:base-cell-address="Aufbaureihenfolge.B134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5])))" style:apply-style-name="HintergrundGruen" style:base-cell-address="Aufbaureihenfolge.B135"/>
    </style:style>
    <style:style style:name="ce766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6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7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769" style:family="table-cell" style:parent-style-name="Default">
      <style:text-properties fo:color="#ff0000"/>
    </style:style>
    <style:style style:name="ce77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77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2])))" style:apply-style-name="HintergrundGruen" style:base-cell-address="Aufbaureihenfolge.G12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13])))" style:apply-style-name="HintergrundGruen" style:base-cell-address="Aufbaureihenfolge.G13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4])))" style:apply-style-name="HintergrundGruen" style:base-cell-address="Aufbaureihenfolge.G14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5])))" style:apply-style-name="HintergrundGruen" style:base-cell-address="Aufbaureihenfolge.G15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782" style:family="table-cell" style:parent-style-name="Default">
      <style:map style:condition="is-true-formula(NOT(ISBLANK([.AC63])))" style:apply-style-name="HintergrundGruen" style:base-cell-address="Aufbaureihenfolge.G63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67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70"/>
        <table:table-column table:style-name="co14" table:number-columns-repeated="2" table:default-cell-style-name="ce170"/>
        <table:table-column table:style-name="co15" table:default-cell-style-name="ce170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1" table:number-columns-repeated="2" table:default-cell-style-name="ce170"/>
        <table:table-column table:style-name="co19" table:default-cell-style-name="ce170"/>
        <table:table-column table:style-name="co20" table:default-cell-style-name="ce170"/>
        <table:table-column table:style-name="co21" table:default-cell-style-name="ce170"/>
        <table:table-column table:style-name="co22" table:default-cell-style-name="ce170"/>
        <table:table-column table:style-name="co23" table:default-cell-style-name="ce170"/>
        <table:table-column table:style-name="co24" table:default-cell-style-name="ce3"/>
        <table:table-column table:style-name="co25" table:default-cell-style-name="ce167"/>
        <table:table-column table:style-name="co26" table:default-cell-style-name="ce170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13" table:default-cell-style-name="ce170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ce3"/>
        <table:table-column table:style-name="co18" table:default-cell-style-name="ce173"/>
        <table:table-column table:style-name="co36" table:number-columns-repeated="964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165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68" office:value-type="string" calcext:value-type="string">
            <text:p>Düsen-</text:p>
            <text:p>masse (%)</text:p>
          </table:table-cell>
          <table:table-cell table:style-name="ce168" office:value-type="string" calcext:value-type="string">
            <text:p>Schild-</text:p>
            <text:p>schaden (%)</text:p>
          </table:table-cell>
          <table:table-cell table:style-name="ce168" office:value-type="string" calcext:value-type="string">
            <text:p>Zerstörer-</text:p>
            <text:p>schaden (%)</text:p>
          </table:table-cell>
          <table:table-cell table:style-name="ce168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168" office:value-type="string" calcext:value-type="string">
            <text:p>Panzerungs-</text:p>
            <text:p>haltbarkeit</text:p>
          </table:table-cell>
          <table:table-cell table:style-name="ce168" office:value-type="string" calcext:value-type="string">
            <text:p>Panzerungs-</text:p>
            <text:p>masse</text:p>
          </table:table-cell>
          <table:table-cell table:style-name="ce168" office:value-type="string" calcext:value-type="string">
            <text:p>Fregatten-</text:p>
            <text:p>schaden</text:p>
          </table:table-cell>
          <table:table-cell table:style-name="ce168" office:value-type="string" calcext:value-type="string">
            <text:p>Reichweite</text:p>
          </table:table-cell>
          <table:table-cell table:style-name="ce168" office:value-type="string" calcext:value-type="string">
            <text:p>Waffen-</text:p>
            <text:p>masse</text:p>
          </table:table-cell>
          <table:table-cell table:style-name="ce168" office:value-type="string" calcext:value-type="string">
            <text:p>Schildum-</text:p>
            <text:p>gehung</text:p>
          </table:table-cell>
          <table:table-cell table:style-name="ce168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165" office:value-type="string" calcext:value-type="string">
            <text:p>Unterstützungs-</text:p>
            <text:p>reichweite (m)</text:p>
          </table:table-cell>
          <table:table-cell table:style-name="ce168" office:value-type="string" calcext:value-type="string">
            <text:p>Alarmstart</text:p>
          </table:table-cell>
          <table:table-cell table:style-name="ce168" office:value-type="string" calcext:value-type="string">
            <text:p>Schiffs-</text:p>
            <text:p>schaden</text:p>
          </table:table-cell>
          <table:table-cell table:style-name="ce168" office:value-type="string" calcext:value-type="string">
            <text:p>Staffel-</text:p>
            <text:p>masse</text:p>
          </table:table-cell>
          <table:table-cell table:style-name="ce168" office:value-type="string" calcext:value-type="string">
            <text:p>Schlachtschiff-</text:p>
            <text:p>schaden</text:p>
          </table:table-cell>
          <table:table-cell table:style-name="ce168" office:value-type="string" calcext:value-type="string">
            <text:p>Düsen-</text:p>
            <text:p>masse (%)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style-name="ce174"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4" office:value-type="string" calcext:value-type="string">
            <text:p>Voyager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166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5" office:value-type="string" calcext:value-type="string">
            <text:p>Harrier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166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1085" calcext:value-type="float">
            <text:p>21.085</text:p>
          </table:table-cell>
          <table:table-cell table:style-name="ce166" table:number-columns-repeated="4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6" office:value-type="string" calcext:value-type="string">
            <text:p>Harrier MK II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table:formula="of:=[.H3]*5/100+[.H3]" office:value-type="float" office:value="315" calcext:value-type="float">
            <text:p>315</text:p>
          </table:table-cell>
          <table:table-cell table:style-name="ce166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825" calcext:value-type="float">
            <text:p>1.825</text:p>
          </table:table-cell>
          <table:table-cell table:style-name="ce166"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7" office:value-type="string" calcext:value-type="string">
            <text:p>Talon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" office:value-type="string" calcext:value-type="string">
            <text:p>Talon MK II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166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9" office:value-type="string" calcext:value-type="string">
            <text:p>Talon MK III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166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10" office:value-type="string" calcext:value-type="string">
            <text:p>Nighthawk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166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5206508" calcext:value-type="float">
            <text:p>25.206.508</text:p>
          </table:table-cell>
          <table:table-cell table:style-name="ce166"/>
          <table:table-cell table:style-name="ce166" office:value-type="float" office:value="2800723" calcext:value-type="float">
            <text:p>2.800.72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1" office:value-type="string" calcext:value-type="string">
            <text:p>Nighthawk MK II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166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2" office:value-type="string" calcext:value-type="string">
            <text:p>Nighthawk MK III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166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3" office:value-type="string" calcext:value-type="string">
            <text:p>Nighthawk MK IV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166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4" office:value-type="string" calcext:value-type="string">
            <text:p>Genesis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166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49196" calcext:value-type="float">
            <text:p>49.196</text:p>
          </table:table-cell>
          <table:table-cell table:style-name="ce166" table:number-columns-repeated="4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5" office:value-type="string" calcext:value-type="string">
            <text:p>Genesis MK II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166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9263" calcext:value-type="float">
            <text:p>9.26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6" office:value-type="string" calcext:value-type="string">
            <text:p>Exodus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166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7" office:value-type="string" calcext:value-type="string">
            <text:p>Exodus MK II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26488" calcext:value-type="float">
            <text:p>326.48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8" office:value-type="string" calcext:value-type="string">
            <text:p>Exodus MK III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166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652975" calcext:value-type="float">
            <text:p>652.975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9" office:value-type="string" calcext:value-type="string">
            <text:p>Revelation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0" office:value-type="string" calcext:value-type="string">
            <text:p>Revelation MK II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6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1" office:value-type="string" calcext:value-type="string">
            <text:p>Revelation MK III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2" office:value-type="string" calcext:value-type="string">
            <text:p>Revelation MK IV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6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3" office:value-type="string" calcext:value-type="string">
            <text:p>Longbow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166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12448" calcext:value-type="float">
            <text:p>112.448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" calcext:value-type="float">
            <text:p>4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4" office:value-type="string" calcext:value-type="string">
            <text:p>Longbow MK II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166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0825" calcext:value-type="float">
            <text:p>30.825</text:p>
          </table:table-cell>
          <table:table-cell table:style-name="ce166" table:number-columns-repeated="3"/>
          <table:table-cell table:style-name="ce166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5" office:value-type="string" calcext:value-type="string">
            <text:p>Broadsword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6" office:value-type="string" calcext:value-type="string">
            <text:p>Broadsword MK II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166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7" office:value-type="string" calcext:value-type="string">
            <text:p>Broadsword MK III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166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520550" calcext:value-type="float">
            <text:p>1.520.550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8" office:value-type="string" calcext:value-type="string">
            <text:p>Trident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166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9" office:value-type="string" calcext:value-type="string">
            <text:p>Trident MK II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166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0" office:value-type="string" calcext:value-type="string">
            <text:p>Trident MK III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166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1" office:value-type="string" calcext:value-type="string">
            <text:p>Trident MK IV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166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2" office:value-type="string" calcext:value-type="string">
            <text:p>Rancor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166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3" office:value-type="string" calcext:value-type="string">
            <text:p>Rancor MK II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166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4" office:value-type="string" calcext:value-type="string">
            <text:p>Venom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166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table:number-columns-repeated="3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575624" calcext:value-type="float">
            <text:p>5.575.624</text:p>
          </table:table-cell>
          <table:table-cell table:style-name="ce166"/>
          <table:table-cell table:style-name="ce166" office:value-type="float" office:value="619514" calcext:value-type="float">
            <text:p>619.514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5" office:value-type="string" calcext:value-type="string">
            <text:p>Venom MK II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166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766250" calcext:value-type="float">
            <text:p>2.766.250</text:p>
          </table:table-cell>
          <table:table-cell table:style-name="ce166" table:number-columns-repeated="2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34" calcext:value-type="float">
            <text:p>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0" calcext:value-type="float">
            <text:p>15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6" office:value-type="string" calcext:value-type="string">
            <text:p>Venom MK III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166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5532500" calcext:value-type="float">
            <text:p>5.532.500</text:p>
          </table:table-cell>
          <table:table-cell table:style-name="ce166" table:number-columns-repeated="2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9" calcext:value-type="float">
            <text:p>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02" calcext:value-type="float">
            <text:p>302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7" office:value-type="string" calcext:value-type="string">
            <text:p>Fury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166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8" office:value-type="string" calcext:value-type="string">
            <text:p>Fury MK II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166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9" office:value-type="string" calcext:value-type="string">
            <text:p>Fury MK III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166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40" office:value-type="string" calcext:value-type="string">
            <text:p>Fury MK IV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166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Träger</text:p>
          </table:table-cell>
          <table:table-cell table:style-name="ce41" office:value-type="string" calcext:value-type="string">
            <text:p>Midgard</text:p>
          </table:table-cell>
          <table:table-cell table:style-name="ce2" office:value-type="string" calcext:value-type="string">
            <text:p>Schlachtschiff Venom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405" calcext:value-type="float">
            <text:p>3405</text:p>
          </table:table-cell>
          <table:table-cell table:style-name="ce166" office:value-type="float" office:value="300000" calcext:value-type="float">
            <text:p>3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4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2" office:value-type="string" calcext:value-type="string">
            <text:p>Midgard MK II</text:p>
          </table:table-cell>
          <table:table-cell table:style-name="ce2" table:number-columns-repeated="3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166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3"/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3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3" office:value-type="string" calcext:value-type="string">
            <text:p>Midgard MK III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166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3"/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3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44" office:value-type="string" calcext:value-type="string">
            <text:p>Valhalla</text:p>
          </table:table-cell>
          <table:table-cell table:style-name="ce2" table:number-columns-repeated="3"/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166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5" office:value-type="string" calcext:value-type="string">
            <text:p>Valhalla MK II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6" office:value-type="string" calcext:value-type="string">
            <text:p>Valhalla MK III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166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7" office:value-type="string" calcext:value-type="string">
            <text:p>Valhalla MK IV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166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18" calcext:value-type="percentage">
            <text:p>18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Fregatte</text:p>
          </table:table-cell>
          <table:table-cell table:style-name="ce48" office:value-type="string" calcext:value-type="string">
            <text:p>Condor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125" calcext:value-type="float">
            <text:p>3125</text:p>
          </table:table-cell>
          <table:table-cell table:style-name="ce166" office:value-type="float" office:value="36000" calcext:value-type="float">
            <text:p>3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49" office:value-type="string" calcext:value-type="string">
            <text:p>Condor MK II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0" office:value-type="string" calcext:value-type="string">
            <text:p>Condor MK III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166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1" office:value-type="string" calcext:value-type="string">
            <text:p>Condor MK IV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166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2" office:value-type="string" calcext:value-type="string">
            <text:p>Condor MK V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166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5" calcext:value-type="percentage">
            <text:p>-5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3" office:value-type="string" calcext:value-type="string">
            <text:p>Destiny</text:p>
          </table:table-cell>
          <table:table-cell table:style-name="ce2" office:value-type="string" calcext:value-type="string">
            <text:p>Kreuzer Exodus</text:p>
          </table:table-cell>
          <table:table-cell table:style-name="ce2" table:number-columns-repeated="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25" calcext:value-type="float">
            <text:p>2125</text:p>
          </table:table-cell>
          <table:table-cell table:style-name="ce166" office:value-type="float" office:value="32000" calcext:value-type="float">
            <text:p>3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4" office:value-type="string" calcext:value-type="string">
            <text:p>Destiny MK II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166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5" office:value-type="string" calcext:value-type="string">
            <text:p>Destiny MK III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6" office:value-type="string" calcext:value-type="string">
            <text:p>Apocrypha</text:p>
          </table:table-cell>
          <table:table-cell table:style-name="ce2" office:value-type="string" calcext:value-type="string">
            <text:p>Kreuzer Revelation</text:p>
          </table:table-cell>
          <table:table-cell table:style-name="ce2" table:number-columns-repeated="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66" office:value-type="float" office:value="50500" calcext:value-type="float">
            <text:p>50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7" office:value-type="string" calcext:value-type="string">
            <text:p>Apocrypha MK II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6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8" office:value-type="string" calcext:value-type="string">
            <text:p>Apocrypha MK III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6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9" office:value-type="string" calcext:value-type="string">
            <text:p>Apocrypha MK IV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6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60" office:value-type="string" calcext:value-type="string">
            <text:p>Apocrypha MK V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Zerstörer</text:p>
          </table:table-cell>
          <table:table-cell table:style-name="ce61" office:value-type="string" calcext:value-type="string">
            <text:p>Scythe</text:p>
          </table:table-cell>
          <table:table-cell table:style-name="ce2" office:value-type="string" calcext:value-type="string">
            <text:p>Zerstörer Trident</text:p>
          </table:table-cell>
          <table:table-cell table:style-name="ce2" table:number-columns-repeated="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700" calcext:value-type="float">
            <text:p>5700</text:p>
          </table:table-cell>
          <table:table-cell table:style-name="ce166" office:value-type="float" office:value="58000" calcext:value-type="float">
            <text:p>58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2" office:value-type="string" calcext:value-type="string">
            <text:p>Scythe MK II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166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3" office:value-type="string" calcext:value-type="string">
            <text:p>Scythe MK III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166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4" office:value-type="string" calcext:value-type="string">
            <text:p>Scythe MK IV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166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5" office:value-type="string" calcext:value-type="string">
            <text:p>Scythe MK V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166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66" office:value-type="string" calcext:value-type="string">
            <text:p>Dread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9810" calcext:value-type="float">
            <text:p>9810</text:p>
          </table:table-cell>
          <table:table-cell table:style-name="ce166" office:value-type="float" office:value="146500" calcext:value-type="float">
            <text:p>146.5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7" office:value-type="string" calcext:value-type="string">
            <text:p>Dread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166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8" office:value-type="string" calcext:value-type="string">
            <text:p>Dread MK III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166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9" office:value-type="string" calcext:value-type="string">
            <text:p>Dread MK IV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166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70" office:value-type="string" calcext:value-type="string">
            <text:p>Dread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166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71" office:value-type="string" calcext:value-type="string">
            <text:p>Gharial</text:p>
          </table:table-cell>
          <table:table-cell table:style-name="ce2" table:number-columns-repeated="3"/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166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2" office:value-type="string" calcext:value-type="string">
            <text:p>Gharial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6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3" office:value-type="string" calcext:value-type="string">
            <text:p>Gharial MK I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16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66" calcext:value-type="percentage">
            <text:p>66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4" office:value-type="string" calcext:value-type="string">
            <text:p>Gharial MK IV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6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/>
          <table:table-cell table:style-name="ce16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83" calcext:value-type="percentage">
            <text:p>83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5" office:value-type="string" calcext:value-type="string">
            <text:p>Gharial MK V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6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1" calcext:value-type="percentage">
            <text:p>10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76" office:value-type="string" calcext:value-type="string">
            <text:p>Ragnarok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7" office:value-type="string" calcext:value-type="string">
            <text:p>Ragnarok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166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8" office:value-type="string" calcext:value-type="string">
            <text:p>Ragnarok MK III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166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9" office:value-type="string" calcext:value-type="string">
            <text:p>Ragnarok MK IV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66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18" calcext:value-type="percentage">
            <text:p>18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80" office:value-type="string" calcext:value-type="string">
            <text:p>Ragnarok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166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25" calcext:value-type="percentage">
            <text:p>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Fregatte</text:p>
          </table:table-cell>
          <table:table-cell table:style-name="ce81" office:value-type="string" calcext:value-type="string">
            <text:p>Eagle</text:p>
          </table:table-cell>
          <table:table-cell table:style-name="ce2" office:value-type="string" calcext:value-type="string">
            <text:p>Fregatte Nighthawk</text:p>
          </table:table-cell>
          <table:table-cell table:style-name="ce2" table:number-columns-repeated="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100" calcext:value-type="float">
            <text:p>4100</text:p>
          </table:table-cell>
          <table:table-cell table:style-name="ce166" office:value-type="float" office:value="86400" calcext:value-type="float">
            <text:p>86.4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2" office:value-type="string" calcext:value-type="string">
            <text:p>Eagle MK II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166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3" office:value-type="string" calcext:value-type="string">
            <text:p>Eagle MK III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166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4" office:value-type="string" calcext:value-type="string">
            <text:p>Eagle MK IV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166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5" office:value-type="string" calcext:value-type="string">
            <text:p>Eagle MK V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166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5" calcext:value-type="percentage">
            <text:p>-5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86" office:value-type="string" calcext:value-type="string">
            <text:p>Corinthian</text:p>
          </table:table-cell>
          <table:table-cell table:style-name="ce2" table:number-columns-repeated="3"/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166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7" office:value-type="string" calcext:value-type="string">
            <text:p>Corinthian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6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8" office:value-type="string" calcext:value-type="string">
            <text:p>Corinthian MK III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6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9" office:value-type="string" calcext:value-type="string">
            <text:p>Corinthian MK IV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6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90" office:value-type="string" calcext:value-type="string">
            <text:p>Corinthian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6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91" office:value-type="string" calcext:value-type="string">
            <text:p>Lance</text:p>
          </table:table-cell>
          <table:table-cell table:style-name="ce2" table:number-columns-repeated="3"/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16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2" office:value-type="string" calcext:value-type="string">
            <text:p>Lance MK II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166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3" office:value-type="string" calcext:value-type="string">
            <text:p>Lance MK III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166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4" office:value-type="string" calcext:value-type="string">
            <text:p>Lance MK IV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166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5" office:value-type="string" calcext:value-type="string">
            <text:p>Lance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96" office:value-type="string" calcext:value-type="string">
            <text:p>Zeal</text:p>
          </table:table-cell>
          <table:table-cell table:style-name="ce2" table:number-columns-repeated="3"/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166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7" office:value-type="string" calcext:value-type="string">
            <text:p>Zeal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166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8" office:value-type="string" calcext:value-type="string">
            <text:p>Zeal MK III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166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9" office:value-type="string" calcext:value-type="string">
            <text:p>Zeal MK IV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166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100" office:value-type="string" calcext:value-type="string">
            <text:p>Zeal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166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01" office:value-type="string" calcext:value-type="string">
            <text:p>Komodo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2" office:value-type="string" calcext:value-type="string">
            <text:p>Komodo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166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3" office:value-type="string" calcext:value-type="string">
            <text:p>Komodo MK III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166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16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66" calcext:value-type="percentage">
            <text:p>66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4" office:value-type="string" calcext:value-type="string">
            <text:p>Komodo MK IV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166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/>
          <table:table-cell table:style-name="ce16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83" calcext:value-type="percentage">
            <text:p>83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5" office:value-type="string" calcext:value-type="string">
            <text:p>Komodo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166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1" calcext:value-type="percentage">
            <text:p>10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utter</text:p>
          </table:table-cell>
          <table:table-cell table:style-name="ce106" office:value-type="string" calcext:value-type="string">
            <text:p>Taipan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500" calcext:value-type="float">
            <text:p>5500</text:p>
          </table:table-cell>
          <table:table-cell table:style-name="ce166" office:value-type="float" office:value="95000" calcext:value-type="float">
            <text:p>95.00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8086050" calcext:value-type="float">
            <text:p>8.086.050</text:p>
          </table:table-cell>
          <table:table-cell table:style-name="ce166"/>
          <table:table-cell table:style-name="ce166" office:value-type="float" office:value="898450" calcext:value-type="float">
            <text:p>898.45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49" calcext:value-type="float">
            <text:p>49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7" office:value-type="string" calcext:value-type="string">
            <text:p>Plastahl-Platten I</text:p>
          </table:table-cell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510" calcext:value-type="float">
            <text:p>2.510</text:p>
          </table:table-cell>
          <table:table-cell table:style-name="ce166" table:number-columns-repeated="3"/>
          <table:table-cell table:style-name="ce166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8" office:value-type="string" calcext:value-type="string">
            <text:p>Plastahl-Platten II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6526" calcext:value-type="float">
            <text:p>6.526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9" office:value-type="string" calcext:value-type="string">
            <text:p>Plastahl-Platten II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3053" calcext:value-type="float">
            <text:p>13.053</text:p>
          </table:table-cell>
          <table:table-cell table:style-name="ce166" table:number-columns-repeated="3"/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0" office:value-type="string" calcext:value-type="string">
            <text:p>Plastahl-Platten IV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6103" calcext:value-type="float">
            <text:p>26.103</text:p>
          </table:table-cell>
          <table:table-cell table:style-name="ce166" table:number-columns-repeated="3"/>
          <table:table-cell table:style-name="ce166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1" office:value-type="string" calcext:value-type="string">
            <text:p>Plastahl-Platten V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9157" calcext:value-type="float">
            <text:p>39.157</text:p>
          </table:table-cell>
          <table:table-cell table:style-name="ce166" table:number-columns-repeated="3"/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7849" calcext:value-type="float">
            <text:p>87.849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3" office:value-type="string" calcext:value-type="string">
            <text:p>Tritanium-Platten II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31785" calcext:value-type="float">
            <text:p>131.785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2" calcext:value-type="float">
            <text:p>5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4" office:value-type="string" calcext:value-type="string">
            <text:p>Tritanium-Platten II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5" office:value-type="string" calcext:value-type="string">
            <text:p>Tritanium-Platten IV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527101" calcext:value-type="float">
            <text:p>527.10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6" office:value-type="string" calcext:value-type="string">
            <text:p>Tritanium-Platten V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252859" calcext:value-type="float">
            <text:p>1.252.859</text:p>
          </table:table-cell>
          <table:table-cell table:style-name="ce166" office:value-type="float" office:value="65940" calcext:value-type="float">
            <text:p>65.94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9" calcext:value-type="float">
            <text:p>9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7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8" office:value-type="string" calcext:value-type="string">
            <text:p>Iridium-Platten II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9" office:value-type="string" calcext:value-type="string">
            <text:p>Iridium-Platten II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4325349" calcext:value-type="float">
            <text:p>4.325.349</text:p>
          </table:table-cell>
          <table:table-cell table:style-name="ce166" office:value-type="float" office:value="227650" calcext:value-type="float">
            <text:p>227.650</text:p>
          </table:table-cell>
          <table:table-cell table:style-name="ce166"/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0" office:value-type="string" calcext:value-type="string">
            <text:p>Iridium-Platten IV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743500" calcext:value-type="float">
            <text:p>8.743.500</text:p>
          </table:table-cell>
          <table:table-cell table:style-name="ce166" office:value-type="float" office:value="971500" calcext:value-type="float">
            <text:p>971.500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3" calcext:value-type="float">
            <text:p>37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1" office:value-type="string" calcext:value-type="string">
            <text:p>Iridium-Platten V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4275641" calcext:value-type="float">
            <text:p>4.275.641</text:p>
          </table:table-cell>
          <table:table-cell table:style-name="ce166" office:value-type="float" office:value="225034" calcext:value-type="float">
            <text:p>225.034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3" office:value-type="string" calcext:value-type="string">
            <text:p>Zynthium-Platten II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643016" calcext:value-type="float">
            <text:p>8.643.016</text:p>
          </table:table-cell>
          <table:table-cell table:style-name="ce166" office:value-type="float" office:value="960335" calcext:value-type="float">
            <text:p>960.335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9" calcext:value-type="float">
            <text:p>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02" calcext:value-type="float">
            <text:p>1002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4" office:value-type="string" calcext:value-type="string">
            <text:p>Zynthium-Platten III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5" office:value-type="string" calcext:value-type="string">
            <text:p>Zynthium-Platten IV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6" office:value-type="string" calcext:value-type="string">
            <text:p>Zynthium-Platten V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7" office:value-type="string" calcext:value-type="string">
            <text:p>Plastahl I</text:p>
          </table:table-cell>
          <table:table-cell table:style-name="ce2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8" office:value-type="string" calcext:value-type="string">
            <text:p>Plastahl II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6526" calcext:value-type="float">
            <text:p>6.526</text:p>
          </table:table-cell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9" office:value-type="string" calcext:value-type="string">
            <text:p>Plastahl II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3053" calcext:value-type="float">
            <text:p>13.053</text:p>
          </table:table-cell>
          <table:table-cell table:style-name="ce166" table:number-columns-repeated="4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0" office:value-type="string" calcext:value-type="string">
            <text:p>Plastahl IV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6103" calcext:value-type="float">
            <text:p>26.103</text:p>
          </table:table-cell>
          <table:table-cell table:style-name="ce166" table:number-columns-repeated="4"/>
          <table:table-cell table:style-name="ce166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1" office:value-type="string" calcext:value-type="string">
            <text:p>Plastahl V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39157" calcext:value-type="float">
            <text:p>39.157</text:p>
          </table:table-cell>
          <table:table-cell table:style-name="ce166" table:number-columns-repeated="4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2" office:value-type="string" calcext:value-type="string">
            <text:p>Tritanium I</text:p>
          </table:table-cell>
          <table:table-cell table:style-name="ce2" office:value-type="string" calcext:value-type="string">
            <text:p>Plastahl I</text:p>
          </table:table-cell>
          <table:table-cell table:style-name="Default"/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21324" calcext:value-type="float">
            <text:p>121.324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3" office:value-type="string" calcext:value-type="string">
            <text:p>Tritanium II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81985" calcext:value-type="float">
            <text:p>181.98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" calcext:value-type="float">
            <text:p>52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4" office:value-type="string" calcext:value-type="string">
            <text:p>Tritanium II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5" office:value-type="string" calcext:value-type="string">
            <text:p>Tritanium IV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6" office:value-type="string" calcext:value-type="string">
            <text:p>Tritanium V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730141" calcext:value-type="float">
            <text:p>1.730.141</text:p>
          </table:table-cell>
          <table:table-cell table:style-name="ce166"/>
          <table:table-cell table:style-name="ce166" office:value-type="float" office:value="91060" calcext:value-type="float">
            <text:p>91.06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7" office:value-type="string" calcext:value-type="string">
            <text:p>Iridium I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8" office:value-type="string" calcext:value-type="string">
            <text:p>Iridium II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9" office:value-type="string" calcext:value-type="string">
            <text:p>Iridium II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0" office:value-type="string" calcext:value-type="string">
            <text:p>Iridium IV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9949501" calcext:value-type="float">
            <text:p>9.949.501</text:p>
          </table:table-cell>
          <table:table-cell table:style-name="ce166"/>
          <table:table-cell table:style-name="ce166" office:value-type="float" office:value="1105500" calcext:value-type="float">
            <text:p>1.105.5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4" calcext:value-type="float">
            <text:p>64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1" office:value-type="string" calcext:value-type="string">
            <text:p>Iridium V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2" office:value-type="string" calcext:value-type="string">
            <text:p>Zynthium I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468842" calcext:value-type="float">
            <text:p>5.468.842</text:p>
          </table:table-cell>
          <table:table-cell table:style-name="ce166"/>
          <table:table-cell table:style-name="ce166" office:value-type="float" office:value="287834" calcext:value-type="float">
            <text:p>287.83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51" calcext:value-type="float">
            <text:p>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16" calcext:value-type="float">
            <text:p>131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3" office:value-type="string" calcext:value-type="string">
            <text:p>Zynthium II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1055015" calcext:value-type="float">
            <text:p>11.055.015</text:p>
          </table:table-cell>
          <table:table-cell table:style-name="ce166"/>
          <table:table-cell table:style-name="ce166" office:value-type="float" office:value="1228335" calcext:value-type="float">
            <text:p>1.228.33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4" calcext:value-type="float">
            <text:p>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80" calcext:value-type="float">
            <text:p>1880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4" office:value-type="string" calcext:value-type="string">
            <text:p>Zynthium III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5" office:value-type="string" calcext:value-type="string">
            <text:p>Zynthium IV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6" office:value-type="string" calcext:value-type="string">
            <text:p>Zynthium V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7" office:value-type="string" calcext:value-type="string">
            <text:p>Basisfracht I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166" office:value-type="float" office:value="5000" calcext:value-type="float">
            <text:p>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4839" calcext:value-type="float">
            <text:p>24.839</text:p>
          </table:table-cell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8" office:value-type="string" calcext:value-type="string">
            <text:p>Basisfracht II</text:p>
          </table:table-cell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166" office:value-type="float" office:value="15000" calcext:value-type="float">
            <text:p>1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98062" calcext:value-type="float">
            <text:p>298.062</text:p>
          </table:table-cell>
          <table:table-cell table:style-name="ce166" table:number-columns-repeated="4"/>
          <table:table-cell table:style-name="ce166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9" office:value-type="string" calcext:value-type="string">
            <text:p>Basisfracht III</text:p>
          </table:table-cell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0" office:value-type="string" calcext:value-type="string">
            <text:p>Basisfracht IV</text:p>
          </table:table-cell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099126" calcext:value-type="float">
            <text:p>5.099.126</text:p>
          </table:table-cell>
          <table:table-cell table:style-name="ce166"/>
          <table:table-cell table:style-name="ce166" office:value-type="float" office:value="268375" calcext:value-type="float">
            <text:p>268.375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0" calcext:value-type="float">
            <text:p>36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1" office:value-type="string" calcext:value-type="string">
            <text:p>Basisfracht V</text:p>
          </table:table-cell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166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2" office:value-type="string" calcext:value-type="string">
            <text:p>Kondensatorplatten I</text:p>
          </table:table-cell>
          <table:table-cell table:style-name="ce2" office:value-type="string" calcext:value-type="string">
            <text:p>Iridium-Platten III</text:p>
          </table:table-cell>
          <table:table-cell table:style-name="ce2" table:number-columns-repeated="2"/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375" calcext:value-type="float">
            <text:p>3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3" office:value-type="string" calcext:value-type="string">
            <text:p>Kondensatorplatten II</text:p>
          </table:table-cell>
          <table:table-cell table:style-name="ce2" office:value-type="string" calcext:value-type="string">
            <text:p>Zynthium-Platten II</text:p>
          </table:table-cell>
          <table:table-cell table:style-name="ce2" table:number-columns-repeated="2"/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844" calcext:value-type="float">
            <text:p>844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4" office:value-type="string" calcext:value-type="string">
            <text:p>Kondensatorplatten III</text:p>
          </table:table-cell>
          <table:table-cell table:style-name="ce2" office:value-type="string" calcext:value-type="string">
            <text:p>Zynthium-Platten V</text:p>
          </table:table-cell>
          <table:table-cell table:style-name="ce2" table:number-columns-repeated="2"/>
          <table:table-cell table:style-name="ce2" office:value-type="float" office:value="9618" calcext:value-type="float">
            <text:p>9618</text:p>
          </table:table-cell>
          <table:table-cell table:style-name="ce2" office:value-type="float" office:value="2405" calcext:value-type="float">
            <text:p>240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5" office:value-type="string" calcext:value-type="string">
            <text:p>Gepanzerte Fracht I</text:p>
          </table:table-cell>
          <table:table-cell table:style-name="ce2" office:value-type="string" calcext:value-type="string">
            <text:p>Schiffslabor VI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0" calcext:value-type="float">
            <text:p>140</text:p>
          </table:table-cell>
          <table:table-cell table:style-name="ce166" office:value-type="float" office:value="40000" calcext:value-type="float">
            <text:p>40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6" office:value-type="string" calcext:value-type="string">
            <text:p>Gepanzerte Fracht II</text:p>
          </table:table-cell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10" calcext:value-type="float">
            <text:p>210</text:p>
          </table:table-cell>
          <table:table-cell table:style-name="ce166" office:value-type="float" office:value="125000" calcext:value-type="float">
            <text:p>12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7" office:value-type="string" calcext:value-type="string">
            <text:p>Gepanzerte Fracht III</text:p>
          </table:table-cell>
          <table:table-cell table:style-name="ce2" office:value-type="string" calcext:value-type="string">
            <text:p>Schiffslabor VIII</text:p>
          </table:table-cell>
          <table:table-cell table:style-name="ce2" table:number-columns-repeated="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20" calcext:value-type="float">
            <text:p>320</text:p>
          </table:table-cell>
          <table:table-cell table:style-name="ce166" office:value-type="float" office:value="365000" calcext:value-type="float">
            <text:p>36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-EV</text:p>
          </table:table-cell>
          <table:table-cell table:style-name="ce2" office:value-type="string" calcext:value-type="string">
            <text:p>Fregatte</text:p>
          </table:table-cell>
          <table:table-cell table:style-name="ce158" office:value-type="string" calcext:value-type="string">
            <text:p>Hurricane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5850" calcext:value-type="float">
            <text:p>5850</text:p>
          </table:table-cell>
          <table:table-cell table:style-name="ce166" office:value-type="float" office:value="86400" calcext:value-type="float">
            <text:p>86.4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4"/>
          <table:table-cell table:style-name="ce169" office:value-type="percentage" office:value="0.1" calcext:value-type="percentage">
            <text:p>10%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Träger</text:p>
          </table:table-cell>
          <table:table-cell table:style-name="ce159" office:value-type="string" calcext:value-type="string">
            <text:p>Valkyrie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Phasenwechsler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169" table:number-columns-repeated="5"/>
          <table:table-cell table:style-name="ce166" office:value-type="float" office:value="70125000" calcext:value-type="float">
            <text:p>70.125.000</text:p>
          </table:table-cell>
          <table:table-cell table:style-name="ce166"/>
          <table:table-cell table:style-name="ce166" office:value-type="float" office:value="12375000" calcext:value-type="float">
            <text:p>12.375.000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reuzer</text:p>
          </table:table-cell>
          <table:table-cell table:style-name="ce160" office:value-type="string" calcext:value-type="string">
            <text:p>Heretic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5700" calcext:value-type="float">
            <text:p>5700</text:p>
          </table:table-cell>
          <table:table-cell table:style-name="ce166" office:value-type="float" office:value="113600" calcext:value-type="float">
            <text:p>113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/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9316720" calcext:value-type="float">
            <text:p>19.316.720</text:p>
          </table:table-cell>
          <table:table-cell table:style-name="ce166"/>
          <table:table-cell table:style-name="ce166" office:value-type="float" office:value="4825180" calcext:value-type="float">
            <text:p>4.825.180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1"/>
          <table:table-cell table:style-name="ce2" table:number-columns-repeated="5"/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2"/>
          <table:table-cell table:style-name="ce2" table:number-columns-repeated="5"/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3"/>
          <table:table-cell table:style-name="ce2" table:number-columns-repeated="5"/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4"/>
          <table:table-cell table:style-name="ce2" table:number-columns-repeated="5"/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11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</calcext:conditional-formats>
      </table:table>
      <table:table table:name="Techniklabor" table:style-name="ta2">
        <office:forms form:automatic-focus="false" form:apply-design-mode="false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0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11" table:default-cell-style-name="ce170"/>
        <table:table-column table:style-name="co45" table:default-cell-style-name="ce170"/>
        <table:table-column table:style-name="co12" table:default-cell-style-name="ce170"/>
        <table:table-column table:style-name="co16" table:default-cell-style-name="ce3"/>
        <table:table-column table:style-name="co16" table:default-cell-style-name="ce170"/>
        <table:table-column table:style-name="co46" table:default-cell-style-name="ce3"/>
        <table:table-column table:style-name="co16" table:default-cell-style-name="ce170"/>
        <table:table-column table:style-name="co47" table:default-cell-style-name="ce170"/>
        <table:table-column table:style-name="co47" table:default-cell-style-name="ce167"/>
        <table:table-column table:style-name="co48" table:default-cell-style-name="ce170"/>
        <table:table-column table:style-name="co49" table:default-cell-style-name="ce170"/>
        <table:table-column table:style-name="co20" table:default-cell-style-name="ce167"/>
        <table:table-column table:style-name="co14" table:default-cell-style-name="ce170"/>
        <table:table-column table:style-name="co11" table:default-cell-style-name="ce170"/>
        <table:table-column table:style-name="co9" table:default-cell-style-name="ce167"/>
        <table:table-column table:style-name="co50" table:default-cell-style-name="ce170"/>
        <table:table-column table:style-name="co51" table:default-cell-style-name="ce322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ce3"/>
        <table:table-column table:style-name="co18" table:default-cell-style-name="ce173"/>
        <table:table-column table:style-name="co36" table:number-columns-repeated="985" table:default-cell-style-name="ce3"/>
        <table:table-header-rows>
          <table:table-row table:style-name="ro4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Bau-</text:p>
              <text:p>vorraussetzung 1</text:p>
            </table:table-cell>
            <table:table-cell table:style-name="ce1" office:value-type="string" calcext:value-type="string">
              <text:p>Bau-</text:p>
              <text:p>vorraussetzung 2</text:p>
            </table:table-cell>
            <table:table-cell table:style-name="ce1" office:value-type="string" calcext:value-type="string">
              <text:p>Bau-</text:p>
              <text:p>vorraussetzung 3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165" office:value-type="string" calcext:value-type="string">
              <text:p>Energie</text:p>
            </table:table-cell>
            <table:table-cell table:style-name="ce168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Wenden</text:p>
              <text:p>(%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Strafen</text:p>
              <text:p>(%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165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165" office:value-type="string" calcext:value-type="string">
              <text:p>Reichweite</text:p>
              <text:p>(+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165" office:value-type="string" calcext:value-type="string">
              <text:p>Effektradius</text:p>
              <text:p>(+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319" office:value-type="string" calcext:value-type="string">
              <text:p>Aufladen</text:p>
              <text:p>(Energie/s)</text:p>
            </table:table-cell>
            <table:table-cell table:style-name="ce165" office:value-type="string" calcext:value-type="string">
              <text:p>Baukosten He-3</text:p>
            </table:table-cell>
            <table:table-cell table:style-name="ce165" office:value-type="string" calcext:value-type="string">
              <text:p>Baukosten Erz</text:p>
            </table:table-cell>
            <table:table-cell table:style-name="ce165" office:value-type="string" calcext:value-type="string">
              <text:p>Baukosten AM</text:p>
            </table:table-cell>
            <table:table-cell table:style-name="ce165" office:value-type="string" calcext:value-type="string">
              <text:p>tB d</text:p>
            </table:table-cell>
            <table:table-cell table:style-name="ce165" office:value-type="string" calcext:value-type="string">
              <text:p>tB h</text:p>
            </table:table-cell>
            <table:table-cell table:style-name="ce165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71" office:value-type="string" calcext:value-type="string">
              <text:p>gebaut</text:p>
            </table:table-cell>
            <table:table-cell table:style-name="ce174" table:number-columns-repeated="984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6" office:value-type="string" calcext:value-type="string">
            <text:p>Basis-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1" calcext:value-type="percentage">
            <text:p>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/>
          <table:table-cell table:style-name="ce166" office:value-type="float" office:value="1273839" calcext:value-type="float">
            <text:p>1.273.839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7" office:value-type="string" calcext:value-type="string">
            <text:p>Basis-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2" calcext:value-type="percentage">
            <text:p>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8" office:value-type="string" calcext:value-type="string">
            <text:p>Basis-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9" office:value-type="string" calcext:value-type="string">
            <text:p>Basis-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4" calcext:value-type="percentage">
            <text:p>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0" office:value-type="string" calcext:value-type="string">
            <text:p>Basis-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1" office:value-type="string" calcext:value-type="string">
            <text:p>Basis-Streuungslauf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/>
          <table:table-cell table:style-name="ce166" office:value-type="float" office:value="632522" calcext:value-type="float">
            <text:p>632.522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2" office:value-type="string" calcext:value-type="string">
            <text:p>Basis-Streuungslauf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3" office:value-type="string" calcext:value-type="string">
            <text:p>Basis-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4" office:value-type="string" calcext:value-type="string">
            <text:p>Basis-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5" office:value-type="string" calcext:value-type="string">
            <text:p>Basis-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6" office:value-type="string" calcext:value-type="string">
            <text:p>AM-Zünder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" calcext:value-type="float">
            <text:p>50</text:p>
          </table:table-cell>
          <table:table-cell table:style-name="ce169"/>
          <table:table-cell table:style-name="ce320"/>
          <table:table-cell table:style-name="ce166"/>
          <table:table-cell table:style-name="ce166" office:value-type="float" office:value="1182850" calcext:value-type="float">
            <text:p>1.182.850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7" office:value-type="string" calcext:value-type="string">
            <text:p>AM-Zünder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8" office:value-type="string" calcext:value-type="string">
            <text:p>AM-Zünder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9" office:value-type="string" calcext:value-type="string">
            <text:p>AM-Zün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0" office:value-type="string" calcext:value-type="string">
            <text:p>AM-Zün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1" office:value-type="string" calcext:value-type="string">
            <text:p>Ionenlad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2" office:value-type="string" calcext:value-type="string">
            <text:p>Ionenlad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3" office:value-type="string" calcext:value-type="string">
            <text:p>Ionenlad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4" office:value-type="string" calcext:value-type="string">
            <text:p>Ionenla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-0.13" calcext:value-type="percentage">
            <text:p>-13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5" office:value-type="string" calcext:value-type="string">
            <text:p>Ionenla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6" office:value-type="string" calcext:value-type="string">
            <text:p>Iridiumfelder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290" calcext:value-type="float">
            <text:p>29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/>
          <table:table-cell table:style-name="ce166" office:value-type="float" office:value="151553" calcext:value-type="float">
            <text:p>151.553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2" office:value-type="string" calcext:value-type="string">
            <text:p>x</text:p>
          </table:table-cell>
          <table:table-cell table:style-name="ce323"/>
          <table:table-cell table:number-columns-repeated="984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7" office:value-type="string" calcext:value-type="string">
            <text:p>Iridiumfelder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830" calcext:value-type="float">
            <text:p>83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8" office:value-type="string" calcext:value-type="string">
            <text:p>Iridiumfelder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9" calcext:value-type="percentage">
            <text:p>9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100" calcext:value-type="float">
            <text:p>1.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9" office:value-type="string" calcext:value-type="string">
            <text:p>Iridiumfelder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370" calcext:value-type="float">
            <text:p>1.37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0" office:value-type="string" calcext:value-type="string">
            <text:p>Iridiumfel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640" calcext:value-type="float">
            <text:p>1.6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1" office:value-type="string" calcext:value-type="string">
            <text:p>Konzentrierte Blende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/>
          <table:table-cell table:style-name="ce166" office:value-type="float" office:value="122989" calcext:value-type="float">
            <text:p>122.989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2" office:value-type="string" calcext:value-type="string">
            <text:p>Konzentrierte Blende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0" calcext:value-type="float">
            <text:p>5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3" office:value-type="string" calcext:value-type="string">
            <text:p>Konzentrierte Blende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6" calcext:value-type="percentage">
            <text:p>6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750" calcext:value-type="float">
            <text:p>7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4" office:value-type="string" calcext:value-type="string">
            <text:p>Konzentrierte Blende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8" calcext:value-type="percentage">
            <text:p>8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0" calcext:value-type="float">
            <text:p>1.0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5" office:value-type="string" calcext:value-type="string">
            <text:p>Konzentrierte Blende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250" calcext:value-type="float">
            <text:p>1.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6" office:value-type="string" calcext:value-type="string">
            <text:p>Ablen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7" office:value-type="string" calcext:value-type="string">
            <text:p>Ablen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8" office:value-type="string" calcext:value-type="string">
            <text:p>Ablen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9" office:value-type="string" calcext:value-type="string">
            <text:p>Ablen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0" office:value-type="string" calcext:value-type="string">
            <text:p>Ablen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1" office:value-type="string" calcext:value-type="string">
            <text:p>Schoc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/>
          <table:table-cell table:style-name="ce166" office:value-type="float" office:value="883541" calcext:value-type="float">
            <text:p>883.541</text:p>
          </table:table-cell>
          <table:table-cell table:style-name="ce166" table:number-columns-repeated="2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2" office:value-type="string" calcext:value-type="string">
            <text:p>Schoc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3" office:value-type="string" calcext:value-type="string">
            <text:p>Schoc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4" office:value-type="string" calcext:value-type="string">
            <text:p>Schoc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5" office:value-type="string" calcext:value-type="string">
            <text:p>Schoc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6" office:value-type="string" calcext:value-type="string">
            <text:p>Spektralfe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7" office:value-type="string" calcext:value-type="string">
            <text:p>Spektralfeld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8" office:value-type="string" calcext:value-type="string">
            <text:p>Spektralfeld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9" office:value-type="string" calcext:value-type="string">
            <text:p>Spektralfe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0" office:value-type="string" calcext:value-type="string">
            <text:p>Spektralfe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1" office:value-type="string" calcext:value-type="string">
            <text:p>AM-Sprengk.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" calcext:value-type="float">
            <text:p>50</text:p>
          </table:table-cell>
          <table:table-cell table:style-name="ce169"/>
          <table:table-cell table:style-name="ce320"/>
          <table:table-cell table:style-name="ce166" office:value-type="float" office:value="3523696" calcext:value-type="float">
            <text:p>3.523.696</text:p>
          </table:table-cell>
          <table:table-cell table:style-name="ce166" table:number-columns-repeated="5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2" office:value-type="string" calcext:value-type="string">
            <text:p>AM-Sprengk.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3" office:value-type="string" calcext:value-type="string">
            <text:p>AM-Sprengk.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4" office:value-type="string" calcext:value-type="string">
            <text:p>AM-Sprengk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5" office:value-type="string" calcext:value-type="string">
            <text:p>AM-Sprengk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6" office:value-type="string" calcext:value-type="string">
            <text:p>Ionenregl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20"/>
          <table:table-cell table:style-name="ce166" office:value-type="float" office:value="1465865" calcext:value-type="float">
            <text:p>1.465.865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7" office:value-type="string" calcext:value-type="string">
            <text:p>Ionenregl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8" office:value-type="string" calcext:value-type="string">
            <text:p>Ionenregl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8" calcext:value-type="percentage">
            <text:p>1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9" office:value-type="string" calcext:value-type="string">
            <text:p>Ionenregl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-0.13" calcext:value-type="percentage">
            <text:p>-13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0" office:value-type="string" calcext:value-type="string">
            <text:p>Ionenregl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1" office:value-type="string" calcext:value-type="string">
            <text:p>Iridiummagnet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540" calcext:value-type="float">
            <text:p>5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218019" calcext:value-type="float">
            <text:p>218.019</text:p>
          </table:table-cell>
          <table:table-cell table:style-name="ce166" table:number-columns-repeated="4"/>
          <table:table-cell table:style-name="ce166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2" office:value-type="string" calcext:value-type="string">
            <text:p>Iridiummagnet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080" calcext:value-type="float">
            <text:p>1.0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3" office:value-type="string" calcext:value-type="string">
            <text:p>Iridiummagnet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8" calcext:value-type="percentage">
            <text:p>1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350" calcext:value-type="float">
            <text:p>1.35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4" office:value-type="string" calcext:value-type="string">
            <text:p>Iridiummagnet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620" calcext:value-type="float">
            <text:p>1.6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5" office:value-type="string" calcext:value-type="string">
            <text:p>Iridiummagnet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860" calcext:value-type="float">
            <text:p>1.8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6" office:value-type="string" calcext:value-type="string">
            <text:p>Konzentrierte Optik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8" calcext:value-type="percentage">
            <text:p>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497983" calcext:value-type="float">
            <text:p>497.983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2" calcext:value-type="float">
            <text:p>4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7" office:value-type="string" calcext:value-type="string">
            <text:p>Konzentrierte Optik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6" calcext:value-type="percentage">
            <text:p>1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0" calcext:value-type="float">
            <text:p>5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8" office:value-type="string" calcext:value-type="string">
            <text:p>Konzentrierte Optik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750" calcext:value-type="float">
            <text:p>7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9" office:value-type="string" calcext:value-type="string">
            <text:p>Konzentrierte Optik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2" calcext:value-type="percentage">
            <text:p>3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0" calcext:value-type="float">
            <text:p>1.0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0" office:value-type="string" calcext:value-type="string">
            <text:p>Konzentrierte Optik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250" calcext:value-type="float">
            <text:p>1.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1" office:value-type="string" calcext:value-type="string">
            <text:p>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525366" calcext:value-type="float">
            <text:p>525.36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7" calcext:value-type="float">
            <text:p>4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2" office:value-type="string" calcext:value-type="string">
            <text:p>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3718479" calcext:value-type="float">
            <text:p>3.718.479</text:p>
          </table:table-cell>
          <table:table-cell table:style-name="ce166" table:number-columns-repeated="3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3" office:value-type="string" calcext:value-type="string">
            <text:p>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4" office:value-type="string" calcext:value-type="string">
            <text:p>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5" office:value-type="string" calcext:value-type="string">
            <text:p>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6" office:value-type="string" calcext:value-type="string">
            <text:p>Rotationsdüsen I</text:p>
          </table:table-cell>
          <table:table-cell table:style-name="ce2" table:number-columns-repeated="6"/>
          <table:table-cell table:style-name="ce169"/>
          <table:table-cell table:style-name="ce169" office:value-type="percentage" office:value="0.01" calcext:value-type="percentage">
            <text:p>1%</text:p>
          </table:table-cell>
          <table:table-cell table:style-name="ce169"/>
          <table:table-cell table:style-name="ce2" office:value-type="float" office:value="2" calcext:value-type="float">
            <text:p>2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4829" calcext:value-type="float">
            <text:p>4.829</text:p>
          </table:table-cell>
          <table:table-cell table:style-name="ce166" table:number-columns-repeated="4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7" office:value-type="string" calcext:value-type="string">
            <text:p>Rotationsdüsen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4" calcext:value-type="float">
            <text:p>4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420425" calcext:value-type="float">
            <text:p>420.425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8" office:value-type="string" calcext:value-type="string">
            <text:p>Rotationsdüsen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3" calcext:value-type="percentage">
            <text:p>3%</text:p>
          </table:table-cell>
          <table:table-cell table:style-name="ce169"/>
          <table:table-cell table:style-name="ce2" office:value-type="float" office:value="6" calcext:value-type="float">
            <text:p>6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1681700" calcext:value-type="float">
            <text:p>1.681.700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9" office:value-type="string" calcext:value-type="string">
            <text:p>Rotationsdüsen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8" calcext:value-type="float">
            <text:p>8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2" calcext:value-type="percentage">
            <text:p>-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0" office:value-type="string" calcext:value-type="string">
            <text:p>Rotations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2" office:value-type="float" office:value="12" calcext:value-type="float">
            <text:p>12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25" calcext:value-type="percentage">
            <text:p>-2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1" office:value-type="string" calcext:value-type="string">
            <text:p>Rückwärtige Düsen I</text:p>
          </table:table-cell>
          <table:table-cell table:style-name="ce2" table:number-columns-repeated="6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-7" calcext:value-type="float">
            <text:p>-7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20" calcext:value-type="float">
            <text:p>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39156" calcext:value-type="float">
            <text:p>39.156</text:p>
          </table:table-cell>
          <table:table-cell table:style-name="ce166" table:number-columns-repeated="4"/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2" office:value-type="string" calcext:value-type="string">
            <text:p>Rückwärtige 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-13" calcext:value-type="float">
            <text:p>-13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587340" calcext:value-type="float">
            <text:p>587.340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3" office:value-type="string" calcext:value-type="string">
            <text:p>Rückwärtige 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-20" calcext:value-type="float">
            <text:p>-20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2936700" calcext:value-type="float">
            <text:p>2.936.700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9" calcext:value-type="float">
            <text:p>419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4" office:value-type="string" calcext:value-type="string">
            <text:p>Rückwärtige 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-26" calcext:value-type="float">
            <text:p>-26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5" office:value-type="string" calcext:value-type="string">
            <text:p>Rückwärtige Düsen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-33" calcext:value-type="float">
            <text:p>-33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6" office:value-type="string" calcext:value-type="string">
            <text:p>Strafdüsen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-5" calcext:value-type="float">
            <text:p>-5</text:p>
          </table:table-cell>
          <table:table-cell table:style-name="ce169"/>
          <table:table-cell table:style-name="ce2" office:value-type="float" office:value="20" calcext:value-type="float">
            <text:p>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163151" calcext:value-type="float">
            <text:p>163.151</text:p>
          </table:table-cell>
          <table:table-cell table:style-name="ce166" table:number-columns-repeated="4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7" office:value-type="string" calcext:value-type="string">
            <text:p>Straf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-10" calcext:value-type="float">
            <text:p>-10</text:p>
          </table:table-cell>
          <table:table-cell table:style-name="ce169"/>
          <table:table-cell table:style-name="ce2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652600" calcext:value-type="float">
            <text:p>652.600</text:p>
          </table:table-cell>
          <table:table-cell table:style-name="ce166" table:number-columns-repeated="5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8" office:value-type="string" calcext:value-type="string">
            <text:p>Straf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-15" calcext:value-type="float">
            <text:p>-15</text:p>
          </table:table-cell>
          <table:table-cell table:style-name="ce169"/>
          <table:table-cell table:style-name="ce2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2610399" calcext:value-type="float">
            <text:p>2.610.399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9" office:value-type="string" calcext:value-type="string">
            <text:p>Straf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-20" calcext:value-type="float">
            <text:p>-20</text:p>
          </table:table-cell>
          <table:table-cell table:style-name="ce169"/>
          <table:table-cell table:style-name="ce2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0" office:value-type="string" calcext:value-type="string">
            <text:p>Straf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-25" calcext:value-type="float">
            <text:p>-25</text:p>
          </table:table-cell>
          <table:table-cell table:style-name="ce169"/>
          <table:table-cell table:style-name="ce2" office:value-type="float" office:value="100" calcext:value-type="float">
            <text:p>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1" office:value-type="string" calcext:value-type="string">
            <text:p>Streuungslauf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266009" calcext:value-type="float">
            <text:p>266.009</text:p>
          </table:table-cell>
          <table:table-cell table:style-name="ce166" table:number-columns-repeated="4"/>
          <table:table-cell table:style-name="ce166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2" office:value-type="string" calcext:value-type="string">
            <text:p>Streuungslauf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3" office:value-type="string" calcext:value-type="string">
            <text:p>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4" office:value-type="string" calcext:value-type="string">
            <text:p>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5" office:value-type="string" calcext:value-type="string">
            <text:p>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6" office:value-type="string" calcext:value-type="string">
            <text:p>Ablenkschil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23493" calcext:value-type="float">
            <text:p>23.493</text:p>
          </table:table-cell>
          <table:table-cell table:style-name="ce166" table:number-columns-repeated="4"/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7" office:value-type="string" calcext:value-type="string">
            <text:p>Ablen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327573" calcext:value-type="float">
            <text:p>327.573</text:p>
          </table:table-cell>
          <table:table-cell table:style-name="ce166" table:number-columns-repeated="5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8" office:value-type="string" calcext:value-type="string">
            <text:p>Ablen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3727351" calcext:value-type="float">
            <text:p>3.727.351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8" calcext:value-type="float">
            <text:p>88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9" office:value-type="string" calcext:value-type="string">
            <text:p>Ablen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0" office:value-type="string" calcext:value-type="string">
            <text:p>Ablen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1" office:value-type="string" calcext:value-type="string">
            <text:p>Schockschil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30614" calcext:value-type="float">
            <text:p>30.614</text:p>
          </table:table-cell>
          <table:table-cell table:style-name="ce166" table:number-columns-repeated="4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2" office:value-type="string" calcext:value-type="string">
            <text:p>Schoc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424419" calcext:value-type="float">
            <text:p>424.419</text:p>
          </table:table-cell>
          <table:table-cell table:style-name="ce166" table:number-columns-repeated="5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3" office:value-type="string" calcext:value-type="string">
            <text:p>Schoc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4820333" calcext:value-type="float">
            <text:p>4.820.333</text:p>
          </table:table-cell>
          <table:table-cell table:style-name="ce166" table:number-columns-repeated="3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4" office:value-type="string" calcext:value-type="string">
            <text:p>Schoc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5" office:value-type="string" calcext:value-type="string">
            <text:p>Schoc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6" office:value-type="string" calcext:value-type="string">
            <text:p>Spektralschil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6320" calcext:value-type="float">
            <text:p>6.320</text:p>
          </table:table-cell>
          <table:table-cell table:style-name="ce166" table:number-columns-repeated="4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7" office:value-type="string" calcext:value-type="string">
            <text:p>Spektralschild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office:value-type="float" office:value="70482" calcext:value-type="float">
            <text:p>70.482</text:p>
          </table:table-cell>
          <table:table-cell table:style-name="ce166" table:number-columns-repeated="4"/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8" office:value-type="string" calcext:value-type="string">
            <text:p>Spektralschild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9" office:value-type="string" calcext:value-type="string">
            <text:p>Spektralschild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0" office:value-type="string" calcext:value-type="string">
            <text:p>Spektralschi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1" office:value-type="string" calcext:value-type="string">
            <text:p>Metaphasenfeld I</text:p>
          </table:table-cell>
          <table:table-cell table:style-name="ce2" office:value-type="string" calcext:value-type="string">
            <text:p>Spektralfeld 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012" calcext:value-type="float">
            <text:p>1012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2" office:value-type="string" calcext:value-type="string">
            <text:p>Metaphasenfeld II</text:p>
          </table:table-cell>
          <table:table-cell table:style-name="ce2" office:value-type="string" calcext:value-type="string">
            <text:p>Schockfeld I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2103" calcext:value-type="float">
            <text:p>2103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3" office:value-type="string" calcext:value-type="string">
            <text:p>Metaphasenfeld III</text:p>
          </table:table-cell>
          <table:table-cell table:style-name="ce2" office:value-type="string" calcext:value-type="string">
            <text:p>Ablenkfeld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612" calcext:value-type="float">
            <text:p>3612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4" office:value-type="string" calcext:value-type="string">
            <text:p>Binäre Düsen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 office:value-type="percentage" office:value="0.2" calcext:value-type="percentage">
            <text:p>20%</text:p>
          </table:table-cell>
          <table:table-cell table:style-name="ce2" office:value-type="float" office:value="40" calcext:value-type="float">
            <text:p>40</text:p>
          </table:table-cell>
          <table:table-cell table:style-name="ce169" table:number-columns-repeated="2"/>
          <table:table-cell table:style-name="ce166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5" office:value-type="string" calcext:value-type="string">
            <text:p>Binäre Düsen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9" calcext:value-type="percentage">
            <text:p>9%</text:p>
          </table:table-cell>
          <table:table-cell table:style-name="ce169"/>
          <table:table-cell table:style-name="ce2"/>
          <table:table-cell table:style-name="ce169" office:value-type="percentage" office:value="-0.26" calcext:value-type="percentage">
            <text:p>-26%</text:p>
          </table:table-cell>
          <table:table-cell table:style-name="ce2" office:value-type="float" office:value="60" calcext:value-type="float">
            <text:p>60</text:p>
          </table:table-cell>
          <table:table-cell table:style-name="ce169" table:number-columns-repeated="2"/>
          <table:table-cell table:style-name="ce166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6" office:value-type="string" calcext:value-type="string">
            <text:p>Binäre Düsen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/>
          <table:table-cell table:style-name="ce2"/>
          <table:table-cell table:style-name="ce169" office:value-type="percentage" office:value="-0.33" calcext:value-type="percentage">
            <text:p>-33%</text:p>
          </table:table-cell>
          <table:table-cell table:style-name="ce2" office:value-type="float" office:value="80" calcext:value-type="float">
            <text:p>80</text:p>
          </table:table-cell>
          <table:table-cell table:style-name="ce169" table:number-columns-repeated="2"/>
          <table:table-cell table:style-name="ce166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7" office:value-type="string" calcext:value-type="string">
            <text:p>Fusionsdüsen I</text:p>
          </table:table-cell>
          <table:table-cell table:style-name="ce2" table:number-columns-repeated="6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4" calcext:value-type="float">
            <text:p>4</text:p>
          </table:table-cell>
          <table:table-cell table:style-name="ce169"/>
          <table:table-cell table:style-name="ce2"/>
          <table:table-cell table:style-name="ce169" office:value-type="percentage" office:value="-0.2" calcext:value-type="percentage">
            <text:p>-2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88" office:value-type="string" calcext:value-type="string">
            <text:p>Abstoßschild I</text:p>
          </table:table-cell>
          <table:table-cell table:style-name="ce2" office:value-type="string" calcext:value-type="string">
            <text:p>Ablenkschild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 office:value-type="float" office:value="25" calcext:value-type="float">
            <text:p>2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89" office:value-type="string" calcext:value-type="string">
            <text:p>Abstoßschild II</text:p>
          </table:table-cell>
          <table:table-cell table:style-name="ce2" office:value-type="string" calcext:value-type="string">
            <text:p>Ablenkschild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 office:value-type="float" office:value="85" calcext:value-type="float">
            <text:p>8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0" office:value-type="string" calcext:value-type="string">
            <text:p>Abstoßschild III</text:p>
          </table:table-cell>
          <table:table-cell table:style-name="ce2" office:value-type="string" calcext:value-type="string">
            <text:p>Ablenkschild 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 office:value-type="float" office:value="289" calcext:value-type="float">
            <text:p>289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1" office:value-type="string" calcext:value-type="string">
            <text:p>Diffusorschild I</text:p>
          </table:table-cell>
          <table:table-cell table:style-name="ce2" office:value-type="string" calcext:value-type="string">
            <text:p>Spektralschild 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 office:value-type="float" office:value="25" calcext:value-type="float">
            <text:p>2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2" office:value-type="string" calcext:value-type="string">
            <text:p>Diffusorschild II</text:p>
          </table:table-cell>
          <table:table-cell table:style-name="ce2" office:value-type="string" calcext:value-type="string">
            <text:p>Spektralschild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 office:value-type="float" office:value="85" calcext:value-type="float">
            <text:p>8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3" office:value-type="string" calcext:value-type="string">
            <text:p>Diffusorschild III</text:p>
          </table:table-cell>
          <table:table-cell table:style-name="ce2" office:value-type="string" calcext:value-type="string">
            <text:p>Spektralschild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 office:value-type="float" office:value="289" calcext:value-type="float">
            <text:p>289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94" office:value-type="string" calcext:value-type="string">
            <text:p>Sprengschild I</text:p>
          </table:table-cell>
          <table:table-cell table:style-name="ce2" office:value-type="string" calcext:value-type="string">
            <text:p>Schockschild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 office:value-type="float" office:value="25" calcext:value-type="float">
            <text:p>2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95" office:value-type="string" calcext:value-type="string">
            <text:p>Sprengschild II</text:p>
          </table:table-cell>
          <table:table-cell table:style-name="ce2" office:value-type="string" calcext:value-type="string">
            <text:p>Schockschild I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 office:value-type="float" office:value="85" calcext:value-type="float">
            <text:p>8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96" office:value-type="string" calcext:value-type="string">
            <text:p>Sprengschild III</text:p>
          </table:table-cell>
          <table:table-cell table:style-name="ce2" office:value-type="string" calcext:value-type="string">
            <text:p>Schockschild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 office:value-type="float" office:value="289" calcext:value-type="float">
            <text:p>289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297" office:value-type="string" calcext:value-type="string">
            <text:p>Metaphasenschi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38" calcext:value-type="float">
            <text:p>43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298" office:value-type="string" calcext:value-type="string">
            <text:p>Metaphasenschild II</text:p>
          </table:table-cell>
          <table:table-cell table:style-name="ce2" office:value-type="string" calcext:value-type="string">
            <text:p>Techniklabor V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488" calcext:value-type="float">
            <text:p>148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299" office:value-type="string" calcext:value-type="string">
            <text:p>Metaphasenschild III</text:p>
          </table:table-cell>
          <table:table-cell table:style-name="ce2" office:value-type="string" calcext:value-type="string">
            <text:p>Techniklabor IX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5058" calcext:value-type="float">
            <text:p>505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00" office:value-type="string" calcext:value-type="string">
            <text:p>Energie-Widerstan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01" office:value-type="string" calcext:value-type="string">
            <text:p>Energie-Widerstand I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02" office:value-type="string" calcext:value-type="string">
            <text:p>Explosiv-Widerstan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03" office:value-type="string" calcext:value-type="string">
            <text:p>Explosiv-Widerstand 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04" office:value-type="string" calcext:value-type="string">
            <text:p>Explosiv-Widerstand I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05" office:value-type="string" calcext:value-type="string">
            <text:p>Projektil-Widerstan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06" office:value-type="string" calcext:value-type="string">
            <text:p>Projektil-Widerstand 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07" office:value-type="string" calcext:value-type="string">
            <text:p>Projektil-Widerstand I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308" office:value-type="string" calcext:value-type="string">
            <text:p>Ionisierte Optik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620" calcext:value-type="float">
            <text:p>620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309" office:value-type="string" calcext:value-type="string">
            <text:p>Ionisierte Optik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8" calcext:value-type="percentage">
            <text:p>3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870" calcext:value-type="float">
            <text:p>870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310" office:value-type="string" calcext:value-type="string">
            <text:p>Ionisierte Optik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1" calcext:value-type="percentage">
            <text:p>5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120" calcext:value-type="float">
            <text:p>1.120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311" office:value-type="string" calcext:value-type="string">
            <text:p>Spektral-Sprengköpfe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02" calcext:value-type="percentage">
            <text:p>-2%</text:p>
          </table:table-cell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312" office:value-type="string" calcext:value-type="string">
            <text:p>Spektral-Sprengköpfe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8" calcext:value-type="percentage">
            <text:p>3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313" office:value-type="string" calcext:value-type="string">
            <text:p>Spektral-Sprengköpfe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1" calcext:value-type="percentage">
            <text:p>5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4"/>
          <table:table-cell table:style-name="ce2" table:number-columns-repeated="6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5"/>
          <table:table-cell table:style-name="ce2" table:number-columns-repeated="6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6"/>
          <table:table-cell table:style-name="ce2" table:number-columns-repeated="6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 table:number-rows-repeated="3">
          <table:table-cell table:style-name="ce175" table:number-columns-repeated="2"/>
          <table:table-cell table:style-name="Default"/>
          <table:table-cell table:style-name="ce175" table:number-columns-repeated="6"/>
          <table:table-cell table:style-name="ce317" table:number-columns-repeated="3"/>
          <table:table-cell table:style-name="ce175"/>
          <table:table-cell table:style-name="ce317"/>
          <table:table-cell table:style-name="ce175"/>
          <table:table-cell table:style-name="ce317" table:number-columns-repeated="2"/>
          <table:table-cell table:style-name="ce318"/>
          <table:table-cell table:style-name="ce317" table:number-columns-repeated="2"/>
          <table:table-cell table:style-name="ce318"/>
          <table:table-cell table:style-name="ce317" table:number-columns-repeated="2"/>
          <table:table-cell table:style-name="ce318"/>
          <table:table-cell table:style-name="ce317"/>
          <table:table-cell table:style-name="ce321"/>
          <table:table-cell table:style-name="ce318" table:number-columns-repeated="6"/>
          <table:table-cell table:style-name="ce175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75"/>
          <table:table-cell/>
          <table:table-cell table:style-name="ce175"/>
          <table:table-cell table:number-columns-repeated="11"/>
          <table:table-cell table:style-name="ce318" table:number-columns-repeated="6"/>
          <table:table-cell table:style-name="ce175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75"/>
          <table:table-cell/>
          <table:table-cell table:style-name="ce175"/>
          <table:table-cell table:number-columns-repeated="11"/>
          <table:table-cell table:style-name="ce318" table:number-columns-repeated="6"/>
          <table:table-cell table:style-name="ce175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75"/>
          <table:table-cell/>
          <table:table-cell table:style-name="ce175"/>
          <table:table-cell table:number-columns-repeated="11"/>
          <table:table-cell table:style-name="ce318" table:number-columns-repeated="3"/>
          <table:table-cell table:number-columns-repeated="991"/>
        </table:table-row>
        <table:table-row table:style-name="ro3" table:number-rows-repeated="1048392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</calcext:conditional-formats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56" table:default-cell-style-name="Default"/>
        <table:table-column table:style-name="co20" table:number-columns-repeated="2" table:default-cell-style-name="ce470"/>
        <table:table-column table:style-name="co9" table:default-cell-style-name="ce3"/>
        <table:table-column table:style-name="co22" table:default-cell-style-name="ce470"/>
        <table:table-column table:style-name="co57" table:default-cell-style-name="ce470"/>
        <table:table-column table:style-name="co16" table:default-cell-style-name="ce470"/>
        <table:table-column table:style-name="co26" table:default-cell-style-name="ce470"/>
        <table:table-column table:style-name="co6" table:default-cell-style-name="ce470"/>
        <table:table-column table:style-name="co49" table:number-columns-repeated="2" table:default-cell-style-name="ce170"/>
        <table:table-column table:style-name="co58" table:default-cell-style-name="ce170"/>
        <table:table-column table:style-name="co59" table:default-cell-style-name="ce322"/>
        <table:table-column table:style-name="co27" table:default-cell-style-name="ce170"/>
        <table:table-column table:style-name="co60" table:default-cell-style-name="ce32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Default"/>
        <table:table-column table:style-name="co18" table:default-cell-style-name="ce173"/>
        <table:table-column table:style-name="co36" table:number-columns-repeated="98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165" office:value-type="string" calcext:value-type="string">
            <text:p>DPS</text:p>
          </table:table-cell>
          <table:table-cell table:style-name="ce319" office:value-type="string" calcext:value-type="string">
            <text:p>Reichweite</text:p>
            <text:p>(m) von</text:p>
          </table:table-cell>
          <table:table-cell table:style-name="ce319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319" office:value-type="string" calcext:value-type="string">
            <text:p>Effekt-</text:p>
            <text:p>radius (m)</text:p>
          </table:table-cell>
          <table:table-cell table:style-name="ce319" office:value-type="string" calcext:value-type="string">
            <text:p>Streu-</text:p>
            <text:p>winkel (°)</text:p>
          </table:table-cell>
          <table:table-cell table:style-name="ce319" office:value-type="string" calcext:value-type="string">
            <text:p>Flugzeit</text:p>
            <text:p>(s)</text:p>
          </table:table-cell>
          <table:table-cell table:style-name="ce319" office:value-type="string" calcext:value-type="string">
            <text:p>Alarmstart</text:p>
            <text:p>(m)</text:p>
          </table:table-cell>
          <table:table-cell table:style-name="ce319" office:value-type="string" calcext:value-type="string">
            <text:p>Haltbarkeit</text:p>
          </table:table-cell>
          <table:table-cell table:style-name="ce1" office:value-type="string" calcext:value-type="string">
            <text:p>Schildum-</text:p>
            <text:p>gehung (%)</text:p>
          </table:table-cell>
          <table:table-cell table:style-name="ce1" office:value-type="string" calcext:value-type="string">
            <text:p>Stasis</text:p>
            <text:p>(%)</text:p>
          </table:table-cell>
          <table:table-cell table:style-name="ce1" office:value-type="string" calcext:value-type="string">
            <text:p>Schild-</text:p>
            <text:p>schaden (+%)</text:p>
          </table:table-cell>
          <table:table-cell table:style-name="ce319" office:value-type="string" calcext:value-type="string">
            <text:p>Kette</text:p>
          </table:table-cell>
          <table:table-cell table:style-name="ce1" office:value-type="string" calcext:value-type="string">
            <text:p>Modul-</text:p>
            <text:p>schaden</text:p>
          </table:table-cell>
          <table:table-cell table:style-name="ce319" office:value-type="string" calcext:value-type="string">
            <text:p>Panzer-</text:p>
            <text:p>brechend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style-name="ce174" table:number-columns-repeated="984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4" office:value-type="string" calcext:value-type="string">
            <text:p>Basis-Jägerstaffel I</text:p>
          </table:table-cell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0" table:number-columns-repeated="2"/>
          <table:table-cell table:style-name="ce2" office:value-type="float" office:value="2000" calcext:value-type="float">
            <text:p>2000</text:p>
          </table:table-cell>
          <table:table-cell table:style-name="ce320" table:number-columns-repeated="2"/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8000" calcext:value-type="float">
            <text:p>8000</text:p>
          </table:table-cell>
          <table:table-cell table:style-name="ce320" office:value-type="float" office:value="500" calcext:value-type="float">
            <text:p>50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3684294" calcext:value-type="float">
            <text:p>3.684.294</text:p>
          </table:table-cell>
          <table:table-cell table:style-name="ce166" office:value-type="float" office:value="650169" calcext:value-type="float">
            <text:p>650.169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5" office:value-type="string" calcext:value-type="string">
            <text:p>Basis-Jägerstaffel II</text:p>
          </table:table-cell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0" table:number-columns-repeated="2"/>
          <table:table-cell table:style-name="ce2" office:value-type="float" office:value="2000" calcext:value-type="float">
            <text:p>2000</text:p>
          </table:table-cell>
          <table:table-cell table:style-name="ce320" table:number-columns-repeated="2"/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8000" calcext:value-type="float">
            <text:p>8000</text:p>
          </table:table-cell>
          <table:table-cell table:style-name="ce320" office:value-type="float" office:value="500" calcext:value-type="float">
            <text:p>50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6" office:value-type="string" calcext:value-type="string">
            <text:p>Basis-Jägerstaffel III</text:p>
          </table:table-cell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0" table:number-columns-repeated="2"/>
          <table:table-cell table:style-name="ce2" office:value-type="float" office:value="2000" calcext:value-type="float">
            <text:p>2000</text:p>
          </table:table-cell>
          <table:table-cell table:style-name="ce320" table:number-columns-repeated="2"/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8000" calcext:value-type="float">
            <text:p>8000</text:p>
          </table:table-cell>
          <table:table-cell table:style-name="ce320" office:value-type="float" office:value="500" calcext:value-type="float">
            <text:p>50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27" office:value-type="string" calcext:value-type="string">
            <text:p>Fusionstorpedo I</text:p>
          </table:table-cell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650" calcext:value-type="float">
            <text:p>650</text:p>
          </table:table-cell>
          <table:table-cell table:style-name="ce320" office:value-type="float" office:value="60" calcext:value-type="float">
            <text:p>6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3428287" calcext:value-type="float">
            <text:p>3.428.287</text:p>
          </table:table-cell>
          <table:table-cell table:style-name="ce166" office:value-type="float" office:value="604992" calcext:value-type="float">
            <text:p>604.992</text:p>
          </table:table-cell>
          <table:table-cell table:style-name="ce166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28" office:value-type="string" calcext:value-type="string">
            <text:p>Fusionstorpedo II</text:p>
          </table:table-cell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650" calcext:value-type="float">
            <text:p>650</text:p>
          </table:table-cell>
          <table:table-cell table:style-name="ce320" office:value-type="float" office:value="60" calcext:value-type="float">
            <text:p>6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29" office:value-type="string" calcext:value-type="string">
            <text:p>Fusionstorpedo III</text:p>
          </table:table-cell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650" calcext:value-type="float">
            <text:p>650</text:p>
          </table:table-cell>
          <table:table-cell table:style-name="ce320" office:value-type="float" office:value="60" calcext:value-type="float">
            <text:p>6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0" office:value-type="string" calcext:value-type="string">
            <text:p>Fusionstorpedo IV</text:p>
          </table:table-cell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650" calcext:value-type="float">
            <text:p>650</text:p>
          </table:table-cell>
          <table:table-cell table:style-name="ce320" office:value-type="float" office:value="60" calcext:value-type="float">
            <text:p>6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1" office:value-type="string" calcext:value-type="string">
            <text:p>Fusionstorpedo V</text:p>
          </table:table-cell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650" calcext:value-type="float">
            <text:p>650</text:p>
          </table:table-cell>
          <table:table-cell table:style-name="ce320" office:value-type="float" office:value="60" calcext:value-type="float">
            <text:p>6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2" office:value-type="string" calcext:value-type="string">
            <text:p>Gravitationsk. I</text:p>
          </table:table-cell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3" office:value-type="string" calcext:value-type="string">
            <text:p>Gravitationsk. II</text:p>
          </table:table-cell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4" office:value-type="string" calcext:value-type="string">
            <text:p>Gravitationsk. III</text:p>
          </table:table-cell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3929913" calcext:value-type="float">
            <text:p>3.929.913</text:p>
          </table:table-cell>
          <table:table-cell table:style-name="ce166" office:value-type="float" office:value="693514" calcext:value-type="float">
            <text:p>693.514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5" office:value-type="string" calcext:value-type="string">
            <text:p>Gravitationsk. IV</text:p>
          </table:table-cell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11840975" calcext:value-type="float">
            <text:p>11.840.975</text:p>
          </table:table-cell>
          <table:table-cell table:style-name="ce166" office:value-type="float" office:value="2960243" calcext:value-type="float">
            <text:p>2.960.24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5" calcext:value-type="float">
            <text:p>575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6" office:value-type="string" calcext:value-type="string">
            <text:p>Gravitationsk. V</text:p>
          </table:table-cell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37" office:value-type="string" calcext:value-type="string">
            <text:p>Magnetkanone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16933" calcext:value-type="float">
            <text:p>16.933</text:p>
          </table:table-cell>
          <table:table-cell table:style-name="ce166" table:number-columns-repeated="3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38" office:value-type="string" calcext:value-type="string">
            <text:p>Magnetkanone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334666" calcext:value-type="float">
            <text:p>334.666</text:p>
          </table:table-cell>
          <table:table-cell table:style-name="ce166" table:number-columns-repeated="3"/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39" office:value-type="string" calcext:value-type="string">
            <text:p>Magnetkanone II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0" office:value-type="string" calcext:value-type="string">
            <text:p>Magnetkanone IV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6704666" calcext:value-type="float">
            <text:p>6.704.666</text:p>
          </table:table-cell>
          <table:table-cell table:style-name="ce166" office:value-type="float" office:value="1676166" calcext:value-type="float">
            <text:p>1.676.166</text:p>
          </table:table-cell>
          <table:table-cell table:style-name="ce166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1" office:value-type="string" calcext:value-type="string">
            <text:p>Magnetkanone V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2" office:value-type="string" calcext:value-type="string">
            <text:p>Massebeschl.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320" office:value-type="float" office:value="5100" calcext:value-type="float">
            <text:p>5100</text:p>
          </table:table-cell>
          <table:table-cell table:style-name="ce32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3" office:value-type="string" calcext:value-type="string">
            <text:p>Massebeschl. II</text:p>
          </table:table-cell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320" office:value-type="float" office:value="5100" calcext:value-type="float">
            <text:p>5100</text:p>
          </table:table-cell>
          <table:table-cell table:style-name="ce32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6528634" calcext:value-type="float">
            <text:p>6.528.634</text:p>
          </table:table-cell>
          <table:table-cell table:style-name="ce166" office:value-type="float" office:value="1632158" calcext:value-type="float">
            <text:p>1.632.158</text:p>
          </table:table-cell>
          <table:table-cell table:style-name="ce166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4" office:value-type="string" calcext:value-type="string">
            <text:p>Massebeschl. III</text:p>
          </table:table-cell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320" office:value-type="float" office:value="5100" calcext:value-type="float">
            <text:p>5100</text:p>
          </table:table-cell>
          <table:table-cell table:style-name="ce32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5" office:value-type="string" calcext:value-type="string">
            <text:p>Massebeschl. IV</text:p>
          </table:table-cell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320" office:value-type="float" office:value="5100" calcext:value-type="float">
            <text:p>5100</text:p>
          </table:table-cell>
          <table:table-cell table:style-name="ce32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6" office:value-type="string" calcext:value-type="string">
            <text:p>Massebeschl. V</text:p>
          </table:table-cell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320" office:value-type="float" office:value="5100" calcext:value-type="float">
            <text:p>5100</text:p>
          </table:table-cell>
          <table:table-cell table:style-name="ce32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47" office:value-type="string" calcext:value-type="string">
            <text:p>Plasmaraketen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320" office:value-type="float" office:value="3000" calcext:value-type="float">
            <text:p>3000</text:p>
          </table:table-cell>
          <table:table-cell table:style-name="ce32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40" calcext:value-type="float">
            <text:p>4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48" office:value-type="string" calcext:value-type="string">
            <text:p>Plasmaraketen II</text:p>
          </table:table-cell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320" office:value-type="float" office:value="3000" calcext:value-type="float">
            <text:p>3000</text:p>
          </table:table-cell>
          <table:table-cell table:style-name="ce32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40" calcext:value-type="float">
            <text:p>4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2191229" calcext:value-type="float">
            <text:p>2.191.229</text:p>
          </table:table-cell>
          <table:table-cell table:style-name="ce166" office:value-type="float" office:value="243470" calcext:value-type="float">
            <text:p>243.470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49" office:value-type="string" calcext:value-type="string">
            <text:p>Plasmaraketen II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320" office:value-type="float" office:value="3000" calcext:value-type="float">
            <text:p>3000</text:p>
          </table:table-cell>
          <table:table-cell table:style-name="ce32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40" calcext:value-type="float">
            <text:p>4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7773747" calcext:value-type="float">
            <text:p>7.773.747</text:p>
          </table:table-cell>
          <table:table-cell table:style-name="ce166" office:value-type="float" office:value="1371838" calcext:value-type="float">
            <text:p>1.371.838</text:p>
          </table:table-cell>
          <table:table-cell table:style-name="ce166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0" office:value-type="string" calcext:value-type="string">
            <text:p>Plasmaraketen IV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320" office:value-type="float" office:value="3000" calcext:value-type="float">
            <text:p>3000</text:p>
          </table:table-cell>
          <table:table-cell table:style-name="ce32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40" calcext:value-type="float">
            <text:p>4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1" office:value-type="string" calcext:value-type="string">
            <text:p>Plasmaraketen V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320" office:value-type="float" office:value="3000" calcext:value-type="float">
            <text:p>3000</text:p>
          </table:table-cell>
          <table:table-cell table:style-name="ce32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40" calcext:value-type="float">
            <text:p>4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2" office:value-type="string" calcext:value-type="string">
            <text:p>Thermalstrahl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3" office:value-type="string" calcext:value-type="string">
            <text:p>Thermalstrahl II</text:p>
          </table:table-cell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31376" calcext:value-type="float">
            <text:p>31.376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4" office:value-type="string" calcext:value-type="string">
            <text:p>Thermalstrahl II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156875" calcext:value-type="float">
            <text:p>156.875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5" office:value-type="string" calcext:value-type="string">
            <text:p>Thermalstrahl IV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/>
          <table:table-cell table:style-name="ce166" office:value-type="float" office:value="627500" calcext:value-type="float">
            <text:p>627.500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6" office:value-type="string" calcext:value-type="string">
            <text:p>Thermalstrahl V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57" office:value-type="string" calcext:value-type="string">
            <text:p>Gaußgeschütz I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320" office:value-type="float" office:value="2250" calcext:value-type="float">
            <text:p>225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58" office:value-type="string" calcext:value-type="string">
            <text:p>Gaußgeschütz II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0" office:value-type="float" office:value="2250" calcext:value-type="float">
            <text:p>225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3388500" calcext:value-type="float">
            <text:p>3.388.500</text:p>
          </table:table-cell>
          <table:table-cell table:style-name="ce166"/>
          <table:table-cell table:style-name="ce166" office:value-type="float" office:value="376500" calcext:value-type="float">
            <text:p>376.500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59" office:value-type="string" calcext:value-type="string">
            <text:p>Gaußgeschütz II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320" office:value-type="float" office:value="2250" calcext:value-type="float">
            <text:p>225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8007000" calcext:value-type="float">
            <text:p>8.007.000</text:p>
          </table:table-cell>
          <table:table-cell table:style-name="ce166"/>
          <table:table-cell table:style-name="ce166" office:value-type="float" office:value="1413000" calcext:value-type="float">
            <text:p>1.413.0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7" calcext:value-type="float">
            <text:p>49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0" office:value-type="string" calcext:value-type="string">
            <text:p>Gaußgeschütz IV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320" office:value-type="float" office:value="2250" calcext:value-type="float">
            <text:p>225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16080000" calcext:value-type="float">
            <text:p>16.080.000</text:p>
          </table:table-cell>
          <table:table-cell table:style-name="ce166"/>
          <table:table-cell table:style-name="ce166" office:value-type="float" office:value="4020000" calcext:value-type="float">
            <text:p>4.020.000</text:p>
          </table:table-cell>
          <table:table-cell table:style-name="ce166" table:number-columns-repeated="3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1" office:value-type="string" calcext:value-type="string">
            <text:p>Gaußgeschütz V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320" office:value-type="float" office:value="2250" calcext:value-type="float">
            <text:p>2250</text:p>
          </table:table-cell>
          <table:table-cell table:style-name="ce32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2" office:value-type="string" calcext:value-type="string">
            <text:p>HEX-Rakete I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50" calcext:value-type="float">
            <text:p>35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3" office:value-type="string" calcext:value-type="string">
            <text:p>HEX-Rakete II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50" calcext:value-type="float">
            <text:p>35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4" office:value-type="string" calcext:value-type="string">
            <text:p>HEX-Rakete II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50" calcext:value-type="float">
            <text:p>35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5" office:value-type="string" calcext:value-type="string">
            <text:p>HEX-Rakete IV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50" calcext:value-type="float">
            <text:p>35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11840975" calcext:value-type="float">
            <text:p>11.840.975</text:p>
          </table:table-cell>
          <table:table-cell table:style-name="ce166"/>
          <table:table-cell table:style-name="ce166" office:value-type="float" office:value="2960243" calcext:value-type="float">
            <text:p>2.960.24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9" calcext:value-type="float">
            <text:p>759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6" office:value-type="string" calcext:value-type="string">
            <text:p>HEX-Rakete V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50" calcext:value-type="float">
            <text:p>35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67" office:value-type="string" calcext:value-type="string">
            <text:p>Jägerstaffel I</text:p>
          </table:table-cell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0" table:number-columns-repeated="2"/>
          <table:table-cell table:style-name="ce2" office:value-type="float" office:value="2000" calcext:value-type="float">
            <text:p>2000</text:p>
          </table:table-cell>
          <table:table-cell table:style-name="ce320" table:number-columns-repeated="2"/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7500" calcext:value-type="float">
            <text:p>7500</text:p>
          </table:table-cell>
          <table:table-cell table:style-name="ce320" office:value-type="float" office:value="500" calcext:value-type="float">
            <text:p>50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912000" calcext:value-type="float">
            <text:p>912.000</text:p>
          </table:table-cell>
          <table:table-cell table:style-name="ce166"/>
          <table:table-cell table:style-name="ce166" office:value-type="float" office:value="48000" calcext:value-type="float">
            <text:p>48.000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68" office:value-type="string" calcext:value-type="string">
            <text:p>Jägerstaffel II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0" table:number-columns-repeated="2"/>
          <table:table-cell table:style-name="ce2" office:value-type="float" office:value="2000" calcext:value-type="float">
            <text:p>2000</text:p>
          </table:table-cell>
          <table:table-cell table:style-name="ce320" table:number-columns-repeated="2"/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7500" calcext:value-type="float">
            <text:p>7500</text:p>
          </table:table-cell>
          <table:table-cell table:style-name="ce320" office:value-type="float" office:value="500" calcext:value-type="float">
            <text:p>50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69" office:value-type="string" calcext:value-type="string">
            <text:p>Jägerstaffel III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0" table:number-columns-repeated="2"/>
          <table:table-cell table:style-name="ce2" office:value-type="float" office:value="2000" calcext:value-type="float">
            <text:p>2000</text:p>
          </table:table-cell>
          <table:table-cell table:style-name="ce320" table:number-columns-repeated="2"/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7500" calcext:value-type="float">
            <text:p>7500</text:p>
          </table:table-cell>
          <table:table-cell table:style-name="ce320" office:value-type="float" office:value="500" calcext:value-type="float">
            <text:p>50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0" office:value-type="string" calcext:value-type="string">
            <text:p>Massegesch. I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1" office:value-type="string" calcext:value-type="string">
            <text:p>Massegesch. II</text:p>
          </table:table-cell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8675033" calcext:value-type="float">
            <text:p>8.675.033</text:p>
          </table:table-cell>
          <table:table-cell table:style-name="ce166"/>
          <table:table-cell table:style-name="ce166" office:value-type="float" office:value="2168758" calcext:value-type="float">
            <text:p>2.168.75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8" calcext:value-type="float">
            <text:p>538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2" office:value-type="string" calcext:value-type="string">
            <text:p>Massegesch. III</text:p>
          </table:table-cell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3" office:value-type="string" calcext:value-type="string">
            <text:p>Massegesch. IV</text:p>
          </table:table-cell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4" office:value-type="string" calcext:value-type="string">
            <text:p>Massegesch. V</text:p>
          </table:table-cell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5" office:value-type="string" calcext:value-type="string">
            <text:p>Plasmatorpedo I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320" office:value-type="float" office:value="2850" calcext:value-type="float">
            <text:p>285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500" calcext:value-type="float">
            <text:p>500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1156608" calcext:value-type="float">
            <text:p>1.156.608</text:p>
          </table:table-cell>
          <table:table-cell table:style-name="ce166"/>
          <table:table-cell table:style-name="ce166" office:value-type="float" office:value="128512" calcext:value-type="float">
            <text:p>128.512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6" office:value-type="string" calcext:value-type="string">
            <text:p>Plasmatorpedo II</text:p>
          </table:table-cell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320" office:value-type="float" office:value="2850" calcext:value-type="float">
            <text:p>285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500" calcext:value-type="float">
            <text:p>500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3419380" calcext:value-type="float">
            <text:p>3.419.380</text:p>
          </table:table-cell>
          <table:table-cell table:style-name="ce166"/>
          <table:table-cell table:style-name="ce166" office:value-type="float" office:value="603420" calcext:value-type="float">
            <text:p>603.420</text:p>
          </table:table-cell>
          <table:table-cell table:style-name="ce166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7" office:value-type="string" calcext:value-type="string">
            <text:p>Plasmatorpedo III</text:p>
          </table:table-cell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320" office:value-type="float" office:value="2850" calcext:value-type="float">
            <text:p>285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500" calcext:value-type="float">
            <text:p>500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8585599" calcext:value-type="float">
            <text:p>8.585.599</text:p>
          </table:table-cell>
          <table:table-cell table:style-name="ce166"/>
          <table:table-cell table:style-name="ce166" office:value-type="float" office:value="2146400" calcext:value-type="float">
            <text:p>2.146.4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2" calcext:value-type="float">
            <text:p>612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8" office:value-type="string" calcext:value-type="string">
            <text:p>Plasmatorpedo IV</text:p>
          </table:table-cell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320" office:value-type="float" office:value="2850" calcext:value-type="float">
            <text:p>285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500" calcext:value-type="float">
            <text:p>500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9" office:value-type="string" calcext:value-type="string">
            <text:p>Plasmatorpedo V</text:p>
          </table:table-cell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320" office:value-type="float" office:value="2850" calcext:value-type="float">
            <text:p>285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0" office:value-type="float" office:value="500" calcext:value-type="float">
            <text:p>500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0" office:value-type="string" calcext:value-type="string">
            <text:p>Polaronenstr. I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1934087" calcext:value-type="float">
            <text:p>1.934.087</text:p>
          </table:table-cell>
          <table:table-cell table:style-name="ce166"/>
          <table:table-cell table:style-name="ce166" office:value-type="float" office:value="341310" calcext:value-type="float">
            <text:p>341.31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1" office:value-type="string" calcext:value-type="string">
            <text:p>Polaronenstr. II</text:p>
          </table:table-cell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4453781" calcext:value-type="float">
            <text:p>4.453.781</text:p>
          </table:table-cell>
          <table:table-cell table:style-name="ce166"/>
          <table:table-cell table:style-name="ce166" office:value-type="float" office:value="1113445" calcext:value-type="float">
            <text:p>1.113.445</text:p>
          </table:table-cell>
          <table:table-cell table:style-name="ce166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2" office:value-type="string" calcext:value-type="string">
            <text:p>Polaronenstr. III</text:p>
          </table:table-cell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3" office:value-type="string" calcext:value-type="string">
            <text:p>Polaronenstr. IV</text:p>
          </table:table-cell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4" office:value-type="string" calcext:value-type="string">
            <text:p>Polaronenstr. V</text:p>
          </table:table-cell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5" office:value-type="string" calcext:value-type="string">
            <text:p>Pulsstrahler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6" office:value-type="string" calcext:value-type="string">
            <text:p>Pulsstrahler II</text:p>
          </table:table-cell>
          <table:table-cell table:style-name="ce2" office:value-type="string" calcext:value-type="string">
            <text:p>Pulsstrahler 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1236" calcext:value-type="float">
            <text:p>1.236</text:p>
          </table:table-cell>
          <table:table-cell table:style-name="ce166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7" office:value-type="string" calcext:value-type="string">
            <text:p>Pulsstrahler II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4945" calcext:value-type="float">
            <text:p>4.945</text:p>
          </table:table-cell>
          <table:table-cell table:style-name="ce166" table:number-columns-repeated="4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8" office:value-type="string" calcext:value-type="string">
            <text:p>Pulsstrahler IV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19780" calcext:value-type="float">
            <text:p>19.780</text:p>
          </table:table-cell>
          <table:table-cell table:style-name="ce166" table:number-columns-repeated="4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9" office:value-type="string" calcext:value-type="string">
            <text:p>Pulsstrahler V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79115" calcext:value-type="float">
            <text:p>79.115</text:p>
          </table:table-cell>
          <table:table-cell table:style-name="ce166" table:number-columns-repeated="4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0" office:value-type="string" calcext:value-type="string">
            <text:p>Schienenges.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320" office:value-type="float" office:value="2000" calcext:value-type="float">
            <text:p>200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7452" calcext:value-type="float">
            <text:p>7.452</text:p>
          </table:table-cell>
          <table:table-cell table:style-name="ce166" table:number-columns-repeated="4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1" office:value-type="string" calcext:value-type="string">
            <text:p>Schienenges. II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320" office:value-type="float" office:value="2000" calcext:value-type="float">
            <text:p>200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29808" calcext:value-type="float">
            <text:p>29.808</text:p>
          </table:table-cell>
          <table:table-cell table:style-name="ce166" table:number-columns-repeated="4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2" office:value-type="string" calcext:value-type="string">
            <text:p>Schienenges. II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320" office:value-type="float" office:value="2000" calcext:value-type="float">
            <text:p>200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119224" calcext:value-type="float">
            <text:p>119.224</text:p>
          </table:table-cell>
          <table:table-cell table:style-name="ce166" table:number-columns-repeated="4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3" office:value-type="string" calcext:value-type="string">
            <text:p>Schienenges. IV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0" office:value-type="float" office:value="2000" calcext:value-type="float">
            <text:p>200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476901" calcext:value-type="float">
            <text:p>476.901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4" office:value-type="string" calcext:value-type="string">
            <text:p>Schienenges. V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320" office:value-type="float" office:value="2000" calcext:value-type="float">
            <text:p>200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1907598" calcext:value-type="float">
            <text:p>1.907.598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5" office:value-type="string" calcext:value-type="string">
            <text:p>Störstrahler I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103538" calcext:value-type="float">
            <text:p>103.538</text:p>
          </table:table-cell>
          <table:table-cell table:style-name="ce166" table:number-columns-repeated="4"/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6" office:value-type="string" calcext:value-type="string">
            <text:p>Störstrahler II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414151" calcext:value-type="float">
            <text:p>414.151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7" office:value-type="string" calcext:value-type="string">
            <text:p>Störstrahler II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8" office:value-type="string" calcext:value-type="string">
            <text:p>Störstrahler IV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9" office:value-type="string" calcext:value-type="string">
            <text:p>Störstrahler V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8945640" calcext:value-type="float">
            <text:p>8.945.640</text:p>
          </table:table-cell>
          <table:table-cell table:style-name="ce166"/>
          <table:table-cell table:style-name="ce166" office:value-type="float" office:value="993960" calcext:value-type="float">
            <text:p>993.960</text:p>
          </table:table-cell>
          <table:table-cell table:style-name="ce166" table:number-columns-repeated="3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0" office:value-type="string" calcext:value-type="string">
            <text:p>Streurakete I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24316" calcext:value-type="float">
            <text:p>24.316</text:p>
          </table:table-cell>
          <table:table-cell table:style-name="ce166" table:number-columns-repeated="4"/>
          <table:table-cell table:style-name="ce166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1" office:value-type="string" calcext:value-type="string">
            <text:p>Streurakete II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97263" calcext:value-type="float">
            <text:p>97.263</text:p>
          </table:table-cell>
          <table:table-cell table:style-name="ce166" table:number-columns-repeated="4"/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2" office:value-type="string" calcext:value-type="string">
            <text:p>Streurakete II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389050" calcext:value-type="float">
            <text:p>389.050</text:p>
          </table:table-cell>
          <table:table-cell table:style-name="ce166" table:number-columns-repeated="4"/>
          <table:table-cell table:style-name="ce166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3" office:value-type="string" calcext:value-type="string">
            <text:p>Streurakete IV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4" office:value-type="string" calcext:value-type="string">
            <text:p>Streurakete V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0" office:value-type="float" office:value="300" calcext:value-type="float">
            <text:p>30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office:value-type="float" office:value="2956781" calcext:value-type="float">
            <text:p>2.956.781</text:p>
          </table:table-cell>
          <table:table-cell table:style-name="ce166"/>
          <table:table-cell table:style-name="ce166" office:value-type="float" office:value="155620" calcext:value-type="float">
            <text:p>155.620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05" office:value-type="string" calcext:value-type="string">
            <text:p>Creepergeschütz I</text:p>
          </table:table-cell>
          <table:table-cell table:style-name="ce2" office:value-type="string" calcext:value-type="string">
            <text:p>Plasmaraketen 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6" calcext:value-type="float">
            <text:p>96</text:p>
          </table:table-cell>
          <table:table-cell table:style-name="ce320" office:value-type="float" office:value="3500" calcext:value-type="float">
            <text:p>3500</text:p>
          </table:table-cell>
          <table:table-cell table:style-name="ce320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0" office:value-type="float" office:value="700" calcext:value-type="float">
            <text:p>700</text:p>
          </table:table-cell>
          <table:table-cell table:style-name="ce320" office:value-type="float" office:value="45" calcext:value-type="float">
            <text:p>45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06" office:value-type="string" calcext:value-type="string">
            <text:p>Creepergeschütz II</text:p>
          </table:table-cell>
          <table:table-cell table:style-name="ce2" office:value-type="string" calcext:value-type="string">
            <text:p>Fusionstorpedo 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32" calcext:value-type="float">
            <text:p>132</text:p>
          </table:table-cell>
          <table:table-cell table:style-name="ce320" office:value-type="float" office:value="3500" calcext:value-type="float">
            <text:p>3500</text:p>
          </table:table-cell>
          <table:table-cell table:style-name="ce320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0" office:value-type="float" office:value="700" calcext:value-type="float">
            <text:p>700</text:p>
          </table:table-cell>
          <table:table-cell table:style-name="ce320" office:value-type="float" office:value="45" calcext:value-type="float">
            <text:p>45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07" office:value-type="string" calcext:value-type="string">
            <text:p>Creepergeschütz III</text:p>
          </table:table-cell>
          <table:table-cell table:style-name="ce2" office:value-type="string" calcext:value-type="string">
            <text:p>Fusionstorpedo I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95" calcext:value-type="float">
            <text:p>195</text:p>
          </table:table-cell>
          <table:table-cell table:style-name="ce320" office:value-type="float" office:value="3500" calcext:value-type="float">
            <text:p>3500</text:p>
          </table:table-cell>
          <table:table-cell table:style-name="ce320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0" office:value-type="float" office:value="700" calcext:value-type="float">
            <text:p>700</text:p>
          </table:table-cell>
          <table:table-cell table:style-name="ce320" office:value-type="float" office:value="45" calcext:value-type="float">
            <text:p>45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08" office:value-type="string" calcext:value-type="string">
            <text:p>Gladiusturm I</text:p>
          </table:table-cell>
          <table:table-cell table:style-name="ce2" office:value-type="string" calcext:value-type="string">
            <text:p>Magnetkanone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33" calcext:value-type="float">
            <text:p>33</text:p>
          </table:table-cell>
          <table:table-cell table:style-name="ce320" office:value-type="float" office:value="5000" calcext:value-type="float">
            <text:p>5000</text:p>
          </table:table-cell>
          <table:table-cell table:style-name="ce320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09" office:value-type="string" calcext:value-type="string">
            <text:p>Gladiusturm II</text:p>
          </table:table-cell>
          <table:table-cell table:style-name="ce2" office:value-type="string" calcext:value-type="string">
            <text:p>Massebeschl. 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9" calcext:value-type="float">
            <text:p>59</text:p>
          </table:table-cell>
          <table:table-cell table:style-name="ce320" office:value-type="float" office:value="5000" calcext:value-type="float">
            <text:p>5000</text:p>
          </table:table-cell>
          <table:table-cell table:style-name="ce320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0" office:value-type="string" calcext:value-type="string">
            <text:p>Gladiusturm III</text:p>
          </table:table-cell>
          <table:table-cell table:style-name="ce2" office:value-type="string" calcext:value-type="string">
            <text:p>Massebeschl.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96" calcext:value-type="float">
            <text:p>96</text:p>
          </table:table-cell>
          <table:table-cell table:style-name="ce320" office:value-type="float" office:value="5000" calcext:value-type="float">
            <text:p>5000</text:p>
          </table:table-cell>
          <table:table-cell table:style-name="ce320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1" office:value-type="string" calcext:value-type="string">
            <text:p>Tachyonenstrahler I</text:p>
          </table:table-cell>
          <table:table-cell table:style-name="ce2" office:value-type="string" calcext:value-type="string">
            <text:p>Thermalstrahl 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88" calcext:value-type="float">
            <text:p>8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2" office:value-type="string" calcext:value-type="string">
            <text:p>Tachyonenstrahler II</text:p>
          </table:table-cell>
          <table:table-cell table:style-name="ce2" office:value-type="string" calcext:value-type="string">
            <text:p>Gravitationsk. 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33" calcext:value-type="float">
            <text:p>133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3" office:value-type="string" calcext:value-type="string">
            <text:p>Tachyonenstrahler III</text:p>
          </table:table-cell>
          <table:table-cell table:style-name="ce2" office:value-type="string" calcext:value-type="string">
            <text:p>Gravitationsk.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204" calcext:value-type="float">
            <text:p>204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14" office:value-type="string" calcext:value-type="string">
            <text:p>ECHO-Strahlturm I</text:p>
          </table:table-cell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66" calcext:value-type="float">
            <text:p>66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 office:value-type="float" office:value="4" calcext:value-type="float">
            <text:p>4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15" office:value-type="string" calcext:value-type="string">
            <text:p>ECHO-Strahlturm II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00" calcext:value-type="float">
            <text:p>10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 office:value-type="float" office:value="4" calcext:value-type="float">
            <text:p>4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16" office:value-type="string" calcext:value-type="string">
            <text:p>ECHO-Strahlturm III</text:p>
          </table:table-cell>
          <table:table-cell table:style-name="ce2" office:value-type="string" calcext:value-type="string">
            <text:p>Waffenlabor X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53" calcext:value-type="float">
            <text:p>153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 office:value-type="float" office:value="4" calcext:value-type="float">
            <text:p>4</text:p>
          </table:table-cell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17" office:value-type="string" calcext:value-type="string">
            <text:p>Turret I</text:p>
          </table:table-cell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0" calcext:value-type="float">
            <text:p>20</text:p>
          </table:table-cell>
          <table:table-cell table:style-name="ce320" office:value-type="float" office:value="3200" calcext:value-type="float">
            <text:p>3200</text:p>
          </table:table-cell>
          <table:table-cell table:style-name="ce320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0" office:value-type="float" office:value="600" calcext:value-type="float">
            <text:p>600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table:number-columns-repeated="3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18" office:value-type="string" calcext:value-type="string">
            <text:p>Turret II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4" calcext:value-type="float">
            <text:p>34</text:p>
          </table:table-cell>
          <table:table-cell table:style-name="ce320" office:value-type="float" office:value="3200" calcext:value-type="float">
            <text:p>3200</text:p>
          </table:table-cell>
          <table:table-cell table:style-name="ce320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0" office:value-type="float" office:value="600" calcext:value-type="float">
            <text:p>600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table:number-columns-repeated="3"/>
          <table:table-cell table:style-name="ce169"/>
          <table:table-cell table:style-name="ce169" office:value-type="percentage" office:value="0.55" calcext:value-type="percentage">
            <text:p>55%</text:p>
          </table:table-cell>
          <table:table-cell table:style-name="ce169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19" office:value-type="string" calcext:value-type="string">
            <text:p>Turret III</text:p>
          </table:table-cell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60" calcext:value-type="float">
            <text:p>60</text:p>
          </table:table-cell>
          <table:table-cell table:style-name="ce320" office:value-type="float" office:value="3200" calcext:value-type="float">
            <text:p>3200</text:p>
          </table:table-cell>
          <table:table-cell table:style-name="ce320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0" office:value-type="float" office:value="600" calcext:value-type="float">
            <text:p>600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table:number-columns-repeated="3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20" office:value-type="string" calcext:value-type="string">
            <text:p>AP-Geschütz I</text:p>
          </table:table-cell>
          <table:table-cell table:style-name="ce2" office:value-type="string" calcext:value-type="string">
            <text:p>Massegesch. 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5" calcext:value-type="float">
            <text:p>15</text:p>
          </table:table-cell>
          <table:table-cell table:style-name="ce320" office:value-type="float" office:value="2000" calcext:value-type="float">
            <text:p>200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 office:value-type="float" office:value="6" calcext:value-type="float">
            <text:p>6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21" office:value-type="string" calcext:value-type="string">
            <text:p>AP-Geschütz II</text:p>
          </table:table-cell>
          <table:table-cell table:style-name="ce2" office:value-type="string" calcext:value-type="string">
            <text:p>Massegesch.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" calcext:value-type="float">
            <text:p>20</text:p>
          </table:table-cell>
          <table:table-cell table:style-name="ce320" office:value-type="float" office:value="2000" calcext:value-type="float">
            <text:p>200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 office:value-type="float" office:value="6" calcext:value-type="float">
            <text:p>6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22" office:value-type="string" calcext:value-type="string">
            <text:p>AP-Geschütz III</text:p>
          </table:table-cell>
          <table:table-cell table:style-name="ce2" office:value-type="string" calcext:value-type="string">
            <text:p>Massegesch. 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6" calcext:value-type="float">
            <text:p>26</text:p>
          </table:table-cell>
          <table:table-cell table:style-name="ce320" office:value-type="float" office:value="2000" calcext:value-type="float">
            <text:p>200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 office:value-type="float" office:value="6" calcext:value-type="float">
            <text:p>6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23" office:value-type="string" calcext:value-type="string">
            <text:p>Echo-Strahler I</text:p>
          </table:table-cell>
          <table:table-cell table:style-name="ce2" office:value-type="string" calcext:value-type="string">
            <text:p>Polaronenstr. 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1" calcext:value-type="float">
            <text:p>11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24" office:value-type="string" calcext:value-type="string">
            <text:p>Echo-Strahler II</text:p>
          </table:table-cell>
          <table:table-cell table:style-name="ce2" office:value-type="string" calcext:value-type="string">
            <text:p>Polaronenstr. 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8" calcext:value-type="float">
            <text:p>1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25" office:value-type="string" calcext:value-type="string">
            <text:p>Echo-Strahler III</text:p>
          </table:table-cell>
          <table:table-cell table:style-name="ce2" office:value-type="string" calcext:value-type="string">
            <text:p>Polaronenstr.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31" calcext:value-type="float">
            <text:p>31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0" table:number-columns-repeated="5"/>
          <table:table-cell table:style-name="ce169" table:number-columns-repeated="3"/>
          <table:table-cell table:style-name="ce320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26" office:value-type="string" calcext:value-type="string">
            <text:p>Gladiusgeschütz I</text:p>
          </table:table-cell>
          <table:table-cell table:style-name="ce2" office:value-type="string" calcext:value-type="string">
            <text:p>Gaußgeschütz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" calcext:value-type="float">
            <text:p>18</text:p>
          </table:table-cell>
          <table:table-cell table:style-name="ce320" office:value-type="float" office:value="2250" calcext:value-type="float">
            <text:p>225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27" office:value-type="string" calcext:value-type="string">
            <text:p>Gladiusgeschütz II</text:p>
          </table:table-cell>
          <table:table-cell table:style-name="ce2" office:value-type="string" calcext:value-type="string">
            <text:p>Massegesch. 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5" calcext:value-type="float">
            <text:p>25</text:p>
          </table:table-cell>
          <table:table-cell table:style-name="ce320" office:value-type="float" office:value="2250" calcext:value-type="float">
            <text:p>225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28" office:value-type="string" calcext:value-type="string">
            <text:p>Gladiusgeschütz III</text:p>
          </table:table-cell>
          <table:table-cell table:style-name="ce2" office:value-type="string" calcext:value-type="string">
            <text:p>Massegesch.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2" calcext:value-type="float">
            <text:p>32</text:p>
          </table:table-cell>
          <table:table-cell table:style-name="ce320" office:value-type="float" office:value="2250" calcext:value-type="float">
            <text:p>2250</text:p>
          </table:table-cell>
          <table:table-cell table:style-name="ce32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29" office:value-type="string" calcext:value-type="string">
            <text:p>Hydrarakete I</text:p>
          </table:table-cell>
          <table:table-cell table:style-name="ce2" office:value-type="string" calcext:value-type="string">
            <text:p>HEX-Rakete 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2" calcext:value-type="float">
            <text:p>22</text:p>
          </table:table-cell>
          <table:table-cell table:style-name="ce320" office:value-type="float" office:value="1500" calcext:value-type="float">
            <text:p>150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0" office:value-type="float" office:value="350" calcext:value-type="float">
            <text:p>350</text:p>
          </table:table-cell>
          <table:table-cell table:style-name="ce320" office:value-type="float" office:value="0" calcext:value-type="float">
            <text:p>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30" office:value-type="string" calcext:value-type="string">
            <text:p>Hydrarakete II</text:p>
          </table:table-cell>
          <table:table-cell table:style-name="ce2" office:value-type="string" calcext:value-type="string">
            <text:p>Plasmatorpedo 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7" calcext:value-type="float">
            <text:p>27</text:p>
          </table:table-cell>
          <table:table-cell table:style-name="ce320" office:value-type="float" office:value="1500" calcext:value-type="float">
            <text:p>150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0" office:value-type="float" office:value="350" calcext:value-type="float">
            <text:p>350</text:p>
          </table:table-cell>
          <table:table-cell table:style-name="ce320" office:value-type="float" office:value="0" calcext:value-type="float">
            <text:p>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31" office:value-type="string" calcext:value-type="string">
            <text:p>Hydrarakete III</text:p>
          </table:table-cell>
          <table:table-cell table:style-name="ce2" office:value-type="string" calcext:value-type="string">
            <text:p>Plasmatorpedo I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320" office:value-type="float" office:value="1500" calcext:value-type="float">
            <text:p>150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0" office:value-type="float" office:value="350" calcext:value-type="float">
            <text:p>350</text:p>
          </table:table-cell>
          <table:table-cell table:style-name="ce320" office:value-type="float" office:value="0" calcext:value-type="float">
            <text:p>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32" office:value-type="string" calcext:value-type="string">
            <text:p>Net-Torpedo I</text:p>
          </table:table-cell>
          <table:table-cell table:style-name="ce2" office:value-type="string" calcext:value-type="string">
            <text:p>HEX-Rakete 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3" calcext:value-type="float">
            <text:p>13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0" office:value-type="float" office:value="500" calcext:value-type="float">
            <text:p>50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33" office:value-type="string" calcext:value-type="string">
            <text:p>Net-Torpedo II</text:p>
          </table:table-cell>
          <table:table-cell table:style-name="ce2" office:value-type="string" calcext:value-type="string">
            <text:p>Plasmatorpedo 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6" calcext:value-type="float">
            <text:p>16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0" office:value-type="float" office:value="500" calcext:value-type="float">
            <text:p>50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34" office:value-type="string" calcext:value-type="string">
            <text:p>Net-Torpedo III</text:p>
          </table:table-cell>
          <table:table-cell table:style-name="ce2" office:value-type="string" calcext:value-type="string">
            <text:p>Plasmatorpedo I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20" calcext:value-type="float">
            <text:p>20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0" office:value-type="float" office:value="500" calcext:value-type="float">
            <text:p>500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table:number-columns-repeated="3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35" office:value-type="string" calcext:value-type="string">
            <text:p>Sico-Rakete I</text:p>
          </table:table-cell>
          <table:table-cell table:style-name="ce2" office:value-type="string" calcext:value-type="string">
            <text:p>HEX-Rakete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3" calcext:value-type="float">
            <text:p>33</text:p>
          </table:table-cell>
          <table:table-cell table:style-name="ce320" office:value-type="float" office:value="1800" calcext:value-type="float">
            <text:p>1800</text:p>
          </table:table-cell>
          <table:table-cell table:style-name="ce320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0" office:value-type="float" office:value="450" calcext:value-type="float">
            <text:p>450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36" office:value-type="string" calcext:value-type="string">
            <text:p>Sico-Rakete II</text:p>
          </table:table-cell>
          <table:table-cell table:style-name="ce2" office:value-type="string" calcext:value-type="string">
            <text:p>Plasmatorpedo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1" calcext:value-type="float">
            <text:p>41</text:p>
          </table:table-cell>
          <table:table-cell table:style-name="ce320" office:value-type="float" office:value="1800" calcext:value-type="float">
            <text:p>1800</text:p>
          </table:table-cell>
          <table:table-cell table:style-name="ce320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0" office:value-type="float" office:value="450" calcext:value-type="float">
            <text:p>450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37" office:value-type="string" calcext:value-type="string">
            <text:p>Sico-Rakete III</text:p>
          </table:table-cell>
          <table:table-cell table:style-name="ce2" office:value-type="string" calcext:value-type="string">
            <text:p>Plasmatorpedo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1" calcext:value-type="float">
            <text:p>51</text:p>
          </table:table-cell>
          <table:table-cell table:style-name="ce320" office:value-type="float" office:value="1800" calcext:value-type="float">
            <text:p>1800</text:p>
          </table:table-cell>
          <table:table-cell table:style-name="ce320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0" office:value-type="float" office:value="450" calcext:value-type="float">
            <text:p>450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38" office:value-type="string" calcext:value-type="string">
            <text:p>Thermalstrahler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39" office:value-type="string" calcext:value-type="string">
            <text:p>Thermalstrahler II</text:p>
          </table:table-cell>
          <table:table-cell table:style-name="ce2" office:value-type="string" calcext:value-type="string">
            <text:p>Polaronenstr. 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" calcext:value-type="float">
            <text:p>3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40" office:value-type="string" calcext:value-type="string">
            <text:p>Thermalstrahler III</text:p>
          </table:table-cell>
          <table:table-cell table:style-name="ce2" office:value-type="string" calcext:value-type="string">
            <text:p>Polaronenstr. 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68" calcext:value-type="float">
            <text:p>6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41" office:value-type="string" calcext:value-type="string">
            <text:p>Abfangjägerstaffel I</text:p>
          </table:table-cell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320" table:number-columns-repeated="2"/>
          <table:table-cell table:style-name="ce2" office:value-type="float" office:value="1200" calcext:value-type="float">
            <text:p>1200</text:p>
          </table:table-cell>
          <table:table-cell table:style-name="ce320" table:number-columns-repeated="2"/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9000" calcext:value-type="float">
            <text:p>9000</text:p>
          </table:table-cell>
          <table:table-cell table:style-name="ce320" office:value-type="float" office:value="650" calcext:value-type="float">
            <text:p>65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42" office:value-type="string" calcext:value-type="string">
            <text:p>Abfangjägerstaffel II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320" table:number-columns-repeated="2"/>
          <table:table-cell table:style-name="ce2" office:value-type="float" office:value="1200" calcext:value-type="float">
            <text:p>1200</text:p>
          </table:table-cell>
          <table:table-cell table:style-name="ce320" table:number-columns-repeated="2"/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9000" calcext:value-type="float">
            <text:p>9000</text:p>
          </table:table-cell>
          <table:table-cell table:style-name="ce320" office:value-type="float" office:value="650" calcext:value-type="float">
            <text:p>65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43" office:value-type="string" calcext:value-type="string">
            <text:p>Abfangjägerstaffel III</text:p>
          </table:table-cell>
          <table:table-cell table:style-name="ce2" office:value-type="string" calcext:value-type="string">
            <text:p>Waffenlabor X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320" table:number-columns-repeated="2"/>
          <table:table-cell table:style-name="ce2" office:value-type="float" office:value="1200" calcext:value-type="float">
            <text:p>1200</text:p>
          </table:table-cell>
          <table:table-cell table:style-name="ce320" table:number-columns-repeated="2"/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9000" calcext:value-type="float">
            <text:p>9000</text:p>
          </table:table-cell>
          <table:table-cell table:style-name="ce320" office:value-type="float" office:value="650" calcext:value-type="float">
            <text:p>65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44" office:value-type="string" calcext:value-type="string">
            <text:p>Aurora-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" calcext:value-type="float">
            <text:p>1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0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45" office:value-type="string" calcext:value-type="string">
            <text:p>Aurora-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0" calcext:value-type="float">
            <text:p>3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0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46" office:value-type="string" calcext:value-type="string">
            <text:p>Aurora-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56" calcext:value-type="float">
            <text:p>56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0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47" office:value-type="string" calcext:value-type="string">
            <text:p>Belagerungstreiber I</text:p>
          </table:table-cell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8" calcext:value-type="float">
            <text:p>28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48" office:value-type="string" calcext:value-type="string">
            <text:p>Belagerungstreiber II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42" calcext:value-type="float">
            <text:p>42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49" office:value-type="string" calcext:value-type="string">
            <text:p>Belagerungstreiber III</text:p>
          </table:table-cell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53" calcext:value-type="float">
            <text:p>53</text:p>
          </table:table-cell>
          <table:table-cell table:style-name="ce320" office:value-type="float" office:value="4000" calcext:value-type="float">
            <text:p>4000</text:p>
          </table:table-cell>
          <table:table-cell table:style-name="ce320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50" office:value-type="string" calcext:value-type="string">
            <text:p>Burststrahl I</text:p>
          </table:table-cell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5" calcext:value-type="float">
            <text:p>55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51" office:value-type="string" calcext:value-type="string">
            <text:p>Burststrahl II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82" calcext:value-type="float">
            <text:p>82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52" office:value-type="string" calcext:value-type="string">
            <text:p>Burststrahl III</text:p>
          </table:table-cell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03" calcext:value-type="float">
            <text:p>103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53" office:value-type="string" calcext:value-type="string">
            <text:p>Creepertorpedo I</text:p>
          </table:table-cell>
          <table:table-cell table:style-name="ce2" office:value-type="string" calcext:value-type="string">
            <text:p>Waffenlabor I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5" calcext:value-type="float">
            <text:p>35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0" office:value-type="float" office:value="700" calcext:value-type="float">
            <text:p>700</text:p>
          </table:table-cell>
          <table:table-cell table:style-name="ce320" office:value-type="float" office:value="90" calcext:value-type="float">
            <text:p>9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54" office:value-type="string" calcext:value-type="string">
            <text:p>Creepertorpedo II</text:p>
          </table:table-cell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3" calcext:value-type="float">
            <text:p>43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0" office:value-type="float" office:value="700" calcext:value-type="float">
            <text:p>700</text:p>
          </table:table-cell>
          <table:table-cell table:style-name="ce320" office:value-type="float" office:value="90" calcext:value-type="float">
            <text:p>9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55" office:value-type="string" calcext:value-type="string">
            <text:p>Creepertorpedo III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4" calcext:value-type="float">
            <text:p>54</text:p>
          </table:table-cell>
          <table:table-cell table:style-name="ce320" office:value-type="float" office:value="2500" calcext:value-type="float">
            <text:p>2500</text:p>
          </table:table-cell>
          <table:table-cell table:style-name="ce320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0" office:value-type="float" office:value="700" calcext:value-type="float">
            <text:p>700</text:p>
          </table:table-cell>
          <table:table-cell table:style-name="ce320" office:value-type="float" office:value="90" calcext:value-type="float">
            <text:p>90</text:p>
          </table:table-cell>
          <table:table-cell table:style-name="ce320" table:number-columns-repeated="3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Wellengeschütz</text:p>
          </table:table-cell>
          <table:table-cell table:style-name="ce456" office:value-type="string" calcext:value-type="string">
            <text:p>Wellengeschütz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7" calcext:value-type="float">
            <text:p>17</text:p>
          </table:table-cell>
          <table:table-cell table:style-name="ce320" office:value-type="float" office:value="2000" calcext:value-type="float">
            <text:p>2000</text:p>
          </table:table-cell>
          <table:table-cell table:style-name="ce320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0" table:number-columns-repeated="5"/>
          <table:table-cell table:style-name="ce169" office:value-type="percentage" office:value="0.25" calcext:value-type="percentage">
            <text:p>25%</text:p>
          </table:table-cell>
          <table:table-cell table:style-name="ce169" table:number-columns-repeated="2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57" office:value-type="string" calcext:value-type="string">
            <text:p>Burststrahlturm I</text:p>
          </table:table-cell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22" calcext:value-type="float">
            <text:p>122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58" office:value-type="string" calcext:value-type="string">
            <text:p>Burststrahlturm II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85" calcext:value-type="float">
            <text:p>185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59" office:value-type="string" calcext:value-type="string">
            <text:p>Burststrahlturm III</text:p>
          </table:table-cell>
          <table:table-cell table:style-name="ce2" office:value-type="string" calcext:value-type="string">
            <text:p>Waffenlabor X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282" calcext:value-type="float">
            <text:p>282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60" office:value-type="string" calcext:value-type="string">
            <text:p>Bomberstaffel I</text:p>
          </table:table-cell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78" calcext:value-type="float">
            <text:p>78</text:p>
          </table:table-cell>
          <table:table-cell table:style-name="ce320" table:number-columns-repeated="2"/>
          <table:table-cell table:style-name="ce2" office:value-type="float" office:value="1500" calcext:value-type="float">
            <text:p>1500</text:p>
          </table:table-cell>
          <table:table-cell table:style-name="ce320" table:number-columns-repeated="2"/>
          <table:table-cell table:style-name="ce320" office:value-type="float" office:value="25" calcext:value-type="float">
            <text:p>25</text:p>
          </table:table-cell>
          <table:table-cell table:style-name="ce320" office:value-type="float" office:value="9000" calcext:value-type="float">
            <text:p>9000</text:p>
          </table:table-cell>
          <table:table-cell table:style-name="ce320" office:value-type="float" office:value="750" calcext:value-type="float">
            <text:p>75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61" office:value-type="string" calcext:value-type="string">
            <text:p>Bomberstaffel II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10" calcext:value-type="float">
            <text:p>110</text:p>
          </table:table-cell>
          <table:table-cell table:style-name="ce320" table:number-columns-repeated="2"/>
          <table:table-cell table:style-name="ce2" office:value-type="float" office:value="1500" calcext:value-type="float">
            <text:p>1500</text:p>
          </table:table-cell>
          <table:table-cell table:style-name="ce320" table:number-columns-repeated="2"/>
          <table:table-cell table:style-name="ce320" office:value-type="float" office:value="25" calcext:value-type="float">
            <text:p>25</text:p>
          </table:table-cell>
          <table:table-cell table:style-name="ce320" office:value-type="float" office:value="9000" calcext:value-type="float">
            <text:p>9000</text:p>
          </table:table-cell>
          <table:table-cell table:style-name="ce320" office:value-type="float" office:value="750" calcext:value-type="float">
            <text:p>75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62" office:value-type="string" calcext:value-type="string">
            <text:p>Bomberstaffel III</text:p>
          </table:table-cell>
          <table:table-cell table:style-name="ce2" office:value-type="string" calcext:value-type="string">
            <text:p>Waffenlabor X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154" calcext:value-type="float">
            <text:p>154</text:p>
          </table:table-cell>
          <table:table-cell table:style-name="ce320" table:number-columns-repeated="2"/>
          <table:table-cell table:style-name="ce2" office:value-type="float" office:value="1500" calcext:value-type="float">
            <text:p>1500</text:p>
          </table:table-cell>
          <table:table-cell table:style-name="ce320" table:number-columns-repeated="2"/>
          <table:table-cell table:style-name="ce320" office:value-type="float" office:value="25" calcext:value-type="float">
            <text:p>25</text:p>
          </table:table-cell>
          <table:table-cell table:style-name="ce320" office:value-type="float" office:value="9000" calcext:value-type="float">
            <text:p>9000</text:p>
          </table:table-cell>
          <table:table-cell table:style-name="ce320" office:value-type="float" office:value="750" calcext:value-type="float">
            <text:p>750</text:p>
          </table:table-cell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63"/>
          <table:table-cell table:style-name="ce2" table:number-columns-repeated="6"/>
          <table:table-cell table:style-name="ce320" table:number-columns-repeated="2"/>
          <table:table-cell table:style-name="ce2"/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64"/>
          <table:table-cell table:style-name="ce2" table:number-columns-repeated="6"/>
          <table:table-cell table:style-name="ce320" table:number-columns-repeated="2"/>
          <table:table-cell table:style-name="ce2"/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65"/>
          <table:table-cell table:style-name="ce2" table:number-columns-repeated="6"/>
          <table:table-cell table:style-name="ce320" table:number-columns-repeated="2"/>
          <table:table-cell table:style-name="ce2"/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66"/>
          <table:table-cell table:style-name="ce2" table:number-columns-repeated="6"/>
          <table:table-cell table:style-name="ce320" table:number-columns-repeated="2"/>
          <table:table-cell table:style-name="ce2"/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67"/>
          <table:table-cell table:style-name="ce2" table:number-columns-repeated="6"/>
          <table:table-cell table:style-name="ce320" table:number-columns-repeated="2"/>
          <table:table-cell table:style-name="ce2"/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68"/>
          <table:table-cell table:style-name="ce2" table:number-columns-repeated="6"/>
          <table:table-cell table:style-name="ce320" table:number-columns-repeated="2"/>
          <table:table-cell table:style-name="ce2"/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69"/>
          <table:table-cell table:style-name="ce2" table:number-columns-repeated="6"/>
          <table:table-cell table:style-name="ce320" table:number-columns-repeated="2"/>
          <table:table-cell table:style-name="ce2"/>
          <table:table-cell table:style-name="ce320" table:number-columns-repeated="5"/>
          <table:table-cell table:style-name="ce169" table:number-columns-repeated="3"/>
          <table:table-cell table:style-name="ce320"/>
          <table:table-cell table:style-name="ce169"/>
          <table:table-cell table:style-name="ce320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 table:number-rows-repeated="19">
          <table:table-cell table:style-name="ce175" table:number-columns-repeated="9"/>
          <table:table-cell table:style-name="ce321" table:number-columns-repeated="2"/>
          <table:table-cell table:style-name="ce175"/>
          <table:table-cell table:style-name="ce321" table:number-columns-repeated="5"/>
          <table:table-cell table:style-name="ce317" table:number-columns-repeated="3"/>
          <table:table-cell table:style-name="ce321"/>
          <table:table-cell table:style-name="ce317"/>
          <table:table-cell table:style-name="ce321"/>
          <table:table-cell table:style-name="ce318" table:number-columns-repeated="6"/>
          <table:table-cell table:style-name="ce175" table:number-columns-repeated="2"/>
          <table:table-cell table:style-name="ce471"/>
          <table:table-cell table:style-name="ce3" table:number-columns-repeated="985"/>
        </table:table-row>
        <table:table-row table:style-name="ro3" table:number-rows-repeated="4">
          <table:table-cell table:number-columns-repeated="11"/>
          <table:table-cell table:style-name="ce175"/>
          <table:table-cell table:number-columns-repeated="5"/>
          <table:table-cell table:style-name="ce317" table:number-columns-repeated="3"/>
          <table:table-cell table:style-name="ce321"/>
          <table:table-cell table:style-name="ce317"/>
          <table:table-cell table:style-name="ce321"/>
          <table:table-cell table:number-columns-repeated="3"/>
          <table:table-cell table:style-name="ce318" table:number-columns-repeated="3"/>
          <table:table-cell table:style-name="ce175"/>
          <table:table-cell/>
          <table:table-cell table:style-name="ce471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75"/>
          <table:table-cell table:number-columns-repeated="5"/>
          <table:table-cell table:style-name="ce317" table:number-columns-repeated="3"/>
          <table:table-cell table:style-name="ce321"/>
          <table:table-cell table:style-name="ce317"/>
          <table:table-cell table:style-name="ce321"/>
          <table:table-cell table:number-columns-repeated="3"/>
          <table:table-cell table:style-name="ce318" table:number-columns-repeated="3"/>
          <table:table-cell table:style-name="ce175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75"/>
          <table:table-cell table:number-columns-repeated="14"/>
          <table:table-cell table:style-name="ce318" table:number-columns-repeated="3"/>
          <table:table-cell table:style-name="ce175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18" table:number-columns-repeated="3"/>
          <table:table-cell table:style-name="ce175"/>
          <table:table-cell table:number-columns-repeated="987"/>
        </table:table-row>
        <table:table-row table:style-name="ro3" table:number-rows-repeated="1048310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</calcext:conditional-formats>
      </table:table>
      <table:table table:name="Module" table:style-name="ta4">
        <office:forms form:automatic-focus="false" form:apply-design-mode="false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40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60" table:default-cell-style-name="ce3"/>
        <table:table-column table:style-name="co64" table:default-cell-style-name="ce167"/>
        <table:table-column table:style-name="co65" table:default-cell-style-name="ce167"/>
        <table:table-column table:style-name="co22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ce3"/>
        <table:table-column table:style-name="co18" table:default-cell-style-name="ce173"/>
        <table:table-column table:style-name="co36" table:number-columns-repeated="996" table:default-cell-style-name="ce3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165" office:value-type="string" calcext:value-type="string">
            <text:p>Kollateral</text:p>
          </table:table-cell>
          <table:table-cell table:style-name="ce165" office:value-type="string" calcext:value-type="string">
            <text:p>Lager (t)</text:p>
          </table:table-cell>
          <table:table-cell table:style-name="ce165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Fläche (m²)</text:p>
          </table:table-cell>
          <table:table-cell table:style-name="ce1" office:value-type="string" calcext:value-type="string">
            <text:p>Warnradius (m)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72" office:value-type="string" calcext:value-type="string">
            <text:p>Antimateriesilo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250000" calcext:value-type="float">
            <text:p>25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73" office:value-type="string" calcext:value-type="string">
            <text:p>Antimateriesilo II</text:p>
          </table:table-cell>
          <table:table-cell table:style-name="ce2" office:value-type="string" calcext:value-type="string">
            <text:p>Antimateriesilo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74" office:value-type="string" calcext:value-type="string">
            <text:p>Antimateriesilo III</text:p>
          </table:table-cell>
          <table:table-cell table:style-name="ce2" office:value-type="string" calcext:value-type="string">
            <text:p>Antimateriesilo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640000" calcext:value-type="float">
            <text:p>64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75" office:value-type="string" calcext:value-type="string">
            <text:p>Antimateriesilo IV</text:p>
          </table:table-cell>
          <table:table-cell table:style-name="ce2" office:value-type="string" calcext:value-type="string">
            <text:p>Antimateriesilo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1024000" calcext:value-type="float">
            <text:p>1.024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76" office:value-type="string" calcext:value-type="string">
            <text:p>Antimateriesilo V</text:p>
          </table:table-cell>
          <table:table-cell table:style-name="ce2" office:value-type="string" calcext:value-type="string">
            <text:p>Antimateriesilo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1638000" calcext:value-type="float">
            <text:p>1.638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77" office:value-type="string" calcext:value-type="string">
            <text:p>Antimateriesilo VI</text:p>
          </table:table-cell>
          <table:table-cell table:style-name="ce2" office:value-type="string" calcext:value-type="string">
            <text:p>Antimateriesilo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2621000" calcext:value-type="float">
            <text:p>2.621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78" office:value-type="string" calcext:value-type="string">
            <text:p>Antimateriesilo VII</text:p>
          </table:table-cell>
          <table:table-cell table:style-name="ce2" office:value-type="string" calcext:value-type="string">
            <text:p>Antimateriesilo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4194000" calcext:value-type="float">
            <text:p>4.194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79" office:value-type="string" calcext:value-type="string">
            <text:p>Antimateriesilo VIII</text:p>
          </table:table-cell>
          <table:table-cell table:style-name="ce2" office:value-type="string" calcext:value-type="string">
            <text:p>Antimateriesilo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710000" calcext:value-type="float">
            <text:p>6.71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80" office:value-type="string" calcext:value-type="string">
            <text:p>Antimateriesilo IX</text:p>
          </table:table-cell>
          <table:table-cell table:style-name="ce2" office:value-type="string" calcext:value-type="string">
            <text:p>Antimateriesilo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0736000" calcext:value-type="float">
            <text:p>10.736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81" office:value-type="string" calcext:value-type="string">
            <text:p>Antimateriesilo X</text:p>
          </table:table-cell>
          <table:table-cell table:style-name="ce2" office:value-type="string" calcext:value-type="string">
            <text:p>Antimateriesilo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17178000" calcext:value-type="float">
            <text:p>17.178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482" office:value-type="string" calcext:value-type="string">
            <text:p>Brücke I</text:p>
          </table:table-cell>
          <table:table-cell table:style-name="ce2" table:number-columns-repeated="3"/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483" office:value-type="string" calcext:value-type="string">
            <text:p>Brücke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166" office:value-type="float" office:value="150000" calcext:value-type="float">
            <text:p>150.000</text:p>
          </table:table-cell>
          <table:table-cell table:style-name="ce16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166"/>
          <table:table-cell table:style-name="ce166" office:value-type="float" office:value="59160" calcext:value-type="float">
            <text:p>59.160</text:p>
          </table:table-cell>
          <table:table-cell table:style-name="ce166" table:number-columns-repeated="3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484" office:value-type="string" calcext:value-type="string">
            <text:p>Brücke III</text:p>
          </table:table-cell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166" office:value-type="float" office:value="450000" calcext:value-type="float">
            <text:p>450.000</text:p>
          </table:table-cell>
          <table:table-cell table:style-name="ce16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166"/>
          <table:table-cell table:style-name="ce166" office:value-type="float" office:value="585684" calcext:value-type="float">
            <text:p>585.684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485" office:value-type="string" calcext:value-type="string">
            <text:p>Brücke IV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II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166" office:value-type="float" office:value="1350000" calcext:value-type="float">
            <text:p>1.350.000</text:p>
          </table:table-cell>
          <table:table-cell table:style-name="ce16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66"/>
          <table:table-cell table:style-name="ce166" office:value-type="float" office:value="4744038" calcext:value-type="float">
            <text:p>4.744.03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486" office:value-type="string" calcext:value-type="string">
            <text:p>Brücke V</text:p>
          </table:table-cell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166" office:value-type="float" office:value="4050000" calcext:value-type="float">
            <text:p>4.050.000</text:p>
          </table:table-cell>
          <table:table-cell table:style-name="ce166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66"/>
          <table:table-cell table:style-name="ce166" office:value-type="float" office:value="23909964" calcext:value-type="float">
            <text:p>23.909.964</text:p>
          </table:table-cell>
          <table:table-cell table:style-name="ce166" office:value-type="float" office:value="5977491" calcext:value-type="float">
            <text:p>5.977.491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87" office:value-type="string" calcext:value-type="string">
            <text:p>Flottenwerft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88" office:value-type="string" calcext:value-type="string">
            <text:p>Flottenwerft II</text:p>
          </table:table-cell>
          <table:table-cell table:style-name="ce2" office:value-type="string" calcext:value-type="string">
            <text:p>Flottenwerft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table:number-columns-repeated="2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89" office:value-type="string" calcext:value-type="string">
            <text:p>Flottenwerft I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table:number-columns-repeated="2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90" office:value-type="string" calcext:value-type="string">
            <text:p>Flottenwerft IV</text:p>
          </table:table-cell>
          <table:table-cell table:style-name="ce2" office:value-type="string" calcext:value-type="string">
            <text:p>Flottenwerft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table:number-columns-repeated="2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91" office:value-type="string" calcext:value-type="string">
            <text:p>Flottenwerft V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4150" calcext:value-type="float">
            <text:p>4150</text:p>
          </table:table-cell>
          <table:table-cell table:style-name="ce2" table:number-columns-repeated="2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92" office:value-type="string" calcext:value-type="string">
            <text:p>Flottenwerft VI</text:p>
          </table:table-cell>
          <table:table-cell table:style-name="ce2" office:value-type="string" calcext:value-type="string">
            <text:p>Flottenwerft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6450" calcext:value-type="float">
            <text:p>6450</text:p>
          </table:table-cell>
          <table:table-cell table:style-name="ce2" table:number-columns-repeated="2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93" office:value-type="string" calcext:value-type="string">
            <text:p>Flottenwerft VII</text:p>
          </table:table-cell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2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94" office:value-type="string" calcext:value-type="string">
            <text:p>Flottenwerft VIII</text:p>
          </table:table-cell>
          <table:table-cell table:style-name="ce2" office:value-type="string" calcext:value-type="string">
            <text:p>Flottenwerft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2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95" office:value-type="string" calcext:value-type="string">
            <text:p>Flottenwerft IX</text:p>
          </table:table-cell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2800" calcext:value-type="float">
            <text:p>22800</text:p>
          </table:table-cell>
          <table:table-cell table:style-name="ce2" table:number-columns-repeated="2"/>
          <table:table-cell table:style-name="ce166"/>
          <table:table-cell table:style-name="ce166" office:value-type="float" office:value="18085532" calcext:value-type="float">
            <text:p>18.085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496" office:value-type="string" calcext:value-type="string">
            <text:p>Flottenwerft X</text:p>
          </table:table-cell>
          <table:table-cell table:style-name="ce2" office:value-type="string" calcext:value-type="string">
            <text:p>Flottenwerft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34200" calcext:value-type="float">
            <text:p>34200</text:p>
          </table:table-cell>
          <table:table-cell table:style-name="ce2" table:number-columns-repeated="2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497" office:value-type="string" calcext:value-type="string">
            <text:p>Helium-3-Schürfer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498" office:value-type="string" calcext:value-type="string">
            <text:p>Helium-3-Schürfer II</text:p>
          </table:table-cell>
          <table:table-cell table:style-name="ce2" office:value-type="string" calcext:value-type="string">
            <text:p>Helium-3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499" office:value-type="string" calcext:value-type="string">
            <text:p>Helium-3-Schürfer III</text:p>
          </table:table-cell>
          <table:table-cell table:style-name="ce2" office:value-type="string" calcext:value-type="string">
            <text:p>Helium-3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00" office:value-type="string" calcext:value-type="string">
            <text:p>Helium-3-Schürfer IV</text:p>
          </table:table-cell>
          <table:table-cell table:style-name="ce2" office:value-type="string" calcext:value-type="string">
            <text:p>Helium-3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01" office:value-type="string" calcext:value-type="string">
            <text:p>Helium-3-Schürfer V</text:p>
          </table:table-cell>
          <table:table-cell table:style-name="ce2" office:value-type="string" calcext:value-type="string">
            <text:p>Helium-3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02" office:value-type="string" calcext:value-type="string">
            <text:p>Helium-3-Schürfer VI</text:p>
          </table:table-cell>
          <table:table-cell table:style-name="ce2" office:value-type="string" calcext:value-type="string">
            <text:p>Helium-3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03" office:value-type="string" calcext:value-type="string">
            <text:p>Helium-3-Schürfer VII</text:p>
          </table:table-cell>
          <table:table-cell table:style-name="ce2" office:value-type="string" calcext:value-type="string">
            <text:p>Helium-3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70560" calcext:value-type="float">
            <text:p>17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04" office:value-type="string" calcext:value-type="string">
            <text:p>Helium-3-Schürfer VIII</text:p>
          </table:table-cell>
          <table:table-cell table:style-name="ce2" office:value-type="string" calcext:value-type="string">
            <text:p>Helium-3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05" office:value-type="string" calcext:value-type="string">
            <text:p>Helium-3-Schürfer IX</text:p>
          </table:table-cell>
          <table:table-cell table:style-name="ce2" office:value-type="string" calcext:value-type="string">
            <text:p>Helium-3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06" office:value-type="string" calcext:value-type="string">
            <text:p>Helium-3-Schürfer X</text:p>
          </table:table-cell>
          <table:table-cell table:style-name="ce2" office:value-type="string" calcext:value-type="string">
            <text:p>Helium-3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166"/>
          <table:table-cell table:style-name="ce166" office:value-type="float" office:value="1384930" calcext:value-type="float">
            <text:p>1.384.9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07" office:value-type="string" calcext:value-type="string">
            <text:p>Kampfmodul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166" table:number-columns-repeated="2"/>
          <table:table-cell table:style-name="ce169" table:number-columns-repeated="5"/>
          <table:table-cell table:style-name="ce166"/>
          <table:table-cell table:style-name="ce166" office:value-type="float" office:value="638" calcext:value-type="float">
            <text:p>638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08" office:value-type="string" calcext:value-type="string">
            <text:p>Kampfmodul II</text:p>
          </table:table-cell>
          <table:table-cell table:style-name="ce2" office:value-type="string" calcext:value-type="string">
            <text:p>Kampf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920" calcext:value-type="float">
            <text:p>1.920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09" office:value-type="string" calcext:value-type="string">
            <text:p>Kampfmodul III</text:p>
          </table:table-cell>
          <table:table-cell table:style-name="ce2" office:value-type="string" calcext:value-type="string">
            <text:p>Kampf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760" calcext:value-type="float">
            <text:p>5.760</text:p>
          </table:table-cell>
          <table:table-cell table:style-name="ce166" table:number-columns-repeated="3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10" office:value-type="string" calcext:value-type="string">
            <text:p>Kampfmodul IV</text:p>
          </table:table-cell>
          <table:table-cell table:style-name="ce2" office:value-type="string" calcext:value-type="string">
            <text:p>Kampf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7280" calcext:value-type="float">
            <text:p>17.280</text:p>
          </table:table-cell>
          <table:table-cell table:style-name="ce166" table:number-columns-repeated="3"/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11" office:value-type="string" calcext:value-type="string">
            <text:p>Kampfmodul V</text:p>
          </table:table-cell>
          <table:table-cell table:style-name="ce2" office:value-type="string" calcext:value-type="string">
            <text:p>Kampf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1840" calcext:value-type="float">
            <text:p>51.840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12" office:value-type="string" calcext:value-type="string">
            <text:p>Kampfmodul VI</text:p>
          </table:table-cell>
          <table:table-cell table:style-name="ce2" office:value-type="string" calcext:value-type="string">
            <text:p>Kampf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55520" calcext:value-type="float">
            <text:p>155.520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13" office:value-type="string" calcext:value-type="string">
            <text:p>Kampfmodul VII</text:p>
          </table:table-cell>
          <table:table-cell table:style-name="ce2" office:value-type="string" calcext:value-type="string">
            <text:p>Kampf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71" calcext:value-type="float">
            <text:p>67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66560" calcext:value-type="float">
            <text:p>466.56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14" office:value-type="string" calcext:value-type="string">
            <text:p>Kampfmodul VIII</text:p>
          </table:table-cell>
          <table:table-cell table:style-name="ce2" office:value-type="string" calcext:value-type="string">
            <text:p>Kampf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948" calcext:value-type="float">
            <text:p>94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399680" calcext:value-type="float">
            <text:p>1.399.680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39" calcext:value-type="float">
            <text:p>39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15" office:value-type="string" calcext:value-type="string">
            <text:p>Kampfmodul IX</text:p>
          </table:table-cell>
          <table:table-cell table:style-name="ce2" office:value-type="string" calcext:value-type="string">
            <text:p>Kampf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339" calcext:value-type="float">
            <text:p>133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779135" calcext:value-type="float">
            <text:p>3.779.135</text:p>
          </table:table-cell>
          <table:table-cell table:style-name="ce166" table:number-columns-repeated="2"/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16" office:value-type="string" calcext:value-type="string">
            <text:p>Kampfmodul X</text:p>
          </table:table-cell>
          <table:table-cell table:style-name="ce2" office:value-type="string" calcext:value-type="string">
            <text:p>Kampf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2835" calcext:value-type="float">
            <text:p>283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0077695" calcext:value-type="float">
            <text:p>10.077.695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1" calcext:value-type="float">
            <text:p>51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17" office:value-type="string" calcext:value-type="string">
            <text:p>Lagermodul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18" office:value-type="string" calcext:value-type="string">
            <text:p>Lagermodul II</text:p>
          </table:table-cell>
          <table:table-cell table:style-name="ce2" office:value-type="string" calcext:value-type="string">
            <text:p>Lager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100000" calcext:value-type="float">
            <text:p>1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19" office:value-type="string" calcext:value-type="string">
            <text:p>Lagermodul III</text:p>
          </table:table-cell>
          <table:table-cell table:style-name="ce2" office:value-type="string" calcext:value-type="string">
            <text:p>Lager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200000" calcext:value-type="float">
            <text:p>2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20" office:value-type="string" calcext:value-type="string">
            <text:p>Lagermodul IV</text:p>
          </table:table-cell>
          <table:table-cell table:style-name="ce2" office:value-type="string" calcext:value-type="string">
            <text:p>Lager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21" office:value-type="string" calcext:value-type="string">
            <text:p>Lagermodul V</text:p>
          </table:table-cell>
          <table:table-cell table:style-name="ce2" office:value-type="string" calcext:value-type="string">
            <text:p>Lager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800000" calcext:value-type="float">
            <text:p>8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22" office:value-type="string" calcext:value-type="string">
            <text:p>Lagermodul VI</text:p>
          </table:table-cell>
          <table:table-cell table:style-name="ce2" office:value-type="string" calcext:value-type="string">
            <text:p>Lager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1600000" calcext:value-type="float">
            <text:p>1.6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23" office:value-type="string" calcext:value-type="string">
            <text:p>Lagermodul VII</text:p>
          </table:table-cell>
          <table:table-cell table:style-name="ce2" office:value-type="string" calcext:value-type="string">
            <text:p>Lager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3200000" calcext:value-type="float">
            <text:p>3.2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24" office:value-type="string" calcext:value-type="string">
            <text:p>Lagermodul VIII</text:p>
          </table:table-cell>
          <table:table-cell table:style-name="ce2" office:value-type="string" calcext:value-type="string">
            <text:p>Lager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400000" calcext:value-type="float">
            <text:p>6.4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25" office:value-type="string" calcext:value-type="string">
            <text:p>Lagermodul IX</text:p>
          </table:table-cell>
          <table:table-cell table:style-name="ce2" office:value-type="string" calcext:value-type="string">
            <text:p>Lager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2800000" calcext:value-type="float">
            <text:p>12.8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26" office:value-type="string" calcext:value-type="string">
            <text:p>Lagermodul X</text:p>
          </table:table-cell>
          <table:table-cell table:style-name="ce2" office:value-type="string" calcext:value-type="string">
            <text:p>Lager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25600000" calcext:value-type="float">
            <text:p>25.6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27" office:value-type="string" calcext:value-type="string">
            <text:p>Mineralerz-Schürfer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28" office:value-type="string" calcext:value-type="string">
            <text:p>Mineralerz-Schürfer II</text:p>
          </table:table-cell>
          <table:table-cell table:style-name="ce2" office:value-type="string" calcext:value-type="string">
            <text:p>Mineralerz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29" office:value-type="string" calcext:value-type="string">
            <text:p>Mineralerz-Schürfer III</text:p>
          </table:table-cell>
          <table:table-cell table:style-name="ce2" office:value-type="string" calcext:value-type="string">
            <text:p>Mineralerz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30" office:value-type="string" calcext:value-type="string">
            <text:p>Mineralerz-Schürfer IV</text:p>
          </table:table-cell>
          <table:table-cell table:style-name="ce2" office:value-type="string" calcext:value-type="string">
            <text:p>Mineralerz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31" office:value-type="string" calcext:value-type="string">
            <text:p>Mineralerz-Schürfer V</text:p>
          </table:table-cell>
          <table:table-cell table:style-name="ce2" office:value-type="string" calcext:value-type="string">
            <text:p>Mineralerz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32" office:value-type="string" calcext:value-type="string">
            <text:p>Mineralerz-Schürfer VI</text:p>
          </table:table-cell>
          <table:table-cell table:style-name="ce2" office:value-type="string" calcext:value-type="string">
            <text:p>Mineralerz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33" office:value-type="string" calcext:value-type="string">
            <text:p>Mineralerz-Schürfer VII</text:p>
          </table:table-cell>
          <table:table-cell table:style-name="ce2" office:value-type="string" calcext:value-type="string">
            <text:p>Mineralerz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40560" calcext:value-type="float">
            <text:p>14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34" office:value-type="string" calcext:value-type="string">
            <text:p>Mineralerz-Schürfer VIII</text:p>
          </table:table-cell>
          <table:table-cell table:style-name="ce2" office:value-type="string" calcext:value-type="string">
            <text:p>Mineralerz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35" office:value-type="string" calcext:value-type="string">
            <text:p>Mineralerz-Schürfer IX</text:p>
          </table:table-cell>
          <table:table-cell table:style-name="ce2" office:value-type="string" calcext:value-type="string">
            <text:p>Mineralerz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36" office:value-type="string" calcext:value-type="string">
            <text:p>Mineralerz-Schürfer X</text:p>
          </table:table-cell>
          <table:table-cell table:style-name="ce2" office:value-type="string" calcext:value-type="string">
            <text:p>Mineralerz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166"/>
          <table:table-cell table:style-name="ce166" office:value-type="float" office:value="1729330" calcext:value-type="float">
            <text:p>1.729.3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37" office:value-type="string" calcext:value-type="string">
            <text:p>Schiffsfabrik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38" office:value-type="string" calcext:value-type="string">
            <text:p>Schiffsfabrik II</text:p>
          </table:table-cell>
          <table:table-cell table:style-name="ce2" office:value-type="string" calcext:value-type="string">
            <text:p>Schiffsfabrik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39" office:value-type="string" calcext:value-type="string">
            <text:p>Schiffsfabrik I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40" office:value-type="string" calcext:value-type="string">
            <text:p>Schiffsfabrik IV</text:p>
          </table:table-cell>
          <table:table-cell table:style-name="ce2" office:value-type="string" calcext:value-type="string">
            <text:p>Schiffsfabrik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41" office:value-type="string" calcext:value-type="string">
            <text:p>Schiffsfabrik V</text:p>
          </table:table-cell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42" office:value-type="string" calcext:value-type="string">
            <text:p>Schiffsfabrik VI</text:p>
          </table:table-cell>
          <table:table-cell table:style-name="ce2" office:value-type="string" calcext:value-type="string">
            <text:p>Schiffsfabrik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43" office:value-type="string" calcext:value-type="string">
            <text:p>Schiffsfabrik VI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44" office:value-type="string" calcext:value-type="string">
            <text:p>Schiffsfabrik VI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45" office:value-type="string" calcext:value-type="string">
            <text:p>Schiffsfabrik IX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8086532" calcext:value-type="float">
            <text:p>18.086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46" office:value-type="string" calcext:value-type="string">
            <text:p>Schiffsfabrik X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47" office:value-type="string" calcext:value-type="string">
            <text:p>Schiffslabor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48" office:value-type="string" calcext:value-type="string">
            <text:p>Schiffslabor II</text:p>
          </table:table-cell>
          <table:table-cell table:style-name="ce2" office:value-type="string" calcext:value-type="string">
            <text:p>Schiffs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136" calcext:value-type="float">
            <text:p>12.13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49" office:value-type="string" calcext:value-type="string">
            <text:p>Schiffslabor III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3376" calcext:value-type="float">
            <text:p>33.376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50" office:value-type="string" calcext:value-type="string">
            <text:p>Schiffslabor IV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91781" calcext:value-type="float">
            <text:p>91.78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51" office:value-type="string" calcext:value-type="string">
            <text:p>Schiffslabor V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52398" calcext:value-type="float">
            <text:p>252.39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52" office:value-type="string" calcext:value-type="string">
            <text:p>Schiffslabor VI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694093" calcext:value-type="float">
            <text:p>694.093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53" office:value-type="string" calcext:value-type="string">
            <text:p>Schiffslabor VII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908752" calcext:value-type="float">
            <text:p>1.908.75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54" office:value-type="string" calcext:value-type="string">
            <text:p>Schiffslabor VIII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249071" calcext:value-type="float">
            <text:p>5.249.071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55" office:value-type="string" calcext:value-type="string">
            <text:p>Schiffslabor IX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991450" calcext:value-type="float">
            <text:p>12.991.450</text:p>
          </table:table-cell>
          <table:table-cell table:style-name="ce166" office:value-type="float" office:value="1443494" calcext:value-type="float">
            <text:p>1.443.49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56" office:value-type="string" calcext:value-type="string">
            <text:p>Schiffslabor 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1776882" calcext:value-type="float">
            <text:p>31.776.882</text:p>
          </table:table-cell>
          <table:table-cell table:style-name="ce166" office:value-type="float" office:value="7939220" calcext:value-type="float">
            <text:p>7.939.220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57" office:value-type="string" calcext:value-type="string">
            <text:p>Techniklabor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58" office:value-type="string" calcext:value-type="string">
            <text:p>Techniklabor II</text:p>
          </table:table-cell>
          <table:table-cell table:style-name="ce2" office:value-type="string" calcext:value-type="string">
            <text:p>Technik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1586" calcext:value-type="float">
            <text:p>11.58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59" office:value-type="string" calcext:value-type="string">
            <text:p>Techniklabor III</text:p>
          </table:table-cell>
          <table:table-cell table:style-name="ce2" office:value-type="string" calcext:value-type="string">
            <text:p>Technik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1857" calcext:value-type="float">
            <text:p>31.857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60" office:value-type="string" calcext:value-type="string">
            <text:p>Techniklabor IV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87607" calcext:value-type="float">
            <text:p>87.607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61" office:value-type="string" calcext:value-type="string">
            <text:p>Techniklabor V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40925" calcext:value-type="float">
            <text:p>240.925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62" office:value-type="string" calcext:value-type="string">
            <text:p>Techniklabor V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662542" calcext:value-type="float">
            <text:p>662.54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63" office:value-type="string" calcext:value-type="string">
            <text:p>Techniklabor V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821992" calcext:value-type="float">
            <text:p>1.821.99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64" office:value-type="string" calcext:value-type="string">
            <text:p>Techniklabor V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010477" calcext:value-type="float">
            <text:p>5.010.477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65" office:value-type="string" calcext:value-type="string">
            <text:p>Techniklabor IX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400932" calcext:value-type="float">
            <text:p>12.400.932</text:p>
          </table:table-cell>
          <table:table-cell table:style-name="ce166" office:value-type="float" office:value="1377881" calcext:value-type="float">
            <text:p>1.377.881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66" office:value-type="string" calcext:value-type="string">
            <text:p>Techniklabor X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0313384" calcext:value-type="float">
            <text:p>30.313.384</text:p>
          </table:table-cell>
          <table:table-cell table:style-name="ce166" office:value-type="float" office:value="7578346" calcext:value-type="float">
            <text:p>7.578.34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67" office:value-type="string" calcext:value-type="string">
            <text:p>Terminus-Mine I</text:p>
          </table:table-cell>
          <table:table-cell table:style-name="ce2" office:value-type="string" calcext:value-type="string">
            <text:p>Brücke I</text:p>
          </table:table-cell>
          <table:table-cell table:style-name="ce2" table:number-columns-repeated="2"/>
          <table:table-cell table:style-name="ce2" office:value-type="float" office:value="900" calcext:value-type="float">
            <text:p>90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/>
          <table:table-cell table:style-name="ce166" office:value-type="float" office:value="77760" calcext:value-type="float">
            <text:p>77.760</text:p>
          </table:table-cell>
          <table:table-cell table:style-name="ce166" table:number-columns-repeated="3"/>
          <table:table-cell table:style-name="ce166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68" office:value-type="string" calcext:value-type="string">
            <text:p>Terminus-Mine II</text:p>
          </table:table-cell>
          <table:table-cell table:style-name="ce2" table:number-columns-repeated="3"/>
          <table:table-cell table:style-name="ce2" office:value-type="float" office:value="1350" calcext:value-type="float">
            <text:p>135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69" office:value-type="string" calcext:value-type="string">
            <text:p>Terminus-Mine III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70" office:value-type="string" calcext:value-type="string">
            <text:p>Terminus-Mine IV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71" office:value-type="string" calcext:value-type="string">
            <text:p>Terminus-Mine V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72" office:value-type="string" calcext:value-type="string">
            <text:p>Terminus-Mine VI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73" office:value-type="string" calcext:value-type="string">
            <text:p>Terminus-Mine VII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74" office:value-type="string" calcext:value-type="string">
            <text:p>Terminus-Mine VIII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75" office:value-type="string" calcext:value-type="string">
            <text:p>Terminus-Mine IX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76" office:value-type="string" calcext:value-type="string">
            <text:p>Terminus-Mine X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77" office:value-type="string" calcext:value-type="string">
            <text:p>Waffenlabor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78" office:value-type="string" calcext:value-type="string">
            <text:p>Waffenlabor II</text:p>
          </table:table-cell>
          <table:table-cell table:style-name="ce2" office:value-type="string" calcext:value-type="string">
            <text:p>Waffenlabo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1034" calcext:value-type="float">
            <text:p>11.034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79" office:value-type="string" calcext:value-type="string">
            <text:p>Waffenlabor III</text:p>
          </table:table-cell>
          <table:table-cell table:style-name="ce2" office:value-type="string" calcext:value-type="string">
            <text:p>Waffenlabor II</text:p>
          </table:table-cell>
          <table:table-cell table:style-name="ce2" table:number-columns-repeated="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0341" calcext:value-type="float">
            <text:p>30.341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80" office:value-type="string" calcext:value-type="string">
            <text:p>Waffenlabor IV</text:p>
          </table:table-cell>
          <table:table-cell table:style-name="ce2" office:value-type="string" calcext:value-type="string">
            <text:p>Waffenlabor III</text:p>
          </table:table-cell>
          <table:table-cell table:style-name="ce2" table:number-columns-repeated="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83438" calcext:value-type="float">
            <text:p>83.438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81" office:value-type="string" calcext:value-type="string">
            <text:p>Waffenlabor V</text:p>
          </table:table-cell>
          <table:table-cell table:style-name="ce2" office:value-type="string" calcext:value-type="string">
            <text:p>Waffenlabor IV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29453" calcext:value-type="float">
            <text:p>229.453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82" office:value-type="string" calcext:value-type="string">
            <text:p>Waffenlabor VI</text:p>
          </table:table-cell>
          <table:table-cell table:style-name="ce2" office:value-type="string" calcext:value-type="string">
            <text:p>Waffenlabor V</text:p>
          </table:table-cell>
          <table:table-cell table:style-name="ce2" table:number-columns-repeated="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630992" calcext:value-type="float">
            <text:p>630.99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83" office:value-type="string" calcext:value-type="string">
            <text:p>Waffenlabor VII</text:p>
          </table:table-cell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735231" calcext:value-type="float">
            <text:p>1.735.231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84" office:value-type="string" calcext:value-type="string">
            <text:p>Waffenlabor VIII</text:p>
          </table:table-cell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771882" calcext:value-type="float">
            <text:p>4.771.882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85" office:value-type="string" calcext:value-type="string">
            <text:p>Waffenlabor IX</text:p>
          </table:table-cell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1810409" calcext:value-type="float">
            <text:p>11.810.409</text:p>
          </table:table-cell>
          <table:table-cell table:style-name="ce166" office:value-type="float" office:value="1312268" calcext:value-type="float">
            <text:p>1.312.268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5" calcext:value-type="float">
            <text:p>2755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586" office:value-type="string" calcext:value-type="string">
            <text:p>Waffenlabor X</text:p>
          </table:table-cell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8869890" calcext:value-type="float">
            <text:p>28.869.890</text:p>
          </table:table-cell>
          <table:table-cell table:style-name="ce166" office:value-type="float" office:value="7217473" calcext:value-type="float">
            <text:p>7.217.473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587" office:value-type="string" calcext:value-type="string">
            <text:p>Werkstatt I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588" office:value-type="string" calcext:value-type="string">
            <text:p>Werkstatt II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775" calcext:value-type="float">
            <text:p>5.775</text:p>
          </table:table-cell>
          <table:table-cell table:style-name="ce166" table:number-columns-repeated="3"/>
          <table:table-cell table:style-name="ce166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589" office:value-type="string" calcext:value-type="string">
            <text:p>Werkstatt III</text:p>
          </table:table-cell>
          <table:table-cell table:style-name="ce2" office:value-type="string" calcext:value-type="string">
            <text:p>Werkstatt II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8525" calcext:value-type="float">
            <text:p>18.525</text:p>
          </table:table-cell>
          <table:table-cell table:style-name="ce166" table:number-columns-repeated="3"/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590" office:value-type="string" calcext:value-type="string">
            <text:p>Werkstatt IV</text:p>
          </table:table-cell>
          <table:table-cell table:style-name="ce2" office:value-type="string" calcext:value-type="string">
            <text:p>Werkstatt III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string" calcext:value-type="string">
            <text:p>12136?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591" office:value-type="string" calcext:value-type="string">
            <text:p>Werkstatt V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90740" calcext:value-type="float">
            <text:p>190.74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592" office:value-type="string" calcext:value-type="string">
            <text:p>Werkstatt VI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4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10" calcext:value-type="float">
            <text:p>10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593" office:value-type="string" calcext:value-type="string">
            <text:p>Werkstatt VII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22" calcext:value-type="float">
            <text:p>22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594" office:value-type="string" calcext:value-type="string">
            <text:p>Werkstatt VIII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3" table:number-rows-repeated="7">
          <table:table-cell table:style-name="ce175"/>
          <table:table-cell table:number-columns-repeated="23"/>
          <table:table-cell table:style-name="ce471"/>
          <table:table-cell table:number-columns-repeated="996"/>
        </table:table-row>
        <table:table-row table:style-name="ro3" table:number-rows-repeated="11">
          <table:table-cell table:style-name="ce175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70" table:default-cell-style-name="Default"/>
        <table:table-column table:style-name="co71" table:default-cell-style-name="ce3"/>
        <table:table-column table:style-name="co72" table:default-cell-style-name="ce599"/>
        <table:table-column table:style-name="co36" table:default-cell-style-name="Default"/>
        <table:table-row table:style-name="ro3">
          <table:table-cell table:style-name="ce595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595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595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596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00" office:value-type="string" calcext:value-type="string">
            <text:p>Bauzeit in Tagen</text:p>
          </table:table-cell>
          <table:table-cell table:style-name="ce602"/>
        </table:table-row>
        <table:table-row table:style-name="ro3">
          <table:table-cell table:style-name="ce596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01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596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597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598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office:forms form:automatic-focus="false" form:apply-design-mode="false"/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3" table:default-cell-style-name="Default"/>
        <table:table-column table:style-name="co74" table:default-cell-style-name="Default"/>
        <table:table-column table:style-name="co36" table:default-cell-style-name="ce3"/>
        <table:table-column table:style-name="co75" table:default-cell-style-name="Default"/>
        <table:table-column table:style-name="co76" table:default-cell-style-name="Default"/>
        <table:table-column table:style-name="co36" table:default-cell-style-name="Default"/>
        <table:table-row table:style-name="ro5">
          <table:table-cell/>
          <table:table-cell table:style-name="ce604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603"/>
          <table:table-cell/>
          <table:table-cell table:style-name="Default"/>
          <table:table-cell table:number-columns-repeated="3"/>
        </table:table-row>
        <table:table-row table:style-name="ro7">
          <table:table-cell table:style-name="ce603"/>
          <table:table-cell table:style-name="ce60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603"/>
          <table:table-cell table:style-name="ce606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608" table:formula="of:=IFNA(IF(OFFSET([Schiffslabor.$C$1];MATCH([.$B$10];[Schiffslabor.C2:.C149];0);ROW([Schiffslabor.C8]))&gt;0;OFFSET([Schiffslabor.$C$1];MATCH([.$B$10];[Schiffslabor.C2:.C149];0);ROW([Schiffslabor.C8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08" table:formula="of:=IFNA(IF(OFFSET([Schiffslabor.$C$1];MATCH([.$B$10];[Schiffslabor.C2:.C149];0);ROW([Schiffslabor.C9]))&gt;0;OFFSET([Schiffslabor.$C$1];MATCH([.$B$10];[Schiffslabor.C2:.C149];0);ROW([Schiffslabor.C9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08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0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608" table:formula="of:=IFNA(IF(OFFSET([Schiffslabor.$C$1];MATCH([.$B$4];[Schiffslabor.C2:.C149];0);ROW([Schiffslabor.C8]))&gt;0;OFFSET([Schiffslabor.$C$1];MATCH([.$B$4];[Schiffslabor.C2:.C149];0);ROW([Schiffslabor.C8]));&quot;&quot;);&quot;&quot;)">
            <text:p/>
          </table:table-cell>
          <table:table-cell/>
          <table:table-cell table:style-name="ce608" table:formula="of:=IFNA(IF(OFFSET([Schiffslabor.$C$1];MATCH([.$B$11];[Schiffslabor.C2:.C149];0);ROW([Schiffslabor.C8]))&gt;0;OFFSET([Schiffslabor.$C$1];MATCH([.$B$11];[Schiffslabor.C2:.C149];0);ROW([Schiffslabor.C8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08" table:formula="of:=IFNA(IF(OFFSET([Schiffslabor.$C$1];MATCH([.$B$4];[Schiffslabor.C2:.C149];0);ROW([Schiffslabor.C9]))&gt;0;OFFSET([Schiffslabor.$C$1];MATCH([.$B$4];[Schiffslabor.C2:.C149];0);ROW([Schiffslabor.C9]));&quot;&quot;);&quot;&quot;)">
            <text:p/>
          </table:table-cell>
          <table:table-cell/>
          <table:table-cell table:style-name="ce608" table:formula="of:=IFNA(IF(OFFSET([Schiffslabor.$C$1];MATCH([.$B$11];[Schiffslabor.C2:.C149];0);ROW([Schiffslabor.C9]))&gt;0;OFFSET([Schiffslabor.$C$1];MATCH([.$B$11];[Schiffslabor.C2:.C149];0);ROW([Schiffslabor.C9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08" table:formula="of:=IFNA(IF(OFFSET([Schiffslabor.$C$1];MATCH([.$B$4];[Schiffslabor.C2:.C149];0);ROW([Schiffslabor.C10]))&gt;0;OFFSET([Schiffslabor.$C$1];MATCH([.$B$4];[Schiffslabor.C2:.C149];0);ROW([Schiffslabor.C10]));&quot;&quot;);&quot;&quot;)">
            <text:p/>
          </table:table-cell>
          <table:table-cell/>
          <table:table-cell table:style-name="ce608" table:formula="of:=IFNA(IF(OFFSET([Schiffslabor.$C$1];MATCH([.$B$11];[Schiffslabor.C2:.C149];0);ROW([Schiffslabor.C10]))&gt;0;OFFSET([Schiffslabor.$C$1];MATCH([.$B$11];[Schiffslabor.C2:.C149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608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609"/>
        </table:table-row>
        <table:table-row table:style-name="ro6">
          <table:table-cell table:number-columns-repeated="3"/>
          <table:table-cell table:style-name="ce608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609"/>
        </table:table-row>
        <table:table-row table:style-name="ro6">
          <table:table-cell table:number-columns-repeated="3"/>
          <table:table-cell table:style-name="ce608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609"/>
        </table:table-row>
        <table:table-row table:style-name="ro3" table:number-rows-repeated="2">
          <table:table-cell table:number-columns-repeated="6"/>
        </table:table-row>
        <table:table-row table:style-name="ro5">
          <table:table-cell/>
          <table:table-cell table:style-name="ce604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/>
          <table:table-cell table:style-name="ce60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/>
          <table:table-cell table:style-name="ce606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608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08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08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0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608" table:formula="of:=IFNA(IF(OFFSET([Waffenlabor.$C$1];MATCH([.$B$22];[Waffenlabor.C2:.C84];0);ROW([Waffenlabor.C12]))&gt;0;OFFSET([Waffenlabor.$C$1];MATCH([.$B$22];[Waffenlabor.C2:.C84];0);ROW([Waffenlabor.C12]));&quot;&quot;);&quot;&quot;)" office:value-type="float" office:value="15" calcext:value-type="float">
            <text:p>15</text:p>
          </table:table-cell>
          <table:table-cell/>
          <table:table-cell table:style-name="ce608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08" table:formula="of:=IFNA(IF(OFFSET([Waffenlabor.$C$1];MATCH([.$B$22];[Waffenlabor.C2:.C84];0);ROW([Waffenlabor.C13]))&gt;0;OFFSET([Waffenlabor.$C$1];MATCH([.$B$22];[Waffenlabor.C2:.C84];0);ROW([Waffenlabor.C13]));&quot;&quot;);&quot;&quot;)" office:value-type="float" office:value="8000" calcext:value-type="float">
            <text:p>8000</text:p>
          </table:table-cell>
          <table:table-cell/>
          <table:table-cell table:style-name="ce608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08" table:formula="of:=IFNA(IF(OFFSET([Waffenlabor.$C$1];MATCH([.$B$22];[Waffenlabor.C2:.C84];0);ROW([Waffenlabor.C14]))&gt;0;OFFSET([Waffenlabor.$C$1];MATCH([.$B$22];[Waffenlabor.C2:.C84];0);ROW([Waffenlabor.C14]));&quot;&quot;);&quot;&quot;)" office:value-type="float" office:value="500" calcext:value-type="float">
            <text:p>500</text:p>
          </table:table-cell>
          <table:table-cell/>
          <table:table-cell table:style-name="ce608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608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08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08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6">
        <office:forms form:automatic-focus="false" form:apply-design-mode="false"/>
        <table:table-column table:style-name="co77" table:default-cell-style-name="ce3"/>
        <table:table-column table:style-name="co78" table:default-cell-style-name="Default"/>
        <table:table-column table:style-name="co40" table:default-cell-style-name="ce3"/>
        <table:table-column table:style-name="co79" table:default-cell-style-name="ce3"/>
        <table:table-column table:style-name="co40" table:default-cell-style-name="ce3"/>
        <table:table-column table:style-name="co80" table:default-cell-style-name="ce769"/>
        <table:table-column table:style-name="co81" table:default-cell-style-name="Default"/>
        <table:table-column table:style-name="co36" table:number-columns-repeated="1017" table:default-cell-style-name="Default"/>
        <table:table-row table:style-name="ro4">
          <table:table-cell table:style-name="ce610" office:value-type="string" calcext:value-type="string">
            <text:p>Kategorie</text:p>
          </table:table-cell>
          <table:table-cell table:style-name="ce610" office:value-type="string" calcext:value-type="string">
            <text:p>Art</text:p>
          </table:table-cell>
          <table:table-cell table:style-name="ce610" office:value-type="string" calcext:value-type="string">
            <text:p>Bau-</text:p>
            <text:p>vorraussetzung 1</text:p>
          </table:table-cell>
          <table:table-cell table:style-name="ce610" office:value-type="string" calcext:value-type="string">
            <text:p>Bau-</text:p>
            <text:p>vorraussetzung 2</text:p>
          </table:table-cell>
          <table:table-cell table:style-name="ce610" office:value-type="string" calcext:value-type="string">
            <text:p>Bau-</text:p>
            <text:p>vorraussetzung 3</text:p>
          </table:table-cell>
          <table:table-cell table:style-name="ce768"/>
          <table:table-cell table:style-name="ce771" table:number-columns-repeated="1018"/>
        </table:table-row>
        <table:table-row table:style-name="ro3">
          <table:table-cell table:style-name="ce611" office:value-type="string" calcext:value-type="string">
            <text:p>Module</text:p>
          </table:table-cell>
          <table:table-cell table:style-name="ce687" office:value-type="string" calcext:value-type="string">
            <text:p>Brücke I</text:p>
          </table:table-cell>
          <table:table-cell table:style-name="ce766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766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766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12" office:value-type="string" calcext:value-type="string">
            <text:p>Module</text:p>
          </table:table-cell>
          <table:table-cell table:style-name="ce688" office:value-type="string" calcext:value-type="string">
            <text:p>Flottenwerft I</text:p>
          </table:table-cell>
          <table:table-cell table:style-name="ce767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767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13" office:value-type="string" calcext:value-type="string">
            <text:p>Module</text:p>
          </table:table-cell>
          <table:table-cell table:style-name="ce689" office:value-type="string" calcext:value-type="string">
            <text:p>Schiffslabor I</text:p>
          </table:table-cell>
          <table:table-cell table:style-name="ce767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767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14" office:value-type="string" calcext:value-type="string">
            <text:p>Module</text:p>
          </table:table-cell>
          <table:table-cell table:style-name="ce690" office:value-type="string" calcext:value-type="string">
            <text:p>Schiffsfabrik I</text:p>
          </table:table-cell>
          <table:table-cell table:style-name="ce767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767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15" office:value-type="string" calcext:value-type="string">
            <text:p>Module</text:p>
          </table:table-cell>
          <table:table-cell table:style-name="ce691" office:value-type="string" calcext:value-type="string">
            <text:p>Techniklabor I</text:p>
          </table:table-cell>
          <table:table-cell table:style-name="ce767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767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16" office:value-type="string" calcext:value-type="string">
            <text:p>Module</text:p>
          </table:table-cell>
          <table:table-cell table:style-name="ce692" office:value-type="string" calcext:value-type="string">
            <text:p>Waffenlabor I</text:p>
          </table:table-cell>
          <table:table-cell table:style-name="ce767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767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17" office:value-type="string" calcext:value-type="string">
            <text:p>Module</text:p>
          </table:table-cell>
          <table:table-cell table:style-name="ce693" office:value-type="string" calcext:value-type="string">
            <text:p>Werkstatt I</text:p>
          </table:table-cell>
          <table:table-cell table:style-name="ce767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767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18" office:value-type="string" calcext:value-type="string">
            <text:p>Module</text:p>
          </table:table-cell>
          <table:table-cell table:style-name="ce694" office:value-type="string" calcext:value-type="string">
            <text:p>Antimateriesilo I</text:p>
          </table:table-cell>
          <table:table-cell table:style-name="ce767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767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695" office:value-type="string" calcext:value-type="string">
            <text:p>Pulsstrahler I</text:p>
          </table:table-cell>
          <table:table-cell table:style-name="ce767" table:formula="of:=IF(NOT(ISBLANK([.A10]));IF( IFNA( VLOOKUP( [.B10];INDIRECT([.A10]&amp;&quot;.$C$2:$F$200&quot;);2;0);&quot;&quot;)=0;&quot;&quot;; IFNA(VLOOKUP([.B10];INDIRECT([.A10]&amp;&quot;.$C$2:$F$200&quot;);2;0);&quot;&quot;));&quot;&quot;)">
            <text:p/>
          </table:table-cell>
          <table:table-cell table:style-name="ce767" table:formula="of:=IF(NOT(ISBLANK([.A10]));IF( IFNA( VLOOKUP( [.B10];INDIRECT([.A10]&amp;&quot;.$C$2:$F$200&quot;);3;0);&quot;&quot;)=0;&quot;&quot;; IFNA(VLOOKUP([.B10];INDIRECT([.A10]&amp;&quot;.$C$2:$F$200&quot;);3;0);&quot;&quot;));&quot;&quot;)">
            <text:p/>
          </table:table-cell>
          <table:table-cell table:style-name="ce767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696" office:value-type="string" calcext:value-type="string">
            <text:p>Pulsstrahler II</text:p>
          </table:table-cell>
          <table:table-cell table:style-name="ce767" table:formula="of:=IF(NOT(ISBLANK([.A11]));IF( IFNA( VLOOKUP( [.B11];INDIRECT([.A11]&amp;&quot;.$C$2:$F$200&quot;);2;0);&quot;&quot;)=0;&quot;&quot;; IFNA(VLOOKUP([.B11];INDIRECT([.A11]&amp;&quot;.$C$2:$F$200&quot;);2;0);&quot;&quot;));&quot;&quot;)" office:value-type="string" office:string-value="Pulsstrahler I" calcext:value-type="string">
            <text:p>Pulsstrahler I</text:p>
          </table:table-cell>
          <table:table-cell table:style-name="ce767" table:formula="of:=IF(NOT(ISBLANK([.A11]));IF( IFNA( VLOOKUP( [.B11];INDIRECT([.A11]&amp;&quot;.$C$2:$F$200&quot;);3;0);&quot;&quot;)=0;&quot;&quot;; IFNA(VLOOKUP([.B11];INDIRECT([.A11]&amp;&quot;.$C$2:$F$200&quot;);3;0);&quot;&quot;));&quot;&quot;)">
            <text:p/>
          </table:table-cell>
          <table:table-cell table:style-name="ce767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697" office:value-type="string" calcext:value-type="string">
            <text:p>Voyager</text:p>
          </table:table-cell>
          <table:table-cell table:style-name="ce767" table:formula="of:=IF(NOT(ISBLANK([.A12]));IF( IFNA( VLOOKUP( [.B12];INDIRECT([.A12]&amp;&quot;.$C$2:$F$200&quot;);2;0);&quot;&quot;)=0;&quot;&quot;; IFNA(VLOOKUP([.B12];INDIRECT([.A12]&amp;&quot;.$C$2:$F$200&quot;);2;0);&quot;&quot;));&quot;&quot;)">
            <text:p/>
          </table:table-cell>
          <table:table-cell table:style-name="ce767" table:formula="of:=IF(NOT(ISBLANK([.A12]));IF( IFNA( VLOOKUP( [.B12];INDIRECT([.A12]&amp;&quot;.$C$2:$F$200&quot;);3;0);&quot;&quot;)=0;&quot;&quot;; IFNA(VLOOKUP([.B12];INDIRECT([.A12]&amp;&quot;.$C$2:$F$200&quot;);3;0);&quot;&quot;));&quot;&quot;)">
            <text:p/>
          </table:table-cell>
          <table:table-cell table:style-name="ce767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/>
          <table:table-cell table:style-name="ce772"/>
          <table:table-cell table:number-columns-repeated="1017"/>
        </table:table-row>
        <table:table-row table:style-name="ro3">
          <table:table-cell table:style-name="ce2"/>
          <table:table-cell table:style-name="ce698"/>
          <table:table-cell table:style-name="ce767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767" table:formula="of:=IF(NOT(ISBLANK([.A13]));IF( IFNA( VLOOKUP( [.B13];INDIRECT([.A13]&amp;&quot;.$C$2:$F$200&quot;);3;0);&quot;&quot;)=0;&quot;&quot;; IFNA(VLOOKUP([.B13];INDIRECT([.A13]&amp;&quot;.$C$2:$F$200&quot;);3;0);&quot;&quot;));&quot;&quot;)">
            <text:p/>
          </table:table-cell>
          <table:table-cell table:style-name="ce767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/>
          <table:table-cell table:style-name="ce773"/>
          <table:table-cell table:number-columns-repeated="1017"/>
        </table:table-row>
        <table:table-row table:style-name="ro3">
          <table:table-cell table:style-name="ce2"/>
          <table:table-cell table:style-name="ce698"/>
          <table:table-cell table:style-name="ce767" table:formula="of:=IF(NOT(ISBLANK([.A14]));IF( IFNA( VLOOKUP( [.B14];INDIRECT([.A14]&amp;&quot;.$C$2:$F$200&quot;);2;0);&quot;&quot;)=0;&quot;&quot;; IFNA(VLOOKUP([.B14];INDIRECT([.A14]&amp;&quot;.$C$2:$F$200&quot;);2;0);&quot;&quot;));&quot;&quot;)">
            <text:p/>
          </table:table-cell>
          <table:table-cell table:style-name="ce767" table:formula="of:=IF(NOT(ISBLANK([.A14]));IF( IFNA( VLOOKUP( [.B14];INDIRECT([.A14]&amp;&quot;.$C$2:$F$200&quot;);3;0);&quot;&quot;)=0;&quot;&quot;; IFNA(VLOOKUP([.B14];INDIRECT([.A14]&amp;&quot;.$C$2:$F$200&quot;);3;0);&quot;&quot;));&quot;&quot;)">
            <text:p/>
          </table:table-cell>
          <table:table-cell table:style-name="ce767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/>
          <table:table-cell table:style-name="ce774" office:value-type="string" calcext:value-type="string">
            <text:p>Pulsstrahler III</text:p>
          </table:table-cell>
          <table:table-cell table:number-columns-repeated="1017"/>
        </table:table-row>
        <table:table-row table:style-name="ro3">
          <table:table-cell table:style-name="ce619" office:value-type="string" calcext:value-type="string">
            <text:p>Module</text:p>
          </table:table-cell>
          <table:table-cell table:style-name="ce699" office:value-type="string" calcext:value-type="string">
            <text:p>Schiffslabor II</text:p>
          </table:table-cell>
          <table:table-cell table:style-name="ce767" table:formula="of:=IF(NOT(ISBLANK([.A15]));IF( IFNA( VLOOKUP( [.B15];INDIRECT([.A15]&amp;&quot;.$C$2:$F$200&quot;);2;0);&quot;&quot;)=0;&quot;&quot;; IFNA(VLOOKUP([.B15];INDIRECT([.A15]&amp;&quot;.$C$2:$F$200&quot;);2;0);&quot;&quot;));&quot;&quot;)" office:value-type="string" office:string-value="Schiffslabor I" calcext:value-type="string">
            <text:p>Schiffslabor I</text:p>
          </table:table-cell>
          <table:table-cell table:style-name="ce767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/>
          <table:table-cell table:style-name="ce775" office:value-type="string" calcext:value-type="string">
            <text:p>Pulsstrahler IV</text:p>
          </table:table-cell>
          <table:table-cell table:number-columns-repeated="1017"/>
        </table:table-row>
        <table:table-row table:style-name="ro3">
          <table:table-cell table:style-name="ce620" office:value-type="string" calcext:value-type="string">
            <text:p>Module</text:p>
          </table:table-cell>
          <table:table-cell table:style-name="ce699" office:value-type="string" calcext:value-type="string">
            <text:p>Schiffsfabrik II</text:p>
          </table:table-cell>
          <table:table-cell table:style-name="ce767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Schiffsfabrik I" calcext:value-type="string">
            <text:p>Schiffsfabrik I</text:p>
          </table:table-cell>
          <table:table-cell table:style-name="ce767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776" office:value-type="string" calcext:value-type="string">
            <text:p>Pulsstrahler V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00" office:value-type="string" calcext:value-type="string">
            <text:p>Harrier</text:p>
          </table:table-cell>
          <table:table-cell table:style-name="ce767" table:formula="of:=IF(NOT(ISBLANK([.A17]));IF( IFNA( VLOOKUP( [.B17];INDIRECT([.A17]&amp;&quot;.$C$2:$F$200&quot;);2;0);&quot;&quot;)=0;&quot;&quot;; IFNA(VLOOKUP([.B17];INDIRECT([.A17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767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767" table:formula="of:=IF(NOT(ISBLANK([.A17]));IF( IFNA( VLOOKUP( [.B17];INDIRECT([.A17]&amp;&quot;.$C$2:$F$200&quot;);4;0);&quot;&quot;)=0;&quot;&quot;; IFNA(VLOOKUP([.B17];INDIRECT([.A17]&amp;&quot;.$C$2:$F$200&quot;);4;0);&quot;&quot;));&quot;&quot;)" office:value-type="string" office:string-value="Pulsstrahler II" calcext:value-type="string">
            <text:p>Pulsstrahler II</text:p>
          </table:table-cell>
          <table:table-cell/>
          <table:table-cell table:style-name="ce776"/>
          <table:table-cell table:number-columns-repeated="1017"/>
        </table:table-row>
        <table:table-row table:style-name="ro3">
          <table:table-cell table:style-name="ce621" office:value-type="string" calcext:value-type="string">
            <text:p>Module</text:p>
          </table:table-cell>
          <table:table-cell table:style-name="ce701" office:value-type="string" calcext:value-type="string">
            <text:p>Flottenwerft II</text:p>
          </table:table-cell>
          <table:table-cell table:style-name="ce767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Flottenwerft I" calcext:value-type="string">
            <text:p>Flottenwerft I</text:p>
          </table:table-cell>
          <table:table-cell table:style-name="ce767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22" office:value-type="string" calcext:value-type="string">
            <text:p>Module</text:p>
          </table:table-cell>
          <table:table-cell table:style-name="ce702" office:value-type="string" calcext:value-type="string">
            <text:p>Techniklabor II</text:p>
          </table:table-cell>
          <table:table-cell table:style-name="ce767" table:formula="of:=IF(NOT(ISBLANK([.A19]));IF( IFNA( VLOOKUP( [.B19];INDIRECT([.A19]&amp;&quot;.$C$2:$F$200&quot;);2;0);&quot;&quot;)=0;&quot;&quot;; IFNA(VLOOKUP([.B19];INDIRECT([.A19]&amp;&quot;.$C$2:$F$200&quot;);2;0);&quot;&quot;));&quot;&quot;)" office:value-type="string" office:string-value="Techniklabor I" calcext:value-type="string">
            <text:p>Techniklabor I</text:p>
          </table:table-cell>
          <table:table-cell table:style-name="ce767" table:formula="of:=IF(NOT(ISBLANK([.A19]));IF( IFNA( VLOOKUP( [.B19];INDIRECT([.A19]&amp;&quot;.$C$2:$F$200&quot;);3;0);&quot;&quot;)=0;&quot;&quot;; IFNA(VLOOKUP([.B19];INDIRECT([.A19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23" office:value-type="string" calcext:value-type="string">
            <text:p>Module</text:p>
          </table:table-cell>
          <table:table-cell table:style-name="ce703" office:value-type="string" calcext:value-type="string">
            <text:p>Antimateriesilo II</text:p>
          </table:table-cell>
          <table:table-cell table:style-name="ce767" table:formula="of:=IF(NOT(ISBLANK([.A20]));IF( IFNA( VLOOKUP( [.B20];INDIRECT([.A20]&amp;&quot;.$C$2:$F$200&quot;);2;0);&quot;&quot;)=0;&quot;&quot;; IFNA(VLOOKUP([.B20];INDIRECT([.A20]&amp;&quot;.$C$2:$F$200&quot;);2;0);&quot;&quot;));&quot;&quot;)" office:value-type="string" office:string-value="Antimateriesilo I" calcext:value-type="string">
            <text:p>Antimateriesilo I</text:p>
          </table:table-cell>
          <table:table-cell table:style-name="ce767" table:formula="of:=IF(NOT(ISBLANK([.A20]));IF( IFNA( VLOOKUP( [.B20];INDIRECT([.A20]&amp;&quot;.$C$2:$F$200&quot;);3;0);&quot;&quot;)=0;&quot;&quot;; IFNA(VLOOKUP([.B20];INDIRECT([.A20]&amp;&quot;.$C$2:$F$200&quot;);3;0);&quot;&quot;));&quot;&quot;)" office:value-type="string" office:string-value="Brücke I" calcext:value-type="string">
            <text:p>Brücke I</text:p>
          </table:table-cell>
          <table:table-cell table:style-name="ce767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767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767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767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767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767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767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8">
          <table:table-cell table:style-name="ce624" office:value-type="string" calcext:value-type="string">
            <text:p>Module</text:p>
          </table:table-cell>
          <table:table-cell table:style-name="ce704" office:value-type="string" calcext:value-type="string">
            <text:p>Brücke II</text:p>
          </table:table-cell>
          <table:table-cell table:style-name="ce766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766" table:formula="of:=IF(NOT(ISBLANK([.A24]));IF( IFNA( VLOOKUP( [.B24];INDIRECT([.A24]&amp;&quot;.$C$2:$F$200&quot;);3;0);&quot;&quot;)=0;&quot;&quot;; IFNA(VLOOKUP([.B24];INDIRECT([.A24]&amp;&quot;.$C$2:$F$200&quot;);3;0);&quot;&quot;));&quot;&quot;)" office:value-type="string" office:string-value="Flottenwerft II" calcext:value-type="string">
            <text:p>Flottenwerft II</text:p>
          </table:table-cell>
          <table:table-cell table:style-name="ce766" table:formula="of:=IF(NOT(ISBLANK([.A24]));IF( IFNA( VLOOKUP( [.B24];INDIRECT([.A24]&amp;&quot;.$C$2:$F$200&quot;);4;0);&quot;&quot;)=0;&quot;&quot;; IFNA(VLOOKUP([.B24];INDIRECT([.A24]&amp;&quot;.$C$2:$F$200&quot;);4;0);&quot;&quot;));&quot;&quot;)" office:value-type="string" office:string-value="Brücke I" calcext:value-type="string">
            <text:p>Brücke I</text:p>
          </table:table-cell>
          <table:table-cell table:number-columns-repeated="1019"/>
        </table:table-row>
        <table:table-row table:style-name="ro3">
          <table:table-cell table:style-name="ce625" office:value-type="string" calcext:value-type="string">
            <text:p>Module</text:p>
          </table:table-cell>
          <table:table-cell table:style-name="ce705" office:value-type="string" calcext:value-type="string">
            <text:p>Werkstatt II</text:p>
          </table:table-cell>
          <table:table-cell table:style-name="ce767" table:formula="of:=IF(NOT(ISBLANK([.A25]));IF( IFNA( VLOOKUP( [.B25];INDIRECT([.A25]&amp;&quot;.$C$2:$F$200&quot;);2;0);&quot;&quot;)=0;&quot;&quot;; IFNA(VLOOKUP([.B25];INDIRECT([.A25]&amp;&quot;.$C$2:$F$200&quot;);2;0);&quot;&quot;));&quot;&quot;)" office:value-type="string" office:string-value="Werkstatt I" calcext:value-type="string">
            <text:p>Werkstatt I</text:p>
          </table:table-cell>
          <table:table-cell table:style-name="ce767" table:formula="of:=IF(NOT(ISBLANK([.A25]));IF( IFNA( VLOOKUP( [.B25];INDIRECT([.A25]&amp;&quot;.$C$2:$F$200&quot;);3;0);&quot;&quot;)=0;&quot;&quot;; IFNA(VLOOKUP([.B25];INDIRECT([.A25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26"/>
          <table:table-cell table:style-name="ce706"/>
          <table:table-cell table:style-name="ce767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767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767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27" office:value-type="string" calcext:value-type="string">
            <text:p>Module</text:p>
          </table:table-cell>
          <table:table-cell table:style-name="ce707" office:value-type="string" calcext:value-type="string">
            <text:p>Schiffsfabrik III</text:p>
          </table:table-cell>
          <table:table-cell table:style-name="ce767" table:formula="of:=IF(NOT(ISBLANK([.A27]));IF( IFNA( VLOOKUP( [.B27];INDIRECT([.A27]&amp;&quot;.$C$2:$F$200&quot;);2;0);&quot;&quot;)=0;&quot;&quot;; IFNA(VLOOKUP([.B27];INDIRECT([.A27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767" table:formula="of:=IF(NOT(ISBLANK([.A27]));IF( IFNA( VLOOKUP( [.B27];INDIRECT([.A27]&amp;&quot;.$C$2:$F$200&quot;);3;0);&quot;&quot;)=0;&quot;&quot;; IFNA(VLOOKUP([.B27];INDIRECT([.A27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28" office:value-type="string" calcext:value-type="string">
            <text:p>Module</text:p>
          </table:table-cell>
          <table:table-cell table:style-name="ce708" office:value-type="string" calcext:value-type="string">
            <text:p>Schiffslabor III</text:p>
          </table:table-cell>
          <table:table-cell table:style-name="ce767" table:formula="of:=IF(NOT(ISBLANK([.A28]));IF( IFNA( VLOOKUP( [.B28];INDIRECT([.A28]&amp;&quot;.$C$2:$F$200&quot;);2;0);&quot;&quot;)=0;&quot;&quot;; IFNA(VLOOKUP([.B28];INDIRECT([.A28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767" table:formula="of:=IF(NOT(ISBLANK([.A28]));IF( IFNA( VLOOKUP( [.B28];INDIRECT([.A28]&amp;&quot;.$C$2:$F$200&quot;);3;0);&quot;&quot;)=0;&quot;&quot;; IFNA(VLOOKUP([.B28];INDIRECT([.A28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29" office:value-type="string" calcext:value-type="string">
            <text:p>Module</text:p>
          </table:table-cell>
          <table:table-cell table:style-name="ce709" office:value-type="string" calcext:value-type="string">
            <text:p>Flottenwerft III</text:p>
          </table:table-cell>
          <table:table-cell table:style-name="ce767" table:formula="of:=IF(NOT(ISBLANK([.A29]));IF( IFNA( VLOOKUP( [.B29];INDIRECT([.A29]&amp;&quot;.$C$2:$F$200&quot;);2;0);&quot;&quot;)=0;&quot;&quot;; IFNA(VLOOKUP([.B29];INDIRECT([.A29]&amp;&quot;.$C$2:$F$200&quot;);2;0);&quot;&quot;));&quot;&quot;)" office:value-type="string" office:string-value="Flottenwerft II" calcext:value-type="string">
            <text:p>Flottenwerft II</text:p>
          </table:table-cell>
          <table:table-cell table:style-name="ce767" table:formula="of:=IF(NOT(ISBLANK([.A29]));IF( IFNA( VLOOKUP( [.B29];INDIRECT([.A29]&amp;&quot;.$C$2:$F$200&quot;);3;0);&quot;&quot;)=0;&quot;&quot;; IFNA(VLOOKUP([.B29];INDIRECT([.A29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0" office:value-type="string" calcext:value-type="string">
            <text:p>Module</text:p>
          </table:table-cell>
          <table:table-cell table:style-name="ce710" office:value-type="string" calcext:value-type="string">
            <text:p>Techniklabor III</text:p>
          </table:table-cell>
          <table:table-cell table:style-name="ce767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Techniklabor II" calcext:value-type="string">
            <text:p>Techniklabor II</text:p>
          </table:table-cell>
          <table:table-cell table:style-name="ce767" table:formula="of:=IF(NOT(ISBLANK([.A30]));IF( IFNA( VLOOKUP( [.B30];INDIRECT([.A30]&amp;&quot;.$C$2:$F$200&quot;);3;0);&quot;&quot;)=0;&quot;&quot;; IFNA(VLOOKUP([.B30];INDIRECT([.A30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1" office:value-type="string" calcext:value-type="string">
            <text:p>Module</text:p>
          </table:table-cell>
          <table:table-cell table:style-name="ce711" office:value-type="string" calcext:value-type="string">
            <text:p>Antimateriesilo III</text:p>
          </table:table-cell>
          <table:table-cell table:style-name="ce767" table:formula="of:=IF(NOT(ISBLANK([.A31]));IF( IFNA( VLOOKUP( [.B31];INDIRECT([.A31]&amp;&quot;.$C$2:$F$200&quot;);2;0);&quot;&quot;)=0;&quot;&quot;; IFNA(VLOOKUP([.B31];INDIRECT([.A31]&amp;&quot;.$C$2:$F$200&quot;);2;0);&quot;&quot;));&quot;&quot;)" office:value-type="string" office:string-value="Antimateriesilo II" calcext:value-type="string">
            <text:p>Antimateriesilo II</text:p>
          </table:table-cell>
          <table:table-cell table:style-name="ce767" table:formula="of:=IF(NOT(ISBLANK([.A31]));IF( IFNA( VLOOKUP( [.B31];INDIRECT([.A31]&amp;&quot;.$C$2:$F$200&quot;);3;0);&quot;&quot;)=0;&quot;&quot;; IFNA(VLOOKUP([.B31];INDIRECT([.A31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2"/>
          <table:table-cell table:style-name="ce711"/>
          <table:table-cell table:style-name="ce767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767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767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2"/>
          <table:table-cell table:style-name="ce711"/>
          <table:table-cell table:style-name="ce767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767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767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2"/>
          <table:table-cell table:style-name="ce711"/>
          <table:table-cell table:style-name="ce767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767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767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2"/>
          <table:table-cell table:style-name="ce711"/>
          <table:table-cell table:style-name="ce767" table:formula="of:=IF(NOT(ISBLANK([.A35]));IF( IFNA( VLOOKUP( [.B35];INDIRECT([.A35]&amp;&quot;.$C$2:$F$200&quot;);2;0);&quot;&quot;)=0;&quot;&quot;; IFNA(VLOOKUP([.B35];INDIRECT([.A35]&amp;&quot;.$C$2:$F$200&quot;);2;0);&quot;&quot;));&quot;&quot;)">
            <text:p/>
          </table:table-cell>
          <table:table-cell table:style-name="ce767" table:formula="of:=IF(NOT(ISBLANK([.A35]));IF( IFNA( VLOOKUP( [.B35];INDIRECT([.A35]&amp;&quot;.$C$2:$F$200&quot;);3;0);&quot;&quot;)=0;&quot;&quot;; IFNA(VLOOKUP([.B35];INDIRECT([.A35]&amp;&quot;.$C$2:$F$200&quot;);3;0);&quot;&quot;));&quot;&quot;)">
            <text:p/>
          </table:table-cell>
          <table:table-cell table:style-name="ce767" table:formula="of:=IF(NOT(ISBLANK([.A35]));IF( IFNA( VLOOKUP( [.B35];INDIRECT([.A35]&amp;&quot;.$C$2:$F$200&quot;);4;0);&quot;&quot;)=0;&quot;&quot;; IFNA(VLOOKUP([.B35];INDIRECT([.A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2"/>
          <table:table-cell table:style-name="ce711"/>
          <table:table-cell table:style-name="ce767" table:formula="of:=IF(NOT(ISBLANK([.A36]));IF( IFNA( VLOOKUP( [.B36];INDIRECT([.A36]&amp;&quot;.$C$2:$F$200&quot;);2;0);&quot;&quot;)=0;&quot;&quot;; IFNA(VLOOKUP([.B36];INDIRECT([.A36]&amp;&quot;.$C$2:$F$200&quot;);2;0);&quot;&quot;));&quot;&quot;)">
            <text:p/>
          </table:table-cell>
          <table:table-cell table:style-name="ce767" table:formula="of:=IF(NOT(ISBLANK([.A36]));IF( IFNA( VLOOKUP( [.B36];INDIRECT([.A36]&amp;&quot;.$C$2:$F$200&quot;);3;0);&quot;&quot;)=0;&quot;&quot;; IFNA(VLOOKUP([.B36];INDIRECT([.A36]&amp;&quot;.$C$2:$F$200&quot;);3;0);&quot;&quot;));&quot;&quot;)">
            <text:p/>
          </table:table-cell>
          <table:table-cell table:style-name="ce767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3" office:value-type="string" calcext:value-type="string">
            <text:p>Module</text:p>
          </table:table-cell>
          <table:table-cell table:style-name="ce712" office:value-type="string" calcext:value-type="string">
            <text:p>Schiffsfabrik IV</text:p>
          </table:table-cell>
          <table:table-cell table:style-name="ce767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Schiffsfabrik III" calcext:value-type="string">
            <text:p>Schiffsfabrik III</text:p>
          </table:table-cell>
          <table:table-cell table:style-name="ce767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37]));IF( IFNA( VLOOKUP( [.B37];INDIRECT([.A37]&amp;&quot;.$C$2:$F$200&quot;);4;0);&quot;&quot;)=0;&quot;&quot;; IFNA(VLOOKUP([.B37];INDIRECT([.A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4" office:value-type="string" calcext:value-type="string">
            <text:p>Module</text:p>
          </table:table-cell>
          <table:table-cell table:style-name="ce713" office:value-type="string" calcext:value-type="string">
            <text:p>Schiffslabor IV</text:p>
          </table:table-cell>
          <table:table-cell table:style-name="ce767" table:formula="of:=IF(NOT(ISBLANK([.A38]));IF( IFNA( VLOOKUP( [.B38];INDIRECT([.A38]&amp;&quot;.$C$2:$F$200&quot;);2;0);&quot;&quot;)=0;&quot;&quot;; IFNA(VLOOKUP([.B38];INDIRECT([.A38]&amp;&quot;.$C$2:$F$200&quot;);2;0);&quot;&quot;));&quot;&quot;)" office:value-type="string" office:string-value="Schiffslabor III" calcext:value-type="string">
            <text:p>Schiffslabor III</text:p>
          </table:table-cell>
          <table:table-cell table:style-name="ce767" table:formula="of:=IF(NOT(ISBLANK([.A38]));IF( IFNA( VLOOKUP( [.B38];INDIRECT([.A38]&amp;&quot;.$C$2:$F$200&quot;);3;0);&quot;&quot;)=0;&quot;&quot;; IFNA(VLOOKUP([.B38];INDIRECT([.A38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 office:value-type="string" calcext:value-type="string">
            <text:p>Module</text:p>
          </table:table-cell>
          <table:table-cell table:style-name="ce714" office:value-type="string" calcext:value-type="string">
            <text:p>Flottenwerft IV</text:p>
          </table:table-cell>
          <table:table-cell table:style-name="ce767" table:formula="of:=IF(NOT(ISBLANK([.A39]));IF( IFNA( VLOOKUP( [.B39];INDIRECT([.A39]&amp;&quot;.$C$2:$F$200&quot;);2;0);&quot;&quot;)=0;&quot;&quot;; IFNA(VLOOKUP([.B39];INDIRECT([.A39]&amp;&quot;.$C$2:$F$200&quot;);2;0);&quot;&quot;));&quot;&quot;)" office:value-type="string" office:string-value="Flottenwerft III" calcext:value-type="string">
            <text:p>Flottenwerft III</text:p>
          </table:table-cell>
          <table:table-cell table:style-name="ce767" table:formula="of:=IF(NOT(ISBLANK([.A39]));IF( IFNA( VLOOKUP( [.B39];INDIRECT([.A39]&amp;&quot;.$C$2:$F$200&quot;);3;0);&quot;&quot;)=0;&quot;&quot;; IFNA(VLOOKUP([.B39];INDIRECT([.A39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6" office:value-type="string" calcext:value-type="string">
            <text:p>Module</text:p>
          </table:table-cell>
          <table:table-cell table:style-name="ce715" office:value-type="string" calcext:value-type="string">
            <text:p>Techniklabor IV</text:p>
          </table:table-cell>
          <table:table-cell table:style-name="ce767" table:formula="of:=IF(NOT(ISBLANK([.A40]));IF( IFNA( VLOOKUP( [.B40];INDIRECT([.A40]&amp;&quot;.$C$2:$F$200&quot;);2;0);&quot;&quot;)=0;&quot;&quot;; IFNA(VLOOKUP([.B40];INDIRECT([.A40]&amp;&quot;.$C$2:$F$200&quot;);2;0);&quot;&quot;));&quot;&quot;)" office:value-type="string" office:string-value="Techniklabor III" calcext:value-type="string">
            <text:p>Techniklabor III</text:p>
          </table:table-cell>
          <table:table-cell table:style-name="ce767" table:formula="of:=IF(NOT(ISBLANK([.A40]));IF( IFNA( VLOOKUP( [.B40];INDIRECT([.A40]&amp;&quot;.$C$2:$F$200&quot;);3;0);&quot;&quot;)=0;&quot;&quot;; IFNA(VLOOKUP([.B40];INDIRECT([.A40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Techniklabor</text:p>
          </table:table-cell>
          <table:table-cell table:style-name="ce716" office:value-type="string" calcext:value-type="string">
            <text:p>Basis-Phasenmunit. I</text:p>
          </table:table-cell>
          <table:table-cell table:style-name="ce767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767" table:formula="of:=IF(NOT(ISBLANK([.A41]));IF( IFNA( VLOOKUP( [.B41];INDIRECT([.A41]&amp;&quot;.$C$2:$F$200&quot;);3;0);&quot;&quot;)=0;&quot;&quot;; IFNA(VLOOKUP([.B41];INDIRECT([.A41]&amp;&quot;.$C$2:$F$200&quot;);3;0);&quot;&quot;));&quot;&quot;)">
            <text:p/>
          </table:table-cell>
          <table:table-cell table:style-name="ce767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8" office:value-type="string" calcext:value-type="string">
            <text:p>Module</text:p>
          </table:table-cell>
          <table:table-cell table:style-name="ce717" office:value-type="string" calcext:value-type="string">
            <text:p>Antimateriesilo IV</text:p>
          </table:table-cell>
          <table:table-cell table:style-name="ce767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Antimateriesilo III" calcext:value-type="string">
            <text:p>Antimateriesilo III</text:p>
          </table:table-cell>
          <table:table-cell table:style-name="ce767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II" calcext:value-type="string">
            <text:p>Brücke II</text:p>
          </table:table-cell>
          <table:table-cell table:style-name="ce767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43]));IF( IFNA( VLOOKUP( [.B43];INDIRECT([.A43]&amp;&quot;.$C$2:$F$200&quot;);2;0);&quot;&quot;)=0;&quot;&quot;; IFNA(VLOOKUP([.B43];INDIRECT([.A43]&amp;&quot;.$C$2:$F$200&quot;);2;0);&quot;&quot;));&quot;&quot;)">
            <text:p/>
          </table:table-cell>
          <table:table-cell table:style-name="ce767" table:formula="of:=IF(NOT(ISBLANK([.A43]));IF( IFNA( VLOOKUP( [.B43];INDIRECT([.A43]&amp;&quot;.$C$2:$F$200&quot;);3;0);&quot;&quot;)=0;&quot;&quot;; IFNA(VLOOKUP([.B43];INDIRECT([.A43]&amp;&quot;.$C$2:$F$200&quot;);3;0);&quot;&quot;));&quot;&quot;)">
            <text:p/>
          </table:table-cell>
          <table:table-cell table:style-name="ce767" table:formula="of:=IF(NOT(ISBLANK([.A43]));IF( IFNA( VLOOKUP( [.B43];INDIRECT([.A43]&amp;&quot;.$C$2:$F$200&quot;);4;0);&quot;&quot;)=0;&quot;&quot;; IFNA(VLOOKUP([.B43];INDIRECT([.A4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718" office:value-type="string" calcext:value-type="string">
            <text:p>Magnetkanone I</text:p>
          </table:table-cell>
          <table:table-cell table:style-name="ce767" table:formula="of:=IF(NOT(ISBLANK([.A44]));IF( IFNA( VLOOKUP( [.B44];INDIRECT([.A44]&amp;&quot;.$C$2:$F$200&quot;);2;0);&quot;&quot;)=0;&quot;&quot;; IFNA(VLOOKUP([.B44];INDIRECT([.A44]&amp;&quot;.$C$2:$F$200&quot;);2;0);&quot;&quot;));&quot;&quot;)">
            <text:p/>
          </table:table-cell>
          <table:table-cell table:style-name="ce767" table:formula="of:=IF(NOT(ISBLANK([.A44]));IF( IFNA( VLOOKUP( [.B44];INDIRECT([.A44]&amp;&quot;.$C$2:$F$200&quot;);3;0);&quot;&quot;)=0;&quot;&quot;; IFNA(VLOOKUP([.B44];INDIRECT([.A44]&amp;&quot;.$C$2:$F$200&quot;);3;0);&quot;&quot;));&quot;&quot;)">
            <text:p/>
          </table:table-cell>
          <table:table-cell table:style-name="ce767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 office:value-type="string" calcext:value-type="string">
            <text:p>Abhängigkeiten unklar / Position prüfen</text:p>
          </table:table-cell>
          <table:table-cell table:number-columns-repeated="1018"/>
        </table:table-row>
        <table:table-row table:style-name="ro3">
          <table:table-cell table:style-name="ce639" office:value-type="string" calcext:value-type="string">
            <text:p>Module</text:p>
          </table:table-cell>
          <table:table-cell table:style-name="ce719" office:value-type="string" calcext:value-type="string">
            <text:p>Waffenlabor II</text:p>
          </table:table-cell>
          <table:table-cell table:style-name="ce767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Waffenlabor I" calcext:value-type="string">
            <text:p>Waffenlabor I</text:p>
          </table:table-cell>
          <table:table-cell table:style-name="ce767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Pulsstrahler II" calcext:value-type="string">
            <text:p>Pulsstrahler II</text:p>
          </table:table-cell>
          <table:table-cell table:style-name="ce767" table:formula="of:=IF(NOT(ISBLANK([.A45]));IF( IFNA( VLOOKUP( [.B45];INDIRECT([.A45]&amp;&quot;.$C$2:$F$200&quot;);4;0);&quot;&quot;)=0;&quot;&quot;; IFNA(VLOOKUP([.B45];INDIRECT([.A45]&amp;&quot;.$C$2:$F$200&quot;);4;0);&quot;&quot;));&quot;&quot;)" office:value-type="string" office:string-value="Magnetkanone I" calcext:value-type="string">
            <text:p>Magnetkanone I</text:p>
          </table:table-cell>
          <table:table-cell office:value-type="string" calcext:value-type="string">
            <text:p>Position prüfe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720" office:value-type="string" calcext:value-type="string">
            <text:p>Pulsstrahler III</text:p>
          </table:table-cell>
          <table:table-cell table:style-name="ce767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ulsstrahler II" calcext:value-type="string">
            <text:p>Pulsstrahler II</text:p>
          </table:table-cell>
          <table:table-cell table:style-name="ce767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Waffenlabor II" calcext:value-type="string">
            <text:p>Waffenlabor II</text:p>
          </table:table-cell>
          <table:table-cell table:style-name="ce767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 office:value-type="string" calcext:value-type="string">
            <text:p>Position prüfen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698"/>
          <table:table-cell table:style-name="ce767" table:formula="of:=IF(NOT(ISBLANK([.A47]));IF( IFNA( VLOOKUP( [.B47];INDIRECT([.A47]&amp;&quot;.$C$2:$F$200&quot;);2;0);&quot;&quot;)=0;&quot;&quot;; IFNA(VLOOKUP([.B47];INDIRECT([.A47]&amp;&quot;.$C$2:$F$200&quot;);2;0);&quot;&quot;));&quot;&quot;)">
            <text:p/>
          </table:table-cell>
          <table:table-cell table:style-name="ce767" table:formula="of:=IF(NOT(ISBLANK([.A47]));IF( IFNA( VLOOKUP( [.B47];INDIRECT([.A47]&amp;&quot;.$C$2:$F$200&quot;);3;0);&quot;&quot;)=0;&quot;&quot;; IFNA(VLOOKUP([.B47];INDIRECT([.A47]&amp;&quot;.$C$2:$F$200&quot;);3;0);&quot;&quot;));&quot;&quot;)">
            <text:p/>
          </table:table-cell>
          <table:table-cell table:style-name="ce767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48]));IF( IFNA( VLOOKUP( [.B48];INDIRECT([.A48]&amp;&quot;.$C$2:$F$200&quot;);2;0);&quot;&quot;)=0;&quot;&quot;; IFNA(VLOOKUP([.B48];INDIRECT([.A48]&amp;&quot;.$C$2:$F$200&quot;);2;0);&quot;&quot;));&quot;&quot;)">
            <text:p/>
          </table:table-cell>
          <table:table-cell table:style-name="ce767" table:formula="of:=IF(NOT(ISBLANK([.A48]));IF( IFNA( VLOOKUP( [.B48];INDIRECT([.A48]&amp;&quot;.$C$2:$F$200&quot;);3;0);&quot;&quot;)=0;&quot;&quot;; IFNA(VLOOKUP([.B48];INDIRECT([.A48]&amp;&quot;.$C$2:$F$200&quot;);3;0);&quot;&quot;));&quot;&quot;)">
            <text:p/>
          </table:table-cell>
          <table:table-cell table:style-name="ce767" table:formula="of:=IF(NOT(ISBLANK([.A48]));IF( IFNA( VLOOKUP( [.B48];INDIRECT([.A48]&amp;&quot;.$C$2:$F$200&quot;);4;0);&quot;&quot;)=0;&quot;&quot;; IFNA(VLOOKUP([.B48];INDIRECT([.A4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49]));IF( IFNA( VLOOKUP( [.B49];INDIRECT([.A49]&amp;&quot;.$C$2:$F$200&quot;);2;0);&quot;&quot;)=0;&quot;&quot;; IFNA(VLOOKUP([.B49];INDIRECT([.A49]&amp;&quot;.$C$2:$F$200&quot;);2;0);&quot;&quot;));&quot;&quot;)">
            <text:p/>
          </table:table-cell>
          <table:table-cell table:style-name="ce767" table:formula="of:=IF(NOT(ISBLANK([.A49]));IF( IFNA( VLOOKUP( [.B49];INDIRECT([.A49]&amp;&quot;.$C$2:$F$200&quot;);3;0);&quot;&quot;)=0;&quot;&quot;; IFNA(VLOOKUP([.B49];INDIRECT([.A49]&amp;&quot;.$C$2:$F$200&quot;);3;0);&quot;&quot;));&quot;&quot;)">
            <text:p/>
          </table:table-cell>
          <table:table-cell table:style-name="ce767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50]));IF( IFNA( VLOOKUP( [.B50];INDIRECT([.A50]&amp;&quot;.$C$2:$F$200&quot;);2;0);&quot;&quot;)=0;&quot;&quot;; IFNA(VLOOKUP([.B50];INDIRECT([.A50]&amp;&quot;.$C$2:$F$200&quot;);2;0);&quot;&quot;));&quot;&quot;)">
            <text:p/>
          </table:table-cell>
          <table:table-cell table:style-name="ce767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767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767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767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767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767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53]));IF( IFNA( VLOOKUP( [.B53];INDIRECT([.A53]&amp;&quot;.$C$2:$F$200&quot;);2;0);&quot;&quot;)=0;&quot;&quot;; IFNA(VLOOKUP([.B53];INDIRECT([.A53]&amp;&quot;.$C$2:$F$200&quot;);2;0);&quot;&quot;));&quot;&quot;)">
            <text:p/>
          </table:table-cell>
          <table:table-cell table:style-name="ce767" table:formula="of:=IF(NOT(ISBLANK([.A53]));IF( IFNA( VLOOKUP( [.B53];INDIRECT([.A53]&amp;&quot;.$C$2:$F$200&quot;);3;0);&quot;&quot;)=0;&quot;&quot;; IFNA(VLOOKUP([.B53];INDIRECT([.A53]&amp;&quot;.$C$2:$F$200&quot;);3;0);&quot;&quot;));&quot;&quot;)">
            <text:p/>
          </table:table-cell>
          <table:table-cell table:style-name="ce767" table:formula="of:=IF(NOT(ISBLANK([.A53]));IF( IFNA( VLOOKUP( [.B53];INDIRECT([.A53]&amp;&quot;.$C$2:$F$200&quot;);4;0);&quot;&quot;)=0;&quot;&quot;; IFNA(VLOOKUP([.B53];INDIRECT([.A53]&amp;&quot;.$C$2:$F$200&quot;);4;0);&quot;&quot;));&quot;&quot;)">
            <text:p/>
          </table:table-cell>
          <table:table-cell table:number-columns-repeated="1019"/>
        </table:table-row>
        <table:table-row table:style-name="ro8">
          <table:table-cell table:style-name="ce640" office:value-type="string" calcext:value-type="string">
            <text:p>Module</text:p>
          </table:table-cell>
          <table:table-cell table:style-name="ce721" office:value-type="string" calcext:value-type="string">
            <text:p>Brücke III</text:p>
          </table:table-cell>
          <table:table-cell table:style-name="ce766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766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Flottenwerft IV" calcext:value-type="string">
            <text:p>Flottenwerft IV</text:p>
          </table:table-cell>
          <table:table-cell table:style-name="ce766" table:formula="of:=IF(NOT(ISBLANK([.A54]));IF( IFNA( VLOOKUP( [.B54];INDIRECT([.A54]&amp;&quot;.$C$2:$F$200&quot;);4;0);&quot;&quot;)=0;&quot;&quot;; IFNA(VLOOKUP([.B54];INDIRECT([.A54]&amp;&quot;.$C$2:$F$200&quot;);4;0);&quot;&quot;));&quot;&quot;)" office:value-type="string" office:string-value="Brücke II" calcext:value-type="string">
            <text:p>Brücke II</text:p>
          </table:table-cell>
          <table:table-cell table:number-columns-repeated="1019"/>
        </table:table-row>
        <table:table-row table:style-name="ro3">
          <table:table-cell table:style-name="ce641" office:value-type="string" calcext:value-type="string">
            <text:p>Module</text:p>
          </table:table-cell>
          <table:table-cell table:style-name="ce722" office:value-type="string" calcext:value-type="string">
            <text:p>Werkstatt III</text:p>
          </table:table-cell>
          <table:table-cell table:style-name="ce767" table:formula="of:=IF(NOT(ISBLANK([.A55]));IF( IFNA( VLOOKUP( [.B55];INDIRECT([.A55]&amp;&quot;.$C$2:$F$200&quot;);2;0);&quot;&quot;)=0;&quot;&quot;; IFNA(VLOOKUP([.B55];INDIRECT([.A55]&amp;&quot;.$C$2:$F$200&quot;);2;0);&quot;&quot;));&quot;&quot;)" office:value-type="string" office:string-value="Werkstatt II" calcext:value-type="string">
            <text:p>Werkstatt II</text:p>
          </table:table-cell>
          <table:table-cell table:style-name="ce767" table:formula="of:=IF(NOT(ISBLANK([.A55]));IF( IFNA( VLOOKUP( [.B55];INDIRECT([.A55]&amp;&quot;.$C$2:$F$200&quot;);3;0);&quot;&quot;)=0;&quot;&quot;; IFNA(VLOOKUP([.B55];INDIRECT([.A55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2" office:value-type="string" calcext:value-type="string">
            <text:p>Waffenlabor III</text:p>
          </table:table-cell>
          <table:table-cell table:number-columns-repeated="1017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23" office:value-type="string" calcext:value-type="string">
            <text:p>Schiffsfabrik V</text:p>
          </table:table-cell>
          <table:table-cell table:style-name="ce767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767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2" office:value-type="string" calcext:value-type="string">
            <text:p>Waffenlabor IV</text:p>
          </table:table-cell>
          <table:table-cell table:number-columns-repeated="1017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24" office:value-type="string" calcext:value-type="string">
            <text:p>Schiffslabor V</text:p>
          </table:table-cell>
          <table:table-cell table:style-name="ce767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IV" calcext:value-type="string">
            <text:p>Schiffslabor IV</text:p>
          </table:table-cell>
          <table:table-cell table:style-name="ce767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2" office:value-type="string" calcext:value-type="string">
            <text:p>Waffenlabor V</text:p>
          </table:table-cell>
          <table:table-cell table:number-columns-repeated="1017"/>
        </table:table-row>
        <table:table-row table:style-name="ro3">
          <table:table-cell table:style-name="ce644" office:value-type="string" calcext:value-type="string">
            <text:p>Module</text:p>
          </table:table-cell>
          <table:table-cell table:style-name="ce725" office:value-type="string" calcext:value-type="string">
            <text:p>Flottenwerft V</text:p>
          </table:table-cell>
          <table:table-cell table:style-name="ce767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IV" calcext:value-type="string">
            <text:p>Flottenwerft IV</text:p>
          </table:table-cell>
          <table:table-cell table:style-name="ce767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777" office:value-type="string" calcext:value-type="string">
            <text:p>Waffenlabor VI</text:p>
          </table:table-cell>
          <table:table-cell table:number-columns-repeated="1017"/>
        </table:table-row>
        <table:table-row table:style-name="ro3">
          <table:table-cell table:style-name="ce645" office:value-type="string" calcext:value-type="string">
            <text:p>Module</text:p>
          </table:table-cell>
          <table:table-cell table:style-name="ce726" office:value-type="string" calcext:value-type="string">
            <text:p>Techniklabor V</text:p>
          </table:table-cell>
          <table:table-cell table:style-name="ce767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767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778" office:value-type="string" calcext:value-type="string">
            <text:p>Waffenlabor VII</text:p>
          </table:table-cell>
          <table:table-cell table:number-columns-repeated="1017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27" office:value-type="string" calcext:value-type="string">
            <text:p>Antimateriesilo V</text:p>
          </table:table-cell>
          <table:table-cell table:style-name="ce767" table:formula="of:=IF(NOT(ISBLANK([.A60]));IF( IFNA( VLOOKUP( [.B60];INDIRECT([.A60]&amp;&quot;.$C$2:$F$200&quot;);2;0);&quot;&quot;)=0;&quot;&quot;; IFNA(VLOOKUP([.B60];INDIRECT([.A60]&amp;&quot;.$C$2:$F$200&quot;);2;0);&quot;&quot;));&quot;&quot;)" office:value-type="string" office:string-value="Antimateriesilo IV" calcext:value-type="string">
            <text:p>Antimateriesilo IV</text:p>
          </table:table-cell>
          <table:table-cell table:style-name="ce767" table:formula="of:=IF(NOT(ISBLANK([.A60]));IF( IFNA( VLOOKUP( [.B60];INDIRECT([.A60]&amp;&quot;.$C$2:$F$200&quot;);3;0);&quot;&quot;)=0;&quot;&quot;; IFNA(VLOOKUP([.B60];INDIRECT([.A60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779" office:value-type="string" calcext:value-type="string">
            <text:p>Waffenlabor VIII</text:p>
          </table:table-cell>
          <table:table-cell table:number-columns-repeated="1017"/>
        </table:table-row>
        <table:table-row table:style-name="ro3">
          <table:table-cell table:style-name="ce647"/>
          <table:table-cell table:style-name="ce727"/>
          <table:table-cell table:style-name="ce767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767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767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780" office:value-type="string" calcext:value-type="string">
            <text:p>Waffenlabor IX</text:p>
          </table:table-cell>
          <table:table-cell table:number-columns-repeated="1017"/>
        </table:table-row>
        <table:table-row table:style-name="ro3">
          <table:table-cell table:style-name="ce647"/>
          <table:table-cell table:style-name="ce727"/>
          <table:table-cell table:style-name="ce767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767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767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781" office:value-type="string" calcext:value-type="string">
            <text:p>Waffenlabor X</text:p>
          </table:table-cell>
          <table:table-cell table:number-columns-repeated="1017"/>
        </table:table-row>
        <table:table-row table:style-name="ro3">
          <table:table-cell table:style-name="ce647"/>
          <table:table-cell table:style-name="ce727"/>
          <table:table-cell table:style-name="ce767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767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767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782"/>
          <table:table-cell table:number-columns-repeated="1017"/>
        </table:table-row>
        <table:table-row table:style-name="ro3">
          <table:table-cell table:style-name="ce647"/>
          <table:table-cell table:style-name="ce727"/>
          <table:table-cell table:style-name="ce767" table:formula="of:=IF(NOT(ISBLANK([.A64]));IF( IFNA( VLOOKUP( [.B64];INDIRECT([.A64]&amp;&quot;.$C$2:$F$200&quot;);2;0);&quot;&quot;)=0;&quot;&quot;; IFNA(VLOOKUP([.B64];INDIRECT([.A64]&amp;&quot;.$C$2:$F$200&quot;);2;0);&quot;&quot;));&quot;&quot;)">
            <text:p/>
          </table:table-cell>
          <table:table-cell table:style-name="ce767" table:formula="of:=IF(NOT(ISBLANK([.A64]));IF( IFNA( VLOOKUP( [.B64];INDIRECT([.A64]&amp;&quot;.$C$2:$F$200&quot;);3;0);&quot;&quot;)=0;&quot;&quot;; IFNA(VLOOKUP([.B64];INDIRECT([.A64]&amp;&quot;.$C$2:$F$200&quot;);3;0);&quot;&quot;));&quot;&quot;)">
            <text:p/>
          </table:table-cell>
          <table:table-cell table:style-name="ce767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65]));IF( IFNA( VLOOKUP( [.B65];INDIRECT([.A65]&amp;&quot;.$C$2:$F$200&quot;);2;0);&quot;&quot;)=0;&quot;&quot;; IFNA(VLOOKUP([.B65];INDIRECT([.A65]&amp;&quot;.$C$2:$F$200&quot;);2;0);&quot;&quot;));&quot;&quot;)">
            <text:p/>
          </table:table-cell>
          <table:table-cell table:style-name="ce767" table:formula="of:=IF(NOT(ISBLANK([.A65]));IF( IFNA( VLOOKUP( [.B65];INDIRECT([.A65]&amp;&quot;.$C$2:$F$200&quot;);3;0);&quot;&quot;)=0;&quot;&quot;; IFNA(VLOOKUP([.B65];INDIRECT([.A65]&amp;&quot;.$C$2:$F$200&quot;);3;0);&quot;&quot;));&quot;&quot;)">
            <text:p/>
          </table:table-cell>
          <table:table-cell table:style-name="ce767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66]));IF( IFNA( VLOOKUP( [.B66];INDIRECT([.A66]&amp;&quot;.$C$2:$F$200&quot;);2;0);&quot;&quot;)=0;&quot;&quot;; IFNA(VLOOKUP([.B66];INDIRECT([.A66]&amp;&quot;.$C$2:$F$200&quot;);2;0);&quot;&quot;));&quot;&quot;)">
            <text:p/>
          </table:table-cell>
          <table:table-cell table:style-name="ce767" table:formula="of:=IF(NOT(ISBLANK([.A66]));IF( IFNA( VLOOKUP( [.B66];INDIRECT([.A66]&amp;&quot;.$C$2:$F$200&quot;);3;0);&quot;&quot;)=0;&quot;&quot;; IFNA(VLOOKUP([.B66];INDIRECT([.A66]&amp;&quot;.$C$2:$F$200&quot;);3;0);&quot;&quot;));&quot;&quot;)">
            <text:p/>
          </table:table-cell>
          <table:table-cell table:style-name="ce767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8" office:value-type="string" calcext:value-type="string">
            <text:p>Module</text:p>
          </table:table-cell>
          <table:table-cell table:style-name="ce728" office:value-type="string" calcext:value-type="string">
            <text:p>Schiffsfabrik VI</text:p>
          </table:table-cell>
          <table:table-cell table:style-name="ce767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Schiffsfabrik V" calcext:value-type="string">
            <text:p>Schiffsfabrik V</text:p>
          </table:table-cell>
          <table:table-cell table:style-name="ce767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9" office:value-type="string" calcext:value-type="string">
            <text:p>Module</text:p>
          </table:table-cell>
          <table:table-cell table:style-name="ce729" office:value-type="string" calcext:value-type="string">
            <text:p>Schiffslabor VI</text:p>
          </table:table-cell>
          <table:table-cell table:style-name="ce767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Schiffslabor V" calcext:value-type="string">
            <text:p>Schiffslabor V</text:p>
          </table:table-cell>
          <table:table-cell table:style-name="ce767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0" office:value-type="string" calcext:value-type="string">
            <text:p>Module</text:p>
          </table:table-cell>
          <table:table-cell table:style-name="ce730" office:value-type="string" calcext:value-type="string">
            <text:p>Flottenwerft VI</text:p>
          </table:table-cell>
          <table:table-cell table:style-name="ce767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Flottenwerft V" calcext:value-type="string">
            <text:p>Flottenwerft V</text:p>
          </table:table-cell>
          <table:table-cell table:style-name="ce767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1" office:value-type="string" calcext:value-type="string">
            <text:p>Module</text:p>
          </table:table-cell>
          <table:table-cell table:style-name="ce731" office:value-type="string" calcext:value-type="string">
            <text:p>Techniklabor VI</text:p>
          </table:table-cell>
          <table:table-cell table:style-name="ce767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Techniklabor V" calcext:value-type="string">
            <text:p>Techniklabor V</text:p>
          </table:table-cell>
          <table:table-cell table:style-name="ce767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2" office:value-type="string" calcext:value-type="string">
            <text:p>Techniklabor</text:p>
          </table:table-cell>
          <table:table-cell table:style-name="ce732" office:value-type="string" calcext:value-type="string">
            <text:p>Basis-Phasenmunit. II</text:p>
          </table:table-cell>
          <table:table-cell table:style-name="ce767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767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Basis-Phasenmunit. I" calcext:value-type="string">
            <text:p>Basis-Phasenmunit. I</text:p>
          </table:table-cell>
          <table:table-cell table:style-name="ce767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3" office:value-type="string" calcext:value-type="string">
            <text:p>Module</text:p>
          </table:table-cell>
          <table:table-cell table:style-name="ce733" office:value-type="string" calcext:value-type="string">
            <text:p>Antimateriesilo VI</text:p>
          </table:table-cell>
          <table:table-cell table:style-name="ce767" table:formula="of:=IF(NOT(ISBLANK([.A72]));IF( IFNA( VLOOKUP( [.B72];INDIRECT([.A72]&amp;&quot;.$C$2:$F$200&quot;);2;0);&quot;&quot;)=0;&quot;&quot;; IFNA(VLOOKUP([.B72];INDIRECT([.A72]&amp;&quot;.$C$2:$F$200&quot;);2;0);&quot;&quot;));&quot;&quot;)" office:value-type="string" office:string-value="Antimateriesilo V" calcext:value-type="string">
            <text:p>Antimateriesilo V</text:p>
          </table:table-cell>
          <table:table-cell table:style-name="ce767" table:formula="of:=IF(NOT(ISBLANK([.A72]));IF( IFNA( VLOOKUP( [.B72];INDIRECT([.A72]&amp;&quot;.$C$2:$F$200&quot;);3;0);&quot;&quot;)=0;&quot;&quot;; IFNA(VLOOKUP([.B72];INDIRECT([.A72]&amp;&quot;.$C$2:$F$200&quot;);3;0);&quot;&quot;));&quot;&quot;)" office:value-type="string" office:string-value="Brücke III" calcext:value-type="string">
            <text:p>Brücke III</text:p>
          </table:table-cell>
          <table:table-cell table:style-name="ce767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767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767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767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767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767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767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767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767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4"/>
          <table:table-cell table:style-name="ce734"/>
          <table:table-cell table:style-name="ce767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767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767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4"/>
          <table:table-cell table:style-name="ce734"/>
          <table:table-cell table:style-name="ce767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767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767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4"/>
          <table:table-cell table:style-name="ce734"/>
          <table:table-cell table:style-name="ce767" table:formula="of:=IF(NOT(ISBLANK([.A79]));IF( IFNA( VLOOKUP( [.B79];INDIRECT([.A79]&amp;&quot;.$C$2:$F$200&quot;);2;0);&quot;&quot;)=0;&quot;&quot;; IFNA(VLOOKUP([.B79];INDIRECT([.A79]&amp;&quot;.$C$2:$F$200&quot;);2;0);&quot;&quot;));&quot;&quot;)">
            <text:p/>
          </table:table-cell>
          <table:table-cell table:style-name="ce767" table:formula="of:=IF(NOT(ISBLANK([.A79]));IF( IFNA( VLOOKUP( [.B79];INDIRECT([.A79]&amp;&quot;.$C$2:$F$200&quot;);3;0);&quot;&quot;)=0;&quot;&quot;; IFNA(VLOOKUP([.B79];INDIRECT([.A79]&amp;&quot;.$C$2:$F$200&quot;);3;0);&quot;&quot;));&quot;&quot;)">
            <text:p/>
          </table:table-cell>
          <table:table-cell table:style-name="ce767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4"/>
          <table:table-cell table:style-name="ce734"/>
          <table:table-cell table:style-name="ce767" table:formula="of:=IF(NOT(ISBLANK([.A80]));IF( IFNA( VLOOKUP( [.B80];INDIRECT([.A80]&amp;&quot;.$C$2:$F$200&quot;);2;0);&quot;&quot;)=0;&quot;&quot;; IFNA(VLOOKUP([.B80];INDIRECT([.A80]&amp;&quot;.$C$2:$F$200&quot;);2;0);&quot;&quot;));&quot;&quot;)">
            <text:p/>
          </table:table-cell>
          <table:table-cell table:style-name="ce767" table:formula="of:=IF(NOT(ISBLANK([.A80]));IF( IFNA( VLOOKUP( [.B80];INDIRECT([.A80]&amp;&quot;.$C$2:$F$200&quot;);3;0);&quot;&quot;)=0;&quot;&quot;; IFNA(VLOOKUP([.B80];INDIRECT([.A80]&amp;&quot;.$C$2:$F$200&quot;);3;0);&quot;&quot;));&quot;&quot;)">
            <text:p/>
          </table:table-cell>
          <table:table-cell table:style-name="ce767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4"/>
          <table:table-cell table:style-name="ce734"/>
          <table:table-cell table:style-name="ce767" table:formula="of:=IF(NOT(ISBLANK([.A81]));IF( IFNA( VLOOKUP( [.B81];INDIRECT([.A81]&amp;&quot;.$C$2:$F$200&quot;);2;0);&quot;&quot;)=0;&quot;&quot;; IFNA(VLOOKUP([.B81];INDIRECT([.A81]&amp;&quot;.$C$2:$F$200&quot;);2;0);&quot;&quot;));&quot;&quot;)">
            <text:p/>
          </table:table-cell>
          <table:table-cell table:style-name="ce767" table:formula="of:=IF(NOT(ISBLANK([.A81]));IF( IFNA( VLOOKUP( [.B81];INDIRECT([.A81]&amp;&quot;.$C$2:$F$200&quot;);3;0);&quot;&quot;)=0;&quot;&quot;; IFNA(VLOOKUP([.B81];INDIRECT([.A81]&amp;&quot;.$C$2:$F$200&quot;);3;0);&quot;&quot;));&quot;&quot;)">
            <text:p/>
          </table:table-cell>
          <table:table-cell table:style-name="ce767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82]));IF( IFNA( VLOOKUP( [.B82];INDIRECT([.A82]&amp;&quot;.$C$2:$F$200&quot;);2;0);&quot;&quot;)=0;&quot;&quot;; IFNA(VLOOKUP([.B82];INDIRECT([.A82]&amp;&quot;.$C$2:$F$200&quot;);2;0);&quot;&quot;));&quot;&quot;)">
            <text:p/>
          </table:table-cell>
          <table:table-cell table:style-name="ce767" table:formula="of:=IF(NOT(ISBLANK([.A82]));IF( IFNA( VLOOKUP( [.B82];INDIRECT([.A82]&amp;&quot;.$C$2:$F$200&quot;);3;0);&quot;&quot;)=0;&quot;&quot;; IFNA(VLOOKUP([.B82];INDIRECT([.A82]&amp;&quot;.$C$2:$F$200&quot;);3;0);&quot;&quot;));&quot;&quot;)">
            <text:p/>
          </table:table-cell>
          <table:table-cell table:style-name="ce767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83]));IF( IFNA( VLOOKUP( [.B83];INDIRECT([.A83]&amp;&quot;.$C$2:$F$200&quot;);2;0);&quot;&quot;)=0;&quot;&quot;; IFNA(VLOOKUP([.B83];INDIRECT([.A83]&amp;&quot;.$C$2:$F$200&quot;);2;0);&quot;&quot;));&quot;&quot;)">
            <text:p/>
          </table:table-cell>
          <table:table-cell table:style-name="ce767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767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767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767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85]));IF( IFNA( VLOOKUP( [.B85];INDIRECT([.A85]&amp;&quot;.$C$2:$F$200&quot;);2;0);&quot;&quot;)=0;&quot;&quot;; IFNA(VLOOKUP([.B85];INDIRECT([.A85]&amp;&quot;.$C$2:$F$200&quot;);2;0);&quot;&quot;));&quot;&quot;)">
            <text:p/>
          </table:table-cell>
          <table:table-cell table:style-name="ce767" table:formula="of:=IF(NOT(ISBLANK([.A85]));IF( IFNA( VLOOKUP( [.B85];INDIRECT([.A85]&amp;&quot;.$C$2:$F$200&quot;);3;0);&quot;&quot;)=0;&quot;&quot;; IFNA(VLOOKUP([.B85];INDIRECT([.A85]&amp;&quot;.$C$2:$F$200&quot;);3;0);&quot;&quot;));&quot;&quot;)">
            <text:p/>
          </table:table-cell>
          <table:table-cell table:style-name="ce767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86]));IF( IFNA( VLOOKUP( [.B86];INDIRECT([.A86]&amp;&quot;.$C$2:$F$200&quot;);2;0);&quot;&quot;)=0;&quot;&quot;; IFNA(VLOOKUP([.B86];INDIRECT([.A86]&amp;&quot;.$C$2:$F$200&quot;);2;0);&quot;&quot;));&quot;&quot;)">
            <text:p/>
          </table:table-cell>
          <table:table-cell table:style-name="ce767" table:formula="of:=IF(NOT(ISBLANK([.A86]));IF( IFNA( VLOOKUP( [.B86];INDIRECT([.A86]&amp;&quot;.$C$2:$F$200&quot;);3;0);&quot;&quot;)=0;&quot;&quot;; IFNA(VLOOKUP([.B86];INDIRECT([.A86]&amp;&quot;.$C$2:$F$200&quot;);3;0);&quot;&quot;));&quot;&quot;)">
            <text:p/>
          </table:table-cell>
          <table:table-cell table:style-name="ce767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8">
          <table:table-cell table:style-name="ce655" office:value-type="string" calcext:value-type="string">
            <text:p>Module</text:p>
          </table:table-cell>
          <table:table-cell table:style-name="ce735" office:value-type="string" calcext:value-type="string">
            <text:p>Brücke IV</text:p>
          </table:table-cell>
          <table:table-cell table:style-name="ce766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766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Flottenwerft VI" calcext:value-type="string">
            <text:p>Flottenwerft VI</text:p>
          </table:table-cell>
          <table:table-cell table:style-name="ce766" table:formula="of:=IF(NOT(ISBLANK([.A87]));IF( IFNA( VLOOKUP( [.B87];INDIRECT([.A87]&amp;&quot;.$C$2:$F$200&quot;);4;0);&quot;&quot;)=0;&quot;&quot;; IFNA(VLOOKUP([.B87];INDIRECT([.A87]&amp;&quot;.$C$2:$F$200&quot;);4;0);&quot;&quot;));&quot;&quot;)" office:value-type="string" office:string-value="Brücke III" calcext:value-type="string">
            <text:p>Brücke III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88]));IF( IFNA( VLOOKUP( [.B88];INDIRECT([.A88]&amp;&quot;.$C$2:$F$200&quot;);2;0);&quot;&quot;)=0;&quot;&quot;; IFNA(VLOOKUP([.B88];INDIRECT([.A88]&amp;&quot;.$C$2:$F$200&quot;);2;0);&quot;&quot;));&quot;&quot;)">
            <text:p/>
          </table:table-cell>
          <table:table-cell table:style-name="ce767" table:formula="of:=IF(NOT(ISBLANK([.A88]));IF( IFNA( VLOOKUP( [.B88];INDIRECT([.A88]&amp;&quot;.$C$2:$F$200&quot;);3;0);&quot;&quot;)=0;&quot;&quot;; IFNA(VLOOKUP([.B88];INDIRECT([.A88]&amp;&quot;.$C$2:$F$200&quot;);3;0);&quot;&quot;));&quot;&quot;)">
            <text:p/>
          </table:table-cell>
          <table:table-cell table:style-name="ce767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89]));IF( IFNA( VLOOKUP( [.B89];INDIRECT([.A89]&amp;&quot;.$C$2:$F$200&quot;);2;0);&quot;&quot;)=0;&quot;&quot;; IFNA(VLOOKUP([.B89];INDIRECT([.A89]&amp;&quot;.$C$2:$F$200&quot;);2;0);&quot;&quot;));&quot;&quot;)">
            <text:p/>
          </table:table-cell>
          <table:table-cell table:style-name="ce767" table:formula="of:=IF(NOT(ISBLANK([.A89]));IF( IFNA( VLOOKUP( [.B89];INDIRECT([.A89]&amp;&quot;.$C$2:$F$200&quot;);3;0);&quot;&quot;)=0;&quot;&quot;; IFNA(VLOOKUP([.B89];INDIRECT([.A89]&amp;&quot;.$C$2:$F$200&quot;);3;0);&quot;&quot;));&quot;&quot;)">
            <text:p/>
          </table:table-cell>
          <table:table-cell table:style-name="ce767" table:formula="of:=IF(NOT(ISBLANK([.A89]));IF( IFNA( VLOOKUP( [.B89];INDIRECT([.A89]&amp;&quot;.$C$2:$F$200&quot;);4;0);&quot;&quot;)=0;&quot;&quot;; IFNA(VLOOKUP([.B89];INDIRECT([.A8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6" office:value-type="string" calcext:value-type="string">
            <text:p>Module</text:p>
          </table:table-cell>
          <table:table-cell table:style-name="ce736" office:value-type="string" calcext:value-type="string">
            <text:p>Schiffsfabrik VII</text:p>
          </table:table-cell>
          <table:table-cell table:style-name="ce767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767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7" office:value-type="string" calcext:value-type="string">
            <text:p>Module</text:p>
          </table:table-cell>
          <table:table-cell table:style-name="ce737" office:value-type="string" calcext:value-type="string">
            <text:p>Werkstatt IV</text:p>
          </table:table-cell>
          <table:table-cell table:style-name="ce767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Werkstatt III" calcext:value-type="string">
            <text:p>Werkstatt III</text:p>
          </table:table-cell>
          <table:table-cell table:style-name="ce767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91]));IF( IFNA( VLOOKUP( [.B91];INDIRECT([.A91]&amp;&quot;.$C$2:$F$200&quot;);4;0);&quot;&quot;)=0;&quot;&quot;; IFNA(VLOOKUP([.B91];INDIRECT([.A91]&amp;&quot;.$C$2:$F$200&quot;);4;0);&quot;&quot;));&quot;&quot;)" office:value-type="string" office:string-value="Schiffsfabrik VII" calcext:value-type="string">
            <text:p>Schiffsfabrik VII</text:p>
          </table:table-cell>
          <table:table-cell table:number-columns-repeated="1019"/>
        </table:table-row>
        <table:table-row table:style-name="ro3">
          <table:table-cell table:style-name="ce658" office:value-type="string" calcext:value-type="string">
            <text:p>Module</text:p>
          </table:table-cell>
          <table:table-cell table:style-name="ce738" office:value-type="string" calcext:value-type="string">
            <text:p>Schiffslabor VII</text:p>
          </table:table-cell>
          <table:table-cell table:style-name="ce767" table:formula="of:=IF(NOT(ISBLANK([.A92]));IF( IFNA( VLOOKUP( [.B92];INDIRECT([.A92]&amp;&quot;.$C$2:$F$200&quot;);2;0);&quot;&quot;)=0;&quot;&quot;; IFNA(VLOOKUP([.B92];INDIRECT([.A92]&amp;&quot;.$C$2:$F$200&quot;);2;0);&quot;&quot;));&quot;&quot;)" office:value-type="string" office:string-value="Schiffslabor VI" calcext:value-type="string">
            <text:p>Schiffslabor VI</text:p>
          </table:table-cell>
          <table:table-cell table:style-name="ce767" table:formula="of:=IF(NOT(ISBLANK([.A92]));IF( IFNA( VLOOKUP( [.B92];INDIRECT([.A92]&amp;&quot;.$C$2:$F$200&quot;);3;0);&quot;&quot;)=0;&quot;&quot;; IFNA(VLOOKUP([.B92];INDIRECT([.A92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9" office:value-type="string" calcext:value-type="string">
            <text:p>Module</text:p>
          </table:table-cell>
          <table:table-cell table:style-name="ce739" office:value-type="string" calcext:value-type="string">
            <text:p>Flottenwerft VII</text:p>
          </table:table-cell>
          <table:table-cell table:style-name="ce767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Flottenwerft VI" calcext:value-type="string">
            <text:p>Flottenwerft VI</text:p>
          </table:table-cell>
          <table:table-cell table:style-name="ce767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93]));IF( IFNA( VLOOKUP( [.B93];INDIRECT([.A93]&amp;&quot;.$C$2:$F$200&quot;);4;0);&quot;&quot;)=0;&quot;&quot;; IFNA(VLOOKUP([.B93];INDIRECT([.A9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0" office:value-type="string" calcext:value-type="string">
            <text:p>Module</text:p>
          </table:table-cell>
          <table:table-cell table:style-name="ce740" office:value-type="string" calcext:value-type="string">
            <text:p>Techniklabor VII</text:p>
          </table:table-cell>
          <table:table-cell table:style-name="ce767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767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 office:value-type="string" calcext:value-type="string">
            <text:p>Module</text:p>
          </table:table-cell>
          <table:table-cell table:style-name="ce741" office:value-type="string" calcext:value-type="string">
            <text:p>Antimateriesilo VII</text:p>
          </table:table-cell>
          <table:table-cell table:style-name="ce767" table:formula="of:=IF(NOT(ISBLANK([.A95]));IF( IFNA( VLOOKUP( [.B95];INDIRECT([.A95]&amp;&quot;.$C$2:$F$200&quot;);2;0);&quot;&quot;)=0;&quot;&quot;; IFNA(VLOOKUP([.B95];INDIRECT([.A95]&amp;&quot;.$C$2:$F$200&quot;);2;0);&quot;&quot;));&quot;&quot;)" office:value-type="string" office:string-value="Antimateriesilo VI" calcext:value-type="string">
            <text:p>Antimateriesilo VI</text:p>
          </table:table-cell>
          <table:table-cell table:style-name="ce767" table:formula="of:=IF(NOT(ISBLANK([.A95]));IF( IFNA( VLOOKUP( [.B95];INDIRECT([.A95]&amp;&quot;.$C$2:$F$200&quot;);3;0);&quot;&quot;)=0;&quot;&quot;; IFNA(VLOOKUP([.B95];INDIRECT([.A95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2"/>
          <table:table-cell table:style-name="ce741"/>
          <table:table-cell table:style-name="ce767" table:formula="of:=IF(NOT(ISBLANK([.A96]));IF( IFNA( VLOOKUP( [.B96];INDIRECT([.A96]&amp;&quot;.$C$2:$F$200&quot;);2;0);&quot;&quot;)=0;&quot;&quot;; IFNA(VLOOKUP([.B96];INDIRECT([.A96]&amp;&quot;.$C$2:$F$200&quot;);2;0);&quot;&quot;));&quot;&quot;)">
            <text:p/>
          </table:table-cell>
          <table:table-cell table:style-name="ce767" table:formula="of:=IF(NOT(ISBLANK([.A96]));IF( IFNA( VLOOKUP( [.B96];INDIRECT([.A96]&amp;&quot;.$C$2:$F$200&quot;);3;0);&quot;&quot;)=0;&quot;&quot;; IFNA(VLOOKUP([.B96];INDIRECT([.A96]&amp;&quot;.$C$2:$F$200&quot;);3;0);&quot;&quot;));&quot;&quot;)">
            <text:p/>
          </table:table-cell>
          <table:table-cell table:style-name="ce767" table:formula="of:=IF(NOT(ISBLANK([.A96]));IF( IFNA( VLOOKUP( [.B96];INDIRECT([.A96]&amp;&quot;.$C$2:$F$200&quot;);4;0);&quot;&quot;)=0;&quot;&quot;; IFNA(VLOOKUP([.B96];INDIRECT([.A9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2"/>
          <table:table-cell table:style-name="ce741"/>
          <table:table-cell table:style-name="ce767" table:formula="of:=IF(NOT(ISBLANK([.A97]));IF( IFNA( VLOOKUP( [.B97];INDIRECT([.A97]&amp;&quot;.$C$2:$F$200&quot;);2;0);&quot;&quot;)=0;&quot;&quot;; IFNA(VLOOKUP([.B97];INDIRECT([.A97]&amp;&quot;.$C$2:$F$200&quot;);2;0);&quot;&quot;));&quot;&quot;)">
            <text:p/>
          </table:table-cell>
          <table:table-cell table:style-name="ce767" table:formula="of:=IF(NOT(ISBLANK([.A97]));IF( IFNA( VLOOKUP( [.B97];INDIRECT([.A97]&amp;&quot;.$C$2:$F$200&quot;);3;0);&quot;&quot;)=0;&quot;&quot;; IFNA(VLOOKUP([.B97];INDIRECT([.A97]&amp;&quot;.$C$2:$F$200&quot;);3;0);&quot;&quot;));&quot;&quot;)">
            <text:p/>
          </table:table-cell>
          <table:table-cell table:style-name="ce767" table:formula="of:=IF(NOT(ISBLANK([.A97]));IF( IFNA( VLOOKUP( [.B97];INDIRECT([.A97]&amp;&quot;.$C$2:$F$200&quot;);4;0);&quot;&quot;)=0;&quot;&quot;; IFNA(VLOOKUP([.B97];INDIRECT([.A9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2"/>
          <table:table-cell table:style-name="ce741"/>
          <table:table-cell table:style-name="ce767" table:formula="of:=IF(NOT(ISBLANK([.A98]));IF( IFNA( VLOOKUP( [.B98];INDIRECT([.A98]&amp;&quot;.$C$2:$F$200&quot;);2;0);&quot;&quot;)=0;&quot;&quot;; IFNA(VLOOKUP([.B98];INDIRECT([.A98]&amp;&quot;.$C$2:$F$200&quot;);2;0);&quot;&quot;));&quot;&quot;)">
            <text:p/>
          </table:table-cell>
          <table:table-cell table:style-name="ce767" table:formula="of:=IF(NOT(ISBLANK([.A98]));IF( IFNA( VLOOKUP( [.B98];INDIRECT([.A98]&amp;&quot;.$C$2:$F$200&quot;);3;0);&quot;&quot;)=0;&quot;&quot;; IFNA(VLOOKUP([.B98];INDIRECT([.A98]&amp;&quot;.$C$2:$F$200&quot;);3;0);&quot;&quot;));&quot;&quot;)">
            <text:p/>
          </table:table-cell>
          <table:table-cell table:style-name="ce767" table:formula="of:=IF(NOT(ISBLANK([.A98]));IF( IFNA( VLOOKUP( [.B98];INDIRECT([.A98]&amp;&quot;.$C$2:$F$200&quot;);4;0);&quot;&quot;)=0;&quot;&quot;; IFNA(VLOOKUP([.B98];INDIRECT([.A9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99]));IF( IFNA( VLOOKUP( [.B99];INDIRECT([.A99]&amp;&quot;.$C$2:$F$200&quot;);2;0);&quot;&quot;)=0;&quot;&quot;; IFNA(VLOOKUP([.B99];INDIRECT([.A99]&amp;&quot;.$C$2:$F$200&quot;);2;0);&quot;&quot;));&quot;&quot;)">
            <text:p/>
          </table:table-cell>
          <table:table-cell table:style-name="ce767" table:formula="of:=IF(NOT(ISBLANK([.A99]));IF( IFNA( VLOOKUP( [.B99];INDIRECT([.A99]&amp;&quot;.$C$2:$F$200&quot;);3;0);&quot;&quot;)=0;&quot;&quot;; IFNA(VLOOKUP([.B99];INDIRECT([.A99]&amp;&quot;.$C$2:$F$200&quot;);3;0);&quot;&quot;));&quot;&quot;)">
            <text:p/>
          </table:table-cell>
          <table:table-cell table:style-name="ce767" table:formula="of:=IF(NOT(ISBLANK([.A99]));IF( IFNA( VLOOKUP( [.B99];INDIRECT([.A99]&amp;&quot;.$C$2:$F$200&quot;);4;0);&quot;&quot;)=0;&quot;&quot;; IFNA(VLOOKUP([.B99];INDIRECT([.A9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42"/>
          <table:table-cell table:style-name="ce767" table:formula="of:=IF(NOT(ISBLANK([.A100]));IF( IFNA( VLOOKUP( [.B100];INDIRECT([.A100]&amp;&quot;.$C$2:$F$200&quot;);2;0);&quot;&quot;)=0;&quot;&quot;; IFNA(VLOOKUP([.B100];INDIRECT([.A100]&amp;&quot;.$C$2:$F$200&quot;);2;0);&quot;&quot;));&quot;&quot;)">
            <text:p/>
          </table:table-cell>
          <table:table-cell table:style-name="ce767" table:formula="of:=IF(NOT(ISBLANK([.A100]));IF( IFNA( VLOOKUP( [.B100];INDIRECT([.A100]&amp;&quot;.$C$2:$F$200&quot;);3;0);&quot;&quot;)=0;&quot;&quot;; IFNA(VLOOKUP([.B100];INDIRECT([.A100]&amp;&quot;.$C$2:$F$200&quot;);3;0);&quot;&quot;));&quot;&quot;)">
            <text:p/>
          </table:table-cell>
          <table:table-cell table:style-name="ce767" table:formula="of:=IF(NOT(ISBLANK([.A100]));IF( IFNA( VLOOKUP( [.B100];INDIRECT([.A100]&amp;&quot;.$C$2:$F$200&quot;);4;0);&quot;&quot;)=0;&quot;&quot;; IFNA(VLOOKUP([.B100];INDIRECT([.A10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42"/>
          <table:table-cell table:style-name="ce767" table:formula="of:=IF(NOT(ISBLANK([.A101]));IF( IFNA( VLOOKUP( [.B101];INDIRECT([.A101]&amp;&quot;.$C$2:$F$200&quot;);2;0);&quot;&quot;)=0;&quot;&quot;; IFNA(VLOOKUP([.B101];INDIRECT([.A101]&amp;&quot;.$C$2:$F$200&quot;);2;0);&quot;&quot;));&quot;&quot;)">
            <text:p/>
          </table:table-cell>
          <table:table-cell table:style-name="ce767" table:formula="of:=IF(NOT(ISBLANK([.A101]));IF( IFNA( VLOOKUP( [.B101];INDIRECT([.A101]&amp;&quot;.$C$2:$F$200&quot;);3;0);&quot;&quot;)=0;&quot;&quot;; IFNA(VLOOKUP([.B101];INDIRECT([.A101]&amp;&quot;.$C$2:$F$200&quot;);3;0);&quot;&quot;));&quot;&quot;)">
            <text:p/>
          </table:table-cell>
          <table:table-cell table:style-name="ce767" table:formula="of:=IF(NOT(ISBLANK([.A101]));IF( IFNA( VLOOKUP( [.B101];INDIRECT([.A101]&amp;&quot;.$C$2:$F$200&quot;);4;0);&quot;&quot;)=0;&quot;&quot;; IFNA(VLOOKUP([.B101];INDIRECT([.A10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4" office:value-type="string" calcext:value-type="string">
            <text:p>Module</text:p>
          </table:table-cell>
          <table:table-cell table:style-name="ce743" office:value-type="string" calcext:value-type="string">
            <text:p>Schiffsfabrik VIII</text:p>
          </table:table-cell>
          <table:table-cell table:style-name="ce767" table:formula="of:=IF(NOT(ISBLANK([.A102]));IF( IFNA( VLOOKUP( [.B102];INDIRECT([.A102]&amp;&quot;.$C$2:$F$200&quot;);2;0);&quot;&quot;)=0;&quot;&quot;; IFNA(VLOOKUP([.B102];INDIRECT([.A102]&amp;&quot;.$C$2:$F$200&quot;);2;0);&quot;&quot;));&quot;&quot;)" office:value-type="string" office:string-value="Schiffsfabrik VII" calcext:value-type="string">
            <text:p>Schiffsfabrik VII</text:p>
          </table:table-cell>
          <table:table-cell table:style-name="ce767" table:formula="of:=IF(NOT(ISBLANK([.A102]));IF( IFNA( VLOOKUP( [.B102];INDIRECT([.A102]&amp;&quot;.$C$2:$F$200&quot;);3;0);&quot;&quot;)=0;&quot;&quot;; IFNA(VLOOKUP([.B102];INDIRECT([.A102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102]));IF( IFNA( VLOOKUP( [.B102];INDIRECT([.A102]&amp;&quot;.$C$2:$F$200&quot;);4;0);&quot;&quot;)=0;&quot;&quot;; IFNA(VLOOKUP([.B102];INDIRECT([.A10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5" office:value-type="string" calcext:value-type="string">
            <text:p>Module</text:p>
          </table:table-cell>
          <table:table-cell table:style-name="ce744" office:value-type="string" calcext:value-type="string">
            <text:p>Schiffslabor VIII</text:p>
          </table:table-cell>
          <table:table-cell table:style-name="ce767" table:formula="of:=IF(NOT(ISBLANK([.A103]));IF( IFNA( VLOOKUP( [.B103];INDIRECT([.A103]&amp;&quot;.$C$2:$F$200&quot;);2;0);&quot;&quot;)=0;&quot;&quot;; IFNA(VLOOKUP([.B103];INDIRECT([.A103]&amp;&quot;.$C$2:$F$200&quot;);2;0);&quot;&quot;));&quot;&quot;)" office:value-type="string" office:string-value="Schiffslabor VII" calcext:value-type="string">
            <text:p>Schiffslabor VII</text:p>
          </table:table-cell>
          <table:table-cell table:style-name="ce767" table:formula="of:=IF(NOT(ISBLANK([.A103]));IF( IFNA( VLOOKUP( [.B103];INDIRECT([.A103]&amp;&quot;.$C$2:$F$200&quot;);3;0);&quot;&quot;)=0;&quot;&quot;; IFNA(VLOOKUP([.B103];INDIRECT([.A103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6" office:value-type="string" calcext:value-type="string">
            <text:p>Module</text:p>
          </table:table-cell>
          <table:table-cell table:style-name="ce745" office:value-type="string" calcext:value-type="string">
            <text:p>Flottenwerft VIII</text:p>
          </table:table-cell>
          <table:table-cell table:style-name="ce767" table:formula="of:=IF(NOT(ISBLANK([.A104]));IF( IFNA( VLOOKUP( [.B104];INDIRECT([.A104]&amp;&quot;.$C$2:$F$200&quot;);2;0);&quot;&quot;)=0;&quot;&quot;; IFNA(VLOOKUP([.B104];INDIRECT([.A104]&amp;&quot;.$C$2:$F$200&quot;);2;0);&quot;&quot;));&quot;&quot;)" office:value-type="string" office:string-value="Flottenwerft VII" calcext:value-type="string">
            <text:p>Flottenwerft VII</text:p>
          </table:table-cell>
          <table:table-cell table:style-name="ce767" table:formula="of:=IF(NOT(ISBLANK([.A104]));IF( IFNA( VLOOKUP( [.B104];INDIRECT([.A104]&amp;&quot;.$C$2:$F$200&quot;);3;0);&quot;&quot;)=0;&quot;&quot;; IFNA(VLOOKUP([.B104];INDIRECT([.A104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7" office:value-type="string" calcext:value-type="string">
            <text:p>Module</text:p>
          </table:table-cell>
          <table:table-cell table:style-name="ce746" office:value-type="string" calcext:value-type="string">
            <text:p>Techniklabor VIII</text:p>
          </table:table-cell>
          <table:table-cell table:style-name="ce767" table:formula="of:=IF(NOT(ISBLANK([.A105]));IF( IFNA( VLOOKUP( [.B105];INDIRECT([.A105]&amp;&quot;.$C$2:$F$200&quot;);2;0);&quot;&quot;)=0;&quot;&quot;; IFNA(VLOOKUP([.B105];INDIRECT([.A105]&amp;&quot;.$C$2:$F$200&quot;);2;0);&quot;&quot;));&quot;&quot;)" office:value-type="string" office:string-value="Techniklabor VII" calcext:value-type="string">
            <text:p>Techniklabor VII</text:p>
          </table:table-cell>
          <table:table-cell table:style-name="ce767" table:formula="of:=IF(NOT(ISBLANK([.A105]));IF( IFNA( VLOOKUP( [.B105];INDIRECT([.A105]&amp;&quot;.$C$2:$F$200&quot;);3;0);&quot;&quot;)=0;&quot;&quot;; IFNA(VLOOKUP([.B105];INDIRECT([.A105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8" office:value-type="string" calcext:value-type="string">
            <text:p>Module</text:p>
          </table:table-cell>
          <table:table-cell table:style-name="ce747" office:value-type="string" calcext:value-type="string">
            <text:p>Antimateriesilo VIII</text:p>
          </table:table-cell>
          <table:table-cell table:style-name="ce767" table:formula="of:=IF(NOT(ISBLANK([.A106]));IF( IFNA( VLOOKUP( [.B106];INDIRECT([.A106]&amp;&quot;.$C$2:$F$200&quot;);2;0);&quot;&quot;)=0;&quot;&quot;; IFNA(VLOOKUP([.B106];INDIRECT([.A106]&amp;&quot;.$C$2:$F$200&quot;);2;0);&quot;&quot;));&quot;&quot;)" office:value-type="string" office:string-value="Antimateriesilo VII" calcext:value-type="string">
            <text:p>Antimateriesilo VII</text:p>
          </table:table-cell>
          <table:table-cell table:style-name="ce767" table:formula="of:=IF(NOT(ISBLANK([.A106]));IF( IFNA( VLOOKUP( [.B106];INDIRECT([.A106]&amp;&quot;.$C$2:$F$200&quot;);3;0);&quot;&quot;)=0;&quot;&quot;; IFNA(VLOOKUP([.B106];INDIRECT([.A106]&amp;&quot;.$C$2:$F$200&quot;);3;0);&quot;&quot;));&quot;&quot;)" office:value-type="string" office:string-value="Brücke IV" calcext:value-type="string">
            <text:p>Brücke IV</text:p>
          </table:table-cell>
          <table:table-cell table:style-name="ce767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767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767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9"/>
          <table:table-cell table:style-name="ce748"/>
          <table:table-cell table:style-name="ce767" table:formula="of:=IF(NOT(ISBLANK([.A108]));IF( IFNA( VLOOKUP( [.B108];INDIRECT([.A108]&amp;&quot;.$C$2:$F$200&quot;);2;0);&quot;&quot;)=0;&quot;&quot;; IFNA(VLOOKUP([.B108];INDIRECT([.A108]&amp;&quot;.$C$2:$F$200&quot;);2;0);&quot;&quot;));&quot;&quot;)">
            <text:p/>
          </table:table-cell>
          <table:table-cell table:style-name="ce767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767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9"/>
          <table:table-cell table:style-name="ce748"/>
          <table:table-cell table:style-name="ce767" table:formula="of:=IF(NOT(ISBLANK([.A109]));IF( IFNA( VLOOKUP( [.B109];INDIRECT([.A109]&amp;&quot;.$C$2:$F$200&quot;);2;0);&quot;&quot;)=0;&quot;&quot;; IFNA(VLOOKUP([.B109];INDIRECT([.A109]&amp;&quot;.$C$2:$F$200&quot;);2;0);&quot;&quot;));&quot;&quot;)">
            <text:p/>
          </table:table-cell>
          <table:table-cell table:style-name="ce767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767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9"/>
          <table:table-cell table:style-name="ce748"/>
          <table:table-cell table:style-name="ce767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767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767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767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767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12]));IF( IFNA( VLOOKUP( [.B112];INDIRECT([.A112]&amp;&quot;.$C$2:$F$200&quot;);2;0);&quot;&quot;)=0;&quot;&quot;; IFNA(VLOOKUP([.B112];INDIRECT([.A112]&amp;&quot;.$C$2:$F$200&quot;);2;0);&quot;&quot;));&quot;&quot;)">
            <text:p/>
          </table:table-cell>
          <table:table-cell table:style-name="ce767" table:formula="of:=IF(NOT(ISBLANK([.A112]));IF( IFNA( VLOOKUP( [.B112];INDIRECT([.A112]&amp;&quot;.$C$2:$F$200&quot;);3;0);&quot;&quot;)=0;&quot;&quot;; IFNA(VLOOKUP([.B112];INDIRECT([.A112]&amp;&quot;.$C$2:$F$200&quot;);3;0);&quot;&quot;));&quot;&quot;)">
            <text:p/>
          </table:table-cell>
          <table:table-cell table:style-name="ce767" table:formula="of:=IF(NOT(ISBLANK([.A112]));IF( IFNA( VLOOKUP( [.B112];INDIRECT([.A112]&amp;&quot;.$C$2:$F$200&quot;);4;0);&quot;&quot;)=0;&quot;&quot;; IFNA(VLOOKUP([.B112];INDIRECT([.A112]&amp;&quot;.$C$2:$F$200&quot;);4;0);&quot;&quot;));&quot;&quot;)">
            <text:p/>
          </table:table-cell>
          <table:table-cell table:number-columns-repeated="1019"/>
        </table:table-row>
        <table:table-row table:style-name="ro8">
          <table:table-cell table:style-name="ce670" office:value-type="string" calcext:value-type="string">
            <text:p>Module</text:p>
          </table:table-cell>
          <table:table-cell table:style-name="ce749" office:value-type="string" calcext:value-type="string">
            <text:p>Brücke V</text:p>
          </table:table-cell>
          <table:table-cell table:style-name="ce766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766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Schiffsfabrik VIII" calcext:value-type="string">
            <text:p>Schiffsfabrik VIII</text:p>
          </table:table-cell>
          <table:table-cell table:style-name="ce766" table:formula="of:=IF(NOT(ISBLANK([.A113]));IF( IFNA( VLOOKUP( [.B113];INDIRECT([.A113]&amp;&quot;.$C$2:$F$200&quot;);4;0);&quot;&quot;)=0;&quot;&quot;; IFNA(VLOOKUP([.B113];INDIRECT([.A113]&amp;&quot;.$C$2:$F$200&quot;);4;0);&quot;&quot;));&quot;&quot;)" office:value-type="string" office:string-value="Brücke IV" calcext:value-type="string">
            <text:p>Brücke IV</text:p>
          </table:table-cell>
          <table:table-cell table:number-columns-repeated="1019"/>
        </table:table-row>
        <table:table-row table:style-name="ro3">
          <table:table-cell table:style-name="ce671" office:value-type="string" calcext:value-type="string">
            <text:p>Module</text:p>
          </table:table-cell>
          <table:table-cell table:style-name="ce750" office:value-type="string" calcext:value-type="string">
            <text:p>Werkstatt V</text:p>
          </table:table-cell>
          <table:table-cell table:style-name="ce767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Werkstatt IV" calcext:value-type="string">
            <text:p>Werkstatt IV</text:p>
          </table:table-cell>
          <table:table-cell table:style-name="ce767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14]));IF( IFNA( VLOOKUP( [.B114];INDIRECT([.A114]&amp;&quot;.$C$2:$F$200&quot;);4;0);&quot;&quot;)=0;&quot;&quot;; IFNA(VLOOKUP([.B114];INDIRECT([.A114]&amp;&quot;.$C$2:$F$200&quot;);4;0);&quot;&quot;));&quot;&quot;)" office:value-type="string" office:string-value="Schiffsfabrik IX" calcext:value-type="string">
            <text:p>Schiffsfabrik IX</text:p>
          </table:table-cell>
          <table:table-cell table:number-columns-repeated="1019"/>
        </table:table-row>
        <table:table-row table:style-name="ro3">
          <table:table-cell table:style-name="ce672"/>
          <table:table-cell table:style-name="ce751"/>
          <table:table-cell table:style-name="ce767" table:formula="of:=IF(NOT(ISBLANK([.A115]));IF( IFNA( VLOOKUP( [.B115];INDIRECT([.A115]&amp;&quot;.$C$2:$F$200&quot;);2;0);&quot;&quot;)=0;&quot;&quot;; IFNA(VLOOKUP([.B115];INDIRECT([.A115]&amp;&quot;.$C$2:$F$200&quot;);2;0);&quot;&quot;));&quot;&quot;)">
            <text:p/>
          </table:table-cell>
          <table:table-cell table:style-name="ce767" table:formula="of:=IF(NOT(ISBLANK([.A115]));IF( IFNA( VLOOKUP( [.B115];INDIRECT([.A115]&amp;&quot;.$C$2:$F$200&quot;);3;0);&quot;&quot;)=0;&quot;&quot;; IFNA(VLOOKUP([.B115];INDIRECT([.A115]&amp;&quot;.$C$2:$F$200&quot;);3;0);&quot;&quot;));&quot;&quot;)">
            <text:p/>
          </table:table-cell>
          <table:table-cell table:style-name="ce767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3" office:value-type="string" calcext:value-type="string">
            <text:p>Module</text:p>
          </table:table-cell>
          <table:table-cell table:style-name="ce752" office:value-type="string" calcext:value-type="string">
            <text:p>Schiffsfabrik IX</text:p>
          </table:table-cell>
          <table:table-cell table:style-name="ce767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Schiffsfabrik VIII" calcext:value-type="string">
            <text:p>Schiffsfabrik VIII</text:p>
          </table:table-cell>
          <table:table-cell table:style-name="ce767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4" office:value-type="string" calcext:value-type="string">
            <text:p>Module</text:p>
          </table:table-cell>
          <table:table-cell table:style-name="ce753" office:value-type="string" calcext:value-type="string">
            <text:p>Werkstatt VI</text:p>
          </table:table-cell>
          <table:table-cell table:style-name="ce767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Werkstatt V" calcext:value-type="string">
            <text:p>Werkstatt V</text:p>
          </table:table-cell>
          <table:table-cell table:style-name="ce767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17]));IF( IFNA( VLOOKUP( [.B117];INDIRECT([.A117]&amp;&quot;.$C$2:$F$200&quot;);4;0);&quot;&quot;)=0;&quot;&quot;; IFNA(VLOOKUP([.B117];INDIRECT([.A117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3">
          <table:table-cell table:style-name="ce675" office:value-type="string" calcext:value-type="string">
            <text:p>Module</text:p>
          </table:table-cell>
          <table:table-cell table:style-name="ce754" office:value-type="string" calcext:value-type="string">
            <text:p>Schiffslabor IX</text:p>
          </table:table-cell>
          <table:table-cell table:style-name="ce767" table:formula="of:=IF(NOT(ISBLANK([.A118]));IF( IFNA( VLOOKUP( [.B118];INDIRECT([.A118]&amp;&quot;.$C$2:$F$200&quot;);2;0);&quot;&quot;)=0;&quot;&quot;; IFNA(VLOOKUP([.B118];INDIRECT([.A118]&amp;&quot;.$C$2:$F$200&quot;);2;0);&quot;&quot;));&quot;&quot;)" office:value-type="string" office:string-value="Schiffslabor VIII" calcext:value-type="string">
            <text:p>Schiffslabor VIII</text:p>
          </table:table-cell>
          <table:table-cell table:style-name="ce767" table:formula="of:=IF(NOT(ISBLANK([.A118]));IF( IFNA( VLOOKUP( [.B118];INDIRECT([.A118]&amp;&quot;.$C$2:$F$200&quot;);3;0);&quot;&quot;)=0;&quot;&quot;; IFNA(VLOOKUP([.B118];INDIRECT([.A118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6" office:value-type="string" calcext:value-type="string">
            <text:p>Module</text:p>
          </table:table-cell>
          <table:table-cell table:style-name="ce755" office:value-type="string" calcext:value-type="string">
            <text:p>Flottenwerft IX</text:p>
          </table:table-cell>
          <table:table-cell table:style-name="ce767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767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7" office:value-type="string" calcext:value-type="string">
            <text:p>Module</text:p>
          </table:table-cell>
          <table:table-cell table:style-name="ce756" office:value-type="string" calcext:value-type="string">
            <text:p>Techniklabor IX</text:p>
          </table:table-cell>
          <table:table-cell table:style-name="ce767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Techniklabor VIII" calcext:value-type="string">
            <text:p>Techniklabor VIII</text:p>
          </table:table-cell>
          <table:table-cell table:style-name="ce767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8" office:value-type="string" calcext:value-type="string">
            <text:p>Module</text:p>
          </table:table-cell>
          <table:table-cell table:style-name="ce757" office:value-type="string" calcext:value-type="string">
            <text:p>Antimateriesilo IX</text:p>
          </table:table-cell>
          <table:table-cell table:style-name="ce767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Antimateriesilo VIII" calcext:value-type="string">
            <text:p>Antimateriesilo VIII</text:p>
          </table:table-cell>
          <table:table-cell table:style-name="ce767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58"/>
          <table:table-cell table:style-name="ce767" table:formula="of:=IF(NOT(ISBLANK([.A122]));IF( IFNA( VLOOKUP( [.B122];INDIRECT([.A122]&amp;&quot;.$C$2:$F$200&quot;);2;0);&quot;&quot;)=0;&quot;&quot;; IFNA(VLOOKUP([.B122];INDIRECT([.A122]&amp;&quot;.$C$2:$F$200&quot;);2;0);&quot;&quot;));&quot;&quot;)">
            <text:p/>
          </table:table-cell>
          <table:table-cell table:style-name="ce767" table:formula="of:=IF(NOT(ISBLANK([.A122]));IF( IFNA( VLOOKUP( [.B122];INDIRECT([.A122]&amp;&quot;.$C$2:$F$200&quot;);3;0);&quot;&quot;)=0;&quot;&quot;; IFNA(VLOOKUP([.B122];INDIRECT([.A122]&amp;&quot;.$C$2:$F$200&quot;);3;0);&quot;&quot;));&quot;&quot;)">
            <text:p/>
          </table:table-cell>
          <table:table-cell table:style-name="ce767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58"/>
          <table:table-cell table:style-name="ce767" table:formula="of:=IF(NOT(ISBLANK([.A123]));IF( IFNA( VLOOKUP( [.B123];INDIRECT([.A123]&amp;&quot;.$C$2:$F$200&quot;);2;0);&quot;&quot;)=0;&quot;&quot;; IFNA(VLOOKUP([.B123];INDIRECT([.A123]&amp;&quot;.$C$2:$F$200&quot;);2;0);&quot;&quot;));&quot;&quot;)">
            <text:p/>
          </table:table-cell>
          <table:table-cell table:style-name="ce767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767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58"/>
          <table:table-cell table:style-name="ce767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767" table:formula="of:=IF(NOT(ISBLANK([.A124]));IF( IFNA( VLOOKUP( [.B124];INDIRECT([.A124]&amp;&quot;.$C$2:$F$200&quot;);3;0);&quot;&quot;)=0;&quot;&quot;; IFNA(VLOOKUP([.B124];INDIRECT([.A124]&amp;&quot;.$C$2:$F$200&quot;);3;0);&quot;&quot;));&quot;&quot;)">
            <text:p/>
          </table:table-cell>
          <table:table-cell table:style-name="ce767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58"/>
          <table:table-cell table:style-name="ce767" table:formula="of:=IF(NOT(ISBLANK([.A125]));IF( IFNA( VLOOKUP( [.B125];INDIRECT([.A125]&amp;&quot;.$C$2:$F$200&quot;);2;0);&quot;&quot;)=0;&quot;&quot;; IFNA(VLOOKUP([.B125];INDIRECT([.A125]&amp;&quot;.$C$2:$F$200&quot;);2;0);&quot;&quot;));&quot;&quot;)">
            <text:p/>
          </table:table-cell>
          <table:table-cell table:style-name="ce767" table:formula="of:=IF(NOT(ISBLANK([.A125]));IF( IFNA( VLOOKUP( [.B125];INDIRECT([.A125]&amp;&quot;.$C$2:$F$200&quot;);3;0);&quot;&quot;)=0;&quot;&quot;; IFNA(VLOOKUP([.B125];INDIRECT([.A125]&amp;&quot;.$C$2:$F$200&quot;);3;0);&quot;&quot;));&quot;&quot;)">
            <text:p/>
          </table:table-cell>
          <table:table-cell table:style-name="ce767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58"/>
          <table:table-cell table:style-name="ce767" table:formula="of:=IF(NOT(ISBLANK([.A126]));IF( IFNA( VLOOKUP( [.B126];INDIRECT([.A126]&amp;&quot;.$C$2:$F$200&quot;);2;0);&quot;&quot;)=0;&quot;&quot;; IFNA(VLOOKUP([.B126];INDIRECT([.A126]&amp;&quot;.$C$2:$F$200&quot;);2;0);&quot;&quot;));&quot;&quot;)">
            <text:p/>
          </table:table-cell>
          <table:table-cell table:style-name="ce767" table:formula="of:=IF(NOT(ISBLANK([.A126]));IF( IFNA( VLOOKUP( [.B126];INDIRECT([.A126]&amp;&quot;.$C$2:$F$200&quot;);3;0);&quot;&quot;)=0;&quot;&quot;; IFNA(VLOOKUP([.B126];INDIRECT([.A126]&amp;&quot;.$C$2:$F$200&quot;);3;0);&quot;&quot;));&quot;&quot;)">
            <text:p/>
          </table:table-cell>
          <table:table-cell table:style-name="ce767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58"/>
          <table:table-cell table:style-name="ce767" table:formula="of:=IF(NOT(ISBLANK([.A127]));IF( IFNA( VLOOKUP( [.B127];INDIRECT([.A127]&amp;&quot;.$C$2:$F$200&quot;);2;0);&quot;&quot;)=0;&quot;&quot;; IFNA(VLOOKUP([.B127];INDIRECT([.A127]&amp;&quot;.$C$2:$F$200&quot;);2;0);&quot;&quot;));&quot;&quot;)">
            <text:p/>
          </table:table-cell>
          <table:table-cell table:style-name="ce767" table:formula="of:=IF(NOT(ISBLANK([.A127]));IF( IFNA( VLOOKUP( [.B127];INDIRECT([.A127]&amp;&quot;.$C$2:$F$200&quot;);3;0);&quot;&quot;)=0;&quot;&quot;; IFNA(VLOOKUP([.B127];INDIRECT([.A127]&amp;&quot;.$C$2:$F$200&quot;);3;0);&quot;&quot;));&quot;&quot;)">
            <text:p/>
          </table:table-cell>
          <table:table-cell table:style-name="ce767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58"/>
          <table:table-cell table:style-name="ce767" table:formula="of:=IF(NOT(ISBLANK([.A128]));IF( IFNA( VLOOKUP( [.B128];INDIRECT([.A128]&amp;&quot;.$C$2:$F$200&quot;);2;0);&quot;&quot;)=0;&quot;&quot;; IFNA(VLOOKUP([.B128];INDIRECT([.A128]&amp;&quot;.$C$2:$F$200&quot;);2;0);&quot;&quot;));&quot;&quot;)">
            <text:p/>
          </table:table-cell>
          <table:table-cell table:style-name="ce767" table:formula="of:=IF(NOT(ISBLANK([.A128]));IF( IFNA( VLOOKUP( [.B128];INDIRECT([.A128]&amp;&quot;.$C$2:$F$200&quot;);3;0);&quot;&quot;)=0;&quot;&quot;; IFNA(VLOOKUP([.B128];INDIRECT([.A128]&amp;&quot;.$C$2:$F$200&quot;);3;0);&quot;&quot;));&quot;&quot;)">
            <text:p/>
          </table:table-cell>
          <table:table-cell table:style-name="ce767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0" office:value-type="string" calcext:value-type="string">
            <text:p>Module</text:p>
          </table:table-cell>
          <table:table-cell table:style-name="ce759" office:value-type="string" calcext:value-type="string">
            <text:p>Schiffsfabrik X</text:p>
          </table:table-cell>
          <table:table-cell table:style-name="ce767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Schiffsfabrik IX" calcext:value-type="string">
            <text:p>Schiffsfabrik IX</text:p>
          </table:table-cell>
          <table:table-cell table:style-name="ce767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1" office:value-type="string" calcext:value-type="string">
            <text:p>Module</text:p>
          </table:table-cell>
          <table:table-cell table:style-name="ce760" office:value-type="string" calcext:value-type="string">
            <text:p>Schiffslabor X</text:p>
          </table:table-cell>
          <table:table-cell table:style-name="ce767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Schiffslabor IX" calcext:value-type="string">
            <text:p>Schiffslabor IX</text:p>
          </table:table-cell>
          <table:table-cell table:style-name="ce767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30]));IF( IFNA( VLOOKUP( [.B130];INDIRECT([.A130]&amp;&quot;.$C$2:$F$200&quot;);4;0);&quot;&quot;)=0;&quot;&quot;; IFNA(VLOOKUP([.B130];INDIRECT([.A1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2" office:value-type="string" calcext:value-type="string">
            <text:p>Module</text:p>
          </table:table-cell>
          <table:table-cell table:style-name="ce761" office:value-type="string" calcext:value-type="string">
            <text:p>Flottenwerft X</text:p>
          </table:table-cell>
          <table:table-cell table:style-name="ce767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Flottenwerft IX" calcext:value-type="string">
            <text:p>Flottenwerft IX</text:p>
          </table:table-cell>
          <table:table-cell table:style-name="ce767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 office:value-type="string" calcext:value-type="string">
            <text:p>Module</text:p>
          </table:table-cell>
          <table:table-cell table:style-name="ce762" office:value-type="string" calcext:value-type="string">
            <text:p>Techniklabor X</text:p>
          </table:table-cell>
          <table:table-cell table:style-name="ce767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echniklabor IX" calcext:value-type="string">
            <text:p>Techniklabor IX</text:p>
          </table:table-cell>
          <table:table-cell table:style-name="ce767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32]));IF( IFNA( VLOOKUP( [.B132];INDIRECT([.A132]&amp;&quot;.$C$2:$F$200&quot;);4;0);&quot;&quot;)=0;&quot;&quot;; IFNA(VLOOKUP([.B132];INDIRECT([.A1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4" office:value-type="string" calcext:value-type="string">
            <text:p>Module</text:p>
          </table:table-cell>
          <table:table-cell table:style-name="ce763" office:value-type="string" calcext:value-type="string">
            <text:p>Werkstatt VII</text:p>
          </table:table-cell>
          <table:table-cell table:style-name="ce767" table:formula="of:=IF(NOT(ISBLANK([.A133]));IF( IFNA( VLOOKUP( [.B133];INDIRECT([.A133]&amp;&quot;.$C$2:$F$200&quot;);2;0);&quot;&quot;)=0;&quot;&quot;; IFNA(VLOOKUP([.B133];INDIRECT([.A133]&amp;&quot;.$C$2:$F$200&quot;);2;0);&quot;&quot;));&quot;&quot;)" office:value-type="string" office:string-value="Werkstatt VI" calcext:value-type="string">
            <text:p>Werkstatt VI</text:p>
          </table:table-cell>
          <table:table-cell table:style-name="ce767" table:formula="of:=IF(NOT(ISBLANK([.A133]));IF( IFNA( VLOOKUP( [.B133];INDIRECT([.A133]&amp;&quot;.$C$2:$F$200&quot;);3;0);&quot;&quot;)=0;&quot;&quot;; IFNA(VLOOKUP([.B133];INDIRECT([.A133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33]));IF( IFNA( VLOOKUP( [.B133];INDIRECT([.A133]&amp;&quot;.$C$2:$F$200&quot;);4;0);&quot;&quot;)=0;&quot;&quot;; IFNA(VLOOKUP([.B133];INDIRECT([.A133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3">
          <table:table-cell table:style-name="ce685" office:value-type="string" calcext:value-type="string">
            <text:p>Module</text:p>
          </table:table-cell>
          <table:table-cell table:style-name="ce764" office:value-type="string" calcext:value-type="string">
            <text:p>Werkstatt VIII</text:p>
          </table:table-cell>
          <table:table-cell table:style-name="ce767" table:formula="of:=IF(NOT(ISBLANK([.A134]));IF( IFNA( VLOOKUP( [.B134];INDIRECT([.A134]&amp;&quot;.$C$2:$F$200&quot;);2;0);&quot;&quot;)=0;&quot;&quot;; IFNA(VLOOKUP([.B134];INDIRECT([.A134]&amp;&quot;.$C$2:$F$200&quot;);2;0);&quot;&quot;));&quot;&quot;)" office:value-type="string" office:string-value="Werkstatt VII" calcext:value-type="string">
            <text:p>Werkstatt VII</text:p>
          </table:table-cell>
          <table:table-cell table:style-name="ce767" table:formula="of:=IF(NOT(ISBLANK([.A134]));IF( IFNA( VLOOKUP( [.B134];INDIRECT([.A134]&amp;&quot;.$C$2:$F$200&quot;);3;0);&quot;&quot;)=0;&quot;&quot;; IFNA(VLOOKUP([.B134];INDIRECT([.A134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34]));IF( IFNA( VLOOKUP( [.B134];INDIRECT([.A134]&amp;&quot;.$C$2:$F$200&quot;);4;0);&quot;&quot;)=0;&quot;&quot;; IFNA(VLOOKUP([.B134];INDIRECT([.A134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3">
          <table:table-cell table:style-name="ce686" office:value-type="string" calcext:value-type="string">
            <text:p>Module</text:p>
          </table:table-cell>
          <table:table-cell table:style-name="ce765" office:value-type="string" calcext:value-type="string">
            <text:p>Antimateriesilo X</text:p>
          </table:table-cell>
          <table:table-cell table:style-name="ce767" table:formula="of:=IF(NOT(ISBLANK([.A135]));IF( IFNA( VLOOKUP( [.B135];INDIRECT([.A135]&amp;&quot;.$C$2:$F$200&quot;);2;0);&quot;&quot;)=0;&quot;&quot;; IFNA(VLOOKUP([.B135];INDIRECT([.A135]&amp;&quot;.$C$2:$F$200&quot;);2;0);&quot;&quot;));&quot;&quot;)" office:value-type="string" office:string-value="Antimateriesilo IX" calcext:value-type="string">
            <text:p>Antimateriesilo IX</text:p>
          </table:table-cell>
          <table:table-cell table:style-name="ce767" table:formula="of:=IF(NOT(ISBLANK([.A135]));IF( IFNA( VLOOKUP( [.B135];INDIRECT([.A135]&amp;&quot;.$C$2:$F$200&quot;);3;0);&quot;&quot;)=0;&quot;&quot;; IFNA(VLOOKUP([.B135];INDIRECT([.A135]&amp;&quot;.$C$2:$F$200&quot;);3;0);&quot;&quot;));&quot;&quot;)" office:value-type="string" office:string-value="Brücke V" calcext:value-type="string">
            <text:p>Brücke V</text:p>
          </table:table-cell>
          <table:table-cell table:style-name="ce767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767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767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767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767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767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767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767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767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40]));IF( IFNA( VLOOKUP( [.B140];INDIRECT([.A140]&amp;&quot;.$C$2:$F$200&quot;);2;0);&quot;&quot;)=0;&quot;&quot;; IFNA(VLOOKUP([.B140];INDIRECT([.A140]&amp;&quot;.$C$2:$F$200&quot;);2;0);&quot;&quot;));&quot;&quot;)">
            <text:p/>
          </table:table-cell>
          <table:table-cell table:style-name="ce767" table:formula="of:=IF(NOT(ISBLANK([.A140]));IF( IFNA( VLOOKUP( [.B140];INDIRECT([.A140]&amp;&quot;.$C$2:$F$200&quot;);3;0);&quot;&quot;)=0;&quot;&quot;; IFNA(VLOOKUP([.B140];INDIRECT([.A140]&amp;&quot;.$C$2:$F$200&quot;);3;0);&quot;&quot;));&quot;&quot;)">
            <text:p/>
          </table:table-cell>
          <table:table-cell table:style-name="ce767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41]));IF( IFNA( VLOOKUP( [.B141];INDIRECT([.A141]&amp;&quot;.$C$2:$F$200&quot;);2;0);&quot;&quot;)=0;&quot;&quot;; IFNA(VLOOKUP([.B141];INDIRECT([.A141]&amp;&quot;.$C$2:$F$200&quot;);2;0);&quot;&quot;));&quot;&quot;)">
            <text:p/>
          </table:table-cell>
          <table:table-cell table:style-name="ce767" table:formula="of:=IF(NOT(ISBLANK([.A141]));IF( IFNA( VLOOKUP( [.B141];INDIRECT([.A141]&amp;&quot;.$C$2:$F$200&quot;);3;0);&quot;&quot;)=0;&quot;&quot;; IFNA(VLOOKUP([.B141];INDIRECT([.A141]&amp;&quot;.$C$2:$F$200&quot;);3;0);&quot;&quot;));&quot;&quot;)">
            <text:p/>
          </table:table-cell>
          <table:table-cell table:style-name="ce767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42]));IF( IFNA( VLOOKUP( [.B142];INDIRECT([.A142]&amp;&quot;.$C$2:$F$200&quot;);2;0);&quot;&quot;)=0;&quot;&quot;; IFNA(VLOOKUP([.B142];INDIRECT([.A142]&amp;&quot;.$C$2:$F$200&quot;);2;0);&quot;&quot;));&quot;&quot;)">
            <text:p/>
          </table:table-cell>
          <table:table-cell table:style-name="ce767" table:formula="of:=IF(NOT(ISBLANK([.A142]));IF( IFNA( VLOOKUP( [.B142];INDIRECT([.A142]&amp;&quot;.$C$2:$F$200&quot;);3;0);&quot;&quot;)=0;&quot;&quot;; IFNA(VLOOKUP([.B142];INDIRECT([.A142]&amp;&quot;.$C$2:$F$200&quot;);3;0);&quot;&quot;));&quot;&quot;)">
            <text:p/>
          </table:table-cell>
          <table:table-cell table:style-name="ce767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43]));IF( IFNA( VLOOKUP( [.B143];INDIRECT([.A143]&amp;&quot;.$C$2:$F$200&quot;);2;0);&quot;&quot;)=0;&quot;&quot;; IFNA(VLOOKUP([.B143];INDIRECT([.A143]&amp;&quot;.$C$2:$F$200&quot;);2;0);&quot;&quot;));&quot;&quot;)">
            <text:p/>
          </table:table-cell>
          <table:table-cell table:style-name="ce767" table:formula="of:=IF(NOT(ISBLANK([.A143]));IF( IFNA( VLOOKUP( [.B143];INDIRECT([.A143]&amp;&quot;.$C$2:$F$200&quot;);3;0);&quot;&quot;)=0;&quot;&quot;; IFNA(VLOOKUP([.B143];INDIRECT([.A143]&amp;&quot;.$C$2:$F$200&quot;);3;0);&quot;&quot;));&quot;&quot;)">
            <text:p/>
          </table:table-cell>
          <table:table-cell table:style-name="ce767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44]));IF( IFNA( VLOOKUP( [.B144];INDIRECT([.A144]&amp;&quot;.$C$2:$F$200&quot;);2;0);&quot;&quot;)=0;&quot;&quot;; IFNA(VLOOKUP([.B144];INDIRECT([.A144]&amp;&quot;.$C$2:$F$200&quot;);2;0);&quot;&quot;));&quot;&quot;)">
            <text:p/>
          </table:table-cell>
          <table:table-cell table:style-name="ce767" table:formula="of:=IF(NOT(ISBLANK([.A144]));IF( IFNA( VLOOKUP( [.B144];INDIRECT([.A144]&amp;&quot;.$C$2:$F$200&quot;);3;0);&quot;&quot;)=0;&quot;&quot;; IFNA(VLOOKUP([.B144];INDIRECT([.A144]&amp;&quot;.$C$2:$F$200&quot;);3;0);&quot;&quot;));&quot;&quot;)">
            <text:p/>
          </table:table-cell>
          <table:table-cell table:style-name="ce767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698"/>
          <table:table-cell table:style-name="ce767" table:formula="of:=IF(NOT(ISBLANK([.A145]));IF( IFNA( VLOOKUP( [.B145];INDIRECT([.A145]&amp;&quot;.$C$2:$F$200&quot;);2;0);&quot;&quot;)=0;&quot;&quot;; IFNA(VLOOKUP([.B145];INDIRECT([.A145]&amp;&quot;.$C$2:$F$200&quot;);2;0);&quot;&quot;));&quot;&quot;)">
            <text:p/>
          </table:table-cell>
          <table:table-cell table:style-name="ce767" table:formula="of:=IF(NOT(ISBLANK([.A145]));IF( IFNA( VLOOKUP( [.B145];INDIRECT([.A145]&amp;&quot;.$C$2:$F$200&quot;);3;0);&quot;&quot;)=0;&quot;&quot;; IFNA(VLOOKUP([.B145];INDIRECT([.A145]&amp;&quot;.$C$2:$F$200&quot;);3;0);&quot;&quot;));&quot;&quot;)">
            <text:p/>
          </table:table-cell>
          <table:table-cell table:style-name="ce767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23" office:value-type="string" calcext:value-type="string">
            <text:p>Ende</text:p>
          </table:table-cell>
          <table:table-cell table:style-name="ce323" table:number-columns-repeated="4"/>
          <table:table-cell table:style-name="ce770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3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26:Aufbaureihenfolge.B26">
            <calcext:condition calcext:apply-style-name="HintergrundGruen" calcext:value="formula-is(NOT(ISBLANK([.X26])))" calcext:base-cell-address="Aufbaureihenfolge.B26"/>
          </calcext:conditional-format>
          <calcext:conditional-format calcext:target-range-address="Aufbaureihenfolge.B115:Aufbaureihenfolge.B115">
            <calcext:condition calcext:apply-style-name="HintergrundGruen" calcext:value="formula-is(NOT(ISBLANK([.X115])))" calcext:base-cell-address="Aufbaureihenfolge.B11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77:Aufbaureihenfolge.B81">
            <calcext:condition calcext:apply-style-name="HintergrundGruen" calcext:value="formula-is(NOT(ISBLANK([.X77])))" calcext:base-cell-address="Aufbaureihenfolge.B77"/>
          </calcext:conditional-format>
          <calcext:conditional-format calcext:target-range-address="Aufbaureihenfolge.B100:Aufbaureihenfolge.B101">
            <calcext:condition calcext:apply-style-name="HintergrundGruen" calcext:value="formula-is(NOT(ISBLANK([.X100])))" calcext:base-cell-address="Aufbaureihenfolge.B100"/>
          </calcext:conditional-format>
          <calcext:conditional-format calcext:target-range-address="Aufbaureihenfolge.B108:Aufbaureihenfolge.B110">
            <calcext:condition calcext:apply-style-name="HintergrundGruen" calcext:value="formula-is(NOT(ISBLANK([.X108])))" calcext:base-cell-address="Aufbaureihenfolge.B108"/>
          </calcext:conditional-format>
          <calcext:conditional-format calcext:target-range-address="Aufbaureihenfolge.B122:Aufbaureihenfolge.B128">
            <calcext:condition calcext:apply-style-name="HintergrundGruen" calcext:value="formula-is(NOT(ISBLANK([.X122])))" calcext:base-cell-address="Aufbaureihenfolge.B122"/>
          </calcext:conditional-format>
          <calcext:conditional-format calcext:target-range-address="Aufbaureihenfolge.B27:Aufbaureihenfolge.B27">
            <calcext:condition calcext:apply-style-name="HintergrundGruen" calcext:value="formula-is(NOT(ISBLANK([.X27])))" calcext:base-cell-address="Aufbaureihenfolge.B27"/>
          </calcext:conditional-format>
          <calcext:conditional-format calcext:target-range-address="Aufbaureihenfolge.B37:Aufbaureihenfolge.B37">
            <calcext:condition calcext:apply-style-name="HintergrundGruen" calcext:value="formula-is(NOT(ISBLANK([.X37])))" calcext:base-cell-address="Aufbaureihenfolge.B37"/>
          </calcext:conditional-format>
          <calcext:conditional-format calcext:target-range-address="Aufbaureihenfolge.B56:Aufbaureihenfolge.B56">
            <calcext:condition calcext:apply-style-name="HintergrundGruen" calcext:value="formula-is(NOT(ISBLANK([.X56])))" calcext:base-cell-address="Aufbaureihenfolge.B56"/>
          </calcext:conditional-format>
          <calcext:conditional-format calcext:target-range-address="Aufbaureihenfolge.B90:Aufbaureihenfolge.B90">
            <calcext:condition calcext:apply-style-name="HintergrundGruen" calcext:value="formula-is(NOT(ISBLANK([.X90])))" calcext:base-cell-address="Aufbaureihenfolge.B90"/>
          </calcext:conditional-format>
          <calcext:conditional-format calcext:target-range-address="Aufbaureihenfolge.B102:Aufbaureihenfolge.B102">
            <calcext:condition calcext:apply-style-name="HintergrundGruen" calcext:value="formula-is(NOT(ISBLANK([.X102])))" calcext:base-cell-address="Aufbaureihenfolge.B102"/>
          </calcext:conditional-format>
          <calcext:conditional-format calcext:target-range-address="Aufbaureihenfolge.B116:Aufbaureihenfolge.B116">
            <calcext:condition calcext:apply-style-name="HintergrundGruen" calcext:value="formula-is(NOT(ISBLANK([.X116])))" calcext:base-cell-address="Aufbaureihenfolge.B116"/>
          </calcext:conditional-format>
          <calcext:conditional-format calcext:target-range-address="Aufbaureihenfolge.B129:Aufbaureihenfolge.B129">
            <calcext:condition calcext:apply-style-name="HintergrundGruen" calcext:value="formula-is(NOT(ISBLANK([.X129])))" calcext:base-cell-address="Aufbaureihenfolge.B129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28:Aufbaureihenfolge.B28">
            <calcext:condition calcext:apply-style-name="HintergrundGruen" calcext:value="formula-is(NOT(ISBLANK([.X28])))" calcext:base-cell-address="Aufbaureihenfolge.B28"/>
          </calcext:conditional-format>
          <calcext:conditional-format calcext:target-range-address="Aufbaureihenfolge.B29:Aufbaureihenfolge.B29">
            <calcext:condition calcext:apply-style-name="HintergrundGruen" calcext:value="formula-is(NOT(ISBLANK([.X29])))" calcext:base-cell-address="Aufbaureihenfolge.B29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38:Aufbaureihenfolge.B38">
            <calcext:condition calcext:apply-style-name="HintergrundGruen" calcext:value="formula-is(NOT(ISBLANK([.X38])))" calcext:base-cell-address="Aufbaureihenfolge.B38"/>
          </calcext:conditional-format>
          <calcext:conditional-format calcext:target-range-address="Aufbaureihenfolge.B39:Aufbaureihenfolge.B39">
            <calcext:condition calcext:apply-style-name="HintergrundGruen" calcext:value="formula-is(NOT(ISBLANK([.X39])))" calcext:base-cell-address="Aufbaureihenfolge.B39"/>
          </calcext:conditional-format>
          <calcext:conditional-format calcext:target-range-address="Aufbaureihenfolge.B57:Aufbaureihenfolge.B57">
            <calcext:condition calcext:apply-style-name="HintergrundGruen" calcext:value="formula-is(NOT(ISBLANK([.X5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58])))" calcext:base-cell-address="Aufbaureihenfolge.B58"/>
          </calcext:conditional-format>
          <calcext:conditional-format calcext:target-range-address="Aufbaureihenfolge.B67:Aufbaureihenfolge.B67">
            <calcext:condition calcext:apply-style-name="HintergrundGruen" calcext:value="formula-is(NOT(ISBLANK([.X67])))" calcext:base-cell-address="Aufbaureihenfolge.B67"/>
          </calcext:conditional-format>
          <calcext:conditional-format calcext:target-range-address="Aufbaureihenfolge.B68:Aufbaureihenfolge.B68">
            <calcext:condition calcext:apply-style-name="HintergrundGruen" calcext:value="formula-is(NOT(ISBLANK([.X68])))" calcext:base-cell-address="Aufbaureihenfolge.B68"/>
          </calcext:conditional-format>
          <calcext:conditional-format calcext:target-range-address="Aufbaureihenfolge.B69:Aufbaureihenfolge.B69">
            <calcext:condition calcext:apply-style-name="HintergrundGruen" calcext:value="formula-is(NOT(ISBLANK([.X69])))" calcext:base-cell-address="Aufbaureihenfolge.B69"/>
          </calcext:conditional-format>
          <calcext:conditional-format calcext:target-range-address="Aufbaureihenfolge.B92:Aufbaureihenfolge.B92">
            <calcext:condition calcext:apply-style-name="HintergrundGruen" calcext:value="formula-is(NOT(ISBLANK([.X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X93])))" calcext:base-cell-address="Aufbaureihenfolge.B93"/>
          </calcext:conditional-format>
          <calcext:conditional-format calcext:target-range-address="Aufbaureihenfolge.B103:Aufbaureihenfolge.B103">
            <calcext:condition calcext:apply-style-name="HintergrundGruen" calcext:value="formula-is(NOT(ISBLANK([.X103])))" calcext:base-cell-address="Aufbaureihenfolge.B103"/>
          </calcext:conditional-format>
          <calcext:conditional-format calcext:target-range-address="Aufbaureihenfolge.B104:Aufbaureihenfolge.B104">
            <calcext:condition calcext:apply-style-name="HintergrundGruen" calcext:value="formula-is(NOT(ISBLANK([.X104])))" calcext:base-cell-address="Aufbaureihenfolge.B104"/>
          </calcext:conditional-format>
          <calcext:conditional-format calcext:target-range-address="Aufbaureihenfolge.B118:Aufbaureihenfolge.B118">
            <calcext:condition calcext:apply-style-name="HintergrundGruen" calcext:value="formula-is(NOT(ISBLANK([.X118])))" calcext:base-cell-address="Aufbaureihenfolge.B118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30:Aufbaureihenfolge.B130">
            <calcext:condition calcext:apply-style-name="HintergrundGruen" calcext:value="formula-is(NOT(ISBLANK([.X130])))" calcext:base-cell-address="Aufbaureihenfolge.B130"/>
          </calcext:conditional-format>
          <calcext:conditional-format calcext:target-range-address="Aufbaureihenfolge.B131:Aufbaureihenfolge.B131">
            <calcext:condition calcext:apply-style-name="HintergrundGruen" calcext:value="formula-is(NOT(ISBLANK([.X131])))" calcext:base-cell-address="Aufbaureihenfolge.B131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30:Aufbaureihenfolge.B30">
            <calcext:condition calcext:apply-style-name="HintergrundGruen" calcext:value="formula-is(NOT(ISBLANK([.X30])))" calcext:base-cell-address="Aufbaureihenfolge.B30"/>
          </calcext:conditional-format>
          <calcext:conditional-format calcext:target-range-address="Aufbaureihenfolge.B40:Aufbaureihenfolge.B40">
            <calcext:condition calcext:apply-style-name="HintergrundGruen" calcext:value="formula-is(NOT(ISBLANK([.X40])))" calcext:base-cell-address="Aufbaureihenfolge.B40"/>
          </calcext:conditional-format>
          <calcext:conditional-format calcext:target-range-address="Aufbaureihenfolge.B59:Aufbaureihenfolge.B59">
            <calcext:condition calcext:apply-style-name="HintergrundGruen" calcext:value="formula-is(NOT(ISBLANK([.X59])))" calcext:base-cell-address="Aufbaureihenfolge.B59"/>
          </calcext:conditional-format>
          <calcext:conditional-format calcext:target-range-address="Aufbaureihenfolge.B70:Aufbaureihenfolge.B70">
            <calcext:condition calcext:apply-style-name="HintergrundGruen" calcext:value="formula-is(NOT(ISBLANK([.X70])))" calcext:base-cell-address="Aufbaureihenfolge.B70"/>
          </calcext:conditional-format>
          <calcext:conditional-format calcext:target-range-address="Aufbaureihenfolge.B94:Aufbaureihenfolge.B94">
            <calcext:condition calcext:apply-style-name="HintergrundGruen" calcext:value="formula-is(NOT(ISBLANK([.X94])))" calcext:base-cell-address="Aufbaureihenfolge.B94"/>
          </calcext:conditional-format>
          <calcext:conditional-format calcext:target-range-address="Aufbaureihenfolge.B105:Aufbaureihenfolge.B105">
            <calcext:condition calcext:apply-style-name="HintergrundGruen" calcext:value="formula-is(NOT(ISBLANK([.X105])))" calcext:base-cell-address="Aufbaureihenfolge.B105"/>
          </calcext:conditional-format>
          <calcext:conditional-format calcext:target-range-address="Aufbaureihenfolge.B120:Aufbaureihenfolge.B120">
            <calcext:condition calcext:apply-style-name="HintergrundGruen" calcext:value="formula-is(NOT(ISBLANK([.X120])))" calcext:base-cell-address="Aufbaureihenfolge.B120"/>
          </calcext:conditional-format>
          <calcext:conditional-format calcext:target-range-address="Aufbaureihenfolge.B132:Aufbaureihenfolge.B132">
            <calcext:condition calcext:apply-style-name="HintergrundGruen" calcext:value="formula-is(NOT(ISBLANK([.X132])))" calcext:base-cell-address="Aufbaureihenfolge.B132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45:Aufbaureihenfolge.B45">
            <calcext:condition calcext:apply-style-name="HintergrundGruen" calcext:value="formula-is(NOT(ISBLANK([.X45])))" calcext:base-cell-address="Aufbaureihenfolge.B45"/>
          </calcext:conditional-format>
          <calcext:conditional-format calcext:target-range-address="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55:Aufbaureihenfolge.B55">
            <calcext:condition calcext:apply-style-name="HintergrundGruen" calcext:value="formula-is(NOT(ISBLANK([.X55])))" calcext:base-cell-address="Aufbaureihenfolge.B55"/>
          </calcext:conditional-format>
          <calcext:conditional-format calcext:target-range-address="Aufbaureihenfolge.B25:Aufbaureihenfolge.B25">
            <calcext:condition calcext:apply-style-name="HintergrundGruen" calcext:value="formula-is(NOT(ISBLANK([.X25])))" calcext:base-cell-address="Aufbaureihenfolge.B25"/>
          </calcext:conditional-format>
          <calcext:conditional-format calcext:target-range-address="Aufbaureihenfolge.B114:Aufbaureihenfolge.B114">
            <calcext:condition calcext:apply-style-name="HintergrundGruen" calcext:value="formula-is(NOT(ISBLANK([.X114])))" calcext:base-cell-address="Aufbaureihenfolge.B114"/>
          </calcext:conditional-format>
          <calcext:conditional-format calcext:target-range-address="Aufbaureihenfolge.B91:Aufbaureihenfolge.B91">
            <calcext:condition calcext:apply-style-name="HintergrundGruen" calcext:value="formula-is(NOT(ISBLANK([.X91])))" calcext:base-cell-address="Aufbaureihenfolge.B91"/>
          </calcext:conditional-format>
          <calcext:conditional-format calcext:target-range-address="Aufbaureihenfolge.B117:Aufbaureihenfolge.B117">
            <calcext:condition calcext:apply-style-name="HintergrundGruen" calcext:value="formula-is(NOT(ISBLANK([.X117])))" calcext:base-cell-address="Aufbaureihenfolge.B117"/>
          </calcext:conditional-format>
          <calcext:conditional-format calcext:target-range-address="Aufbaureihenfolge.B133:Aufbaureihenfolge.B133">
            <calcext:condition calcext:apply-style-name="HintergrundGruen" calcext:value="formula-is(NOT(ISBLANK([.X133])))" calcext:base-cell-address="Aufbaureihenfolge.B133"/>
          </calcext:conditional-format>
          <calcext:conditional-format calcext:target-range-address="Aufbaureihenfolge.B134:Aufbaureihenfolge.B134">
            <calcext:condition calcext:apply-style-name="HintergrundGruen" calcext:value="formula-is(NOT(ISBLANK([.X134])))" calcext:base-cell-address="Aufbaureihenfolge.B134"/>
          </calcext:conditional-format>
          <calcext:conditional-format calcext:target-range-address="Aufbaureihenfolge.B19:Aufbaureihenfolge.B19">
            <calcext:condition calcext:apply-style-name="HintergrundGruen" calcext:value="formula-is(NOT(ISBLANK([.X19])))" calcext:base-cell-address="Aufbaureihenfolge.B19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B19:Aufbaureihenfolge.B19">
            <calcext:condition calcext:apply-style-name="HintergrundGruen" calcext:value="formula-is(NOT(ISBLANK([.X19])))" calcext:base-cell-address="Aufbaureihenfolge.B19"/>
          </calcext:conditional-format>
          <calcext:conditional-format calcext:target-range-address="Aufbaureihenfolge.B19:Aufbaureihenfolge.B19">
            <calcext:condition calcext:apply-style-name="HintergrundGruen" calcext:value="formula-is(NOT(ISBLANK([.X19])))" calcext:base-cell-address="Aufbaureihenfolge.B19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20:Aufbaureihenfolge.B20">
            <calcext:condition calcext:apply-style-name="HintergrundGruen" calcext:value="formula-is(NOT(ISBLANK([.X20])))" calcext:base-cell-address="Aufbaureihenfolge.B20"/>
          </calcext:conditional-format>
          <calcext:conditional-format calcext:target-range-address="Aufbaureihenfolge.B31:Aufbaureihenfolge.B36">
            <calcext:condition calcext:apply-style-name="HintergrundGruen" calcext:value="formula-is(NOT(ISBLANK([.X31])))" calcext:base-cell-address="Aufbaureihenfolge.B31"/>
          </calcext:conditional-format>
          <calcext:conditional-format calcext:target-range-address="Aufbaureihenfolge.B42:Aufbaureihenfolge.B42">
            <calcext:condition calcext:apply-style-name="HintergrundGruen" calcext:value="formula-is(NOT(ISBLANK([.X42])))" calcext:base-cell-address="Aufbaureihenfolge.B42"/>
          </calcext:conditional-format>
          <calcext:conditional-format calcext:target-range-address="Aufbaureihenfolge.B60:Aufbaureihenfolge.B64">
            <calcext:condition calcext:apply-style-name="HintergrundGruen" calcext:value="formula-is(NOT(ISBLANK([.X60])))" calcext:base-cell-address="Aufbaureihenfolge.B60"/>
          </calcext:conditional-format>
          <calcext:conditional-format calcext:target-range-address="Aufbaureihenfolge.B72:Aufbaureihenfolge.B72">
            <calcext:condition calcext:apply-style-name="HintergrundGruen" calcext:value="formula-is(NOT(ISBLANK([.X72])))" calcext:base-cell-address="Aufbaureihenfolge.B72"/>
          </calcext:conditional-format>
          <calcext:conditional-format calcext:target-range-address="Aufbaureihenfolge.B95:Aufbaureihenfolge.B98">
            <calcext:condition calcext:apply-style-name="HintergrundGruen" calcext:value="formula-is(NOT(ISBLANK([.X95])))" calcext:base-cell-address="Aufbaureihenfolge.B95"/>
          </calcext:conditional-format>
          <calcext:conditional-format calcext:target-range-address="Aufbaureihenfolge.B106:Aufbaureihenfolge.B106">
            <calcext:condition calcext:apply-style-name="HintergrundGruen" calcext:value="formula-is(NOT(ISBLANK([.X106])))" calcext:base-cell-address="Aufbaureihenfolge.B106"/>
          </calcext:conditional-format>
          <calcext:conditional-format calcext:target-range-address="Aufbaureihenfolge.B121:Aufbaureihenfolge.B121">
            <calcext:condition calcext:apply-style-name="HintergrundGruen" calcext:value="formula-is(NOT(ISBLANK([.X121])))" calcext:base-cell-address="Aufbaureihenfolge.B121"/>
          </calcext:conditional-format>
          <calcext:conditional-format calcext:target-range-address="Aufbaureihenfolge.B135:Aufbaureihenfolge.B135">
            <calcext:condition calcext:apply-style-name="HintergrundGruen" calcext:value="formula-is(NOT(ISBLANK([.X135])))" calcext:base-cell-address="Aufbaureihenfolge.B135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B24:Aufbaureihenfolge.B24">
            <calcext:condition calcext:apply-style-name="HintergrundGruen" calcext:value="formula-is(NOT(ISBLANK([.X24])))" calcext:base-cell-address="Aufbaureihenfolge.B24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54:Aufbaureihenfolge.B54">
            <calcext:condition calcext:apply-style-name="HintergrundGruen" calcext:value="formula-is(NOT(ISBLANK([.X54])))" calcext:base-cell-address="Aufbaureihenfolge.B54"/>
          </calcext:conditional-format>
          <calcext:conditional-format calcext:target-range-address="Aufbaureihenfolge.B87:Aufbaureihenfolge.B87">
            <calcext:condition calcext:apply-style-name="HintergrundGruen" calcext:value="formula-is(NOT(ISBLANK([.X87])))" calcext:base-cell-address="Aufbaureihenfolge.B87"/>
          </calcext:conditional-format>
          <calcext:conditional-format calcext:target-range-address="Aufbaureihenfolge.B113:Aufbaureihenfolge.B113">
            <calcext:condition calcext:apply-style-name="HintergrundGruen" calcext:value="formula-is(NOT(ISBLANK([.X113])))" calcext:base-cell-address="Aufbaureihenfolge.B113"/>
          </calcext:conditional-format>
          <calcext:conditional-format calcext:target-range-address="Aufbaureihenfolge.A26:Aufbaureihenfolge.A26">
            <calcext:condition calcext:apply-style-name="HintergrundGruen" calcext:value="formula-is(NOT(ISBLANK([.W26])))" calcext:base-cell-address="Aufbaureihenfolge.A26"/>
          </calcext:conditional-format>
          <calcext:conditional-format calcext:target-range-address="Aufbaureihenfolge.A115:Aufbaureihenfolge.A115">
            <calcext:condition calcext:apply-style-name="HintergrundGruen" calcext:value="formula-is(NOT(ISBLANK([.W115])))" calcext:base-cell-address="Aufbaureihenfolge.A11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77:Aufbaureihenfolge.A81">
            <calcext:condition calcext:apply-style-name="HintergrundGruen" calcext:value="formula-is(NOT(ISBLANK([.W77])))" calcext:base-cell-address="Aufbaureihenfolge.A77"/>
          </calcext:conditional-format>
          <calcext:conditional-format calcext:target-range-address="Aufbaureihenfolge.A100:Aufbaureihenfolge.A101">
            <calcext:condition calcext:apply-style-name="HintergrundGruen" calcext:value="formula-is(NOT(ISBLANK([.W100])))" calcext:base-cell-address="Aufbaureihenfolge.A100"/>
          </calcext:conditional-format>
          <calcext:conditional-format calcext:target-range-address="Aufbaureihenfolge.A108:Aufbaureihenfolge.A110">
            <calcext:condition calcext:apply-style-name="HintergrundGruen" calcext:value="formula-is(NOT(ISBLANK([.W108])))" calcext:base-cell-address="Aufbaureihenfolge.A108"/>
          </calcext:conditional-format>
          <calcext:conditional-format calcext:target-range-address="Aufbaureihenfolge.A122:Aufbaureihenfolge.A128">
            <calcext:condition calcext:apply-style-name="HintergrundGruen" calcext:value="formula-is(NOT(ISBLANK([.W122])))" calcext:base-cell-address="Aufbaureihenfolge.A122"/>
          </calcext:conditional-format>
          <calcext:conditional-format calcext:target-range-address="Aufbaureihenfolge.A38:Aufbaureihenfolge.A41">
            <calcext:condition calcext:apply-style-name="HintergrundGruen" calcext:value="formula-is(NOT(ISBLANK([.W38])))" calcext:base-cell-address="Aufbaureihenfolge.A38"/>
          </calcext:conditional-format>
          <calcext:conditional-format calcext:target-range-address="Aufbaureihenfolge.A68:Aufbaureihenfolge.A71">
            <calcext:condition calcext:apply-style-name="HintergrundGruen" calcext:value="formula-is(NOT(ISBLANK([.W68])))" calcext:base-cell-address="Aufbaureihenfolge.A68"/>
          </calcext:conditional-format>
          <calcext:conditional-format calcext:target-range-address="Aufbaureihenfolge.A28:Aufbaureihenfolge.A36">
            <calcext:condition calcext:apply-style-name="HintergrundGruen" calcext:value="formula-is(NOT(ISBLANK([.W28])))" calcext:base-cell-address="Aufbaureihenfolge.A28"/>
          </calcext:conditional-format>
          <calcext:conditional-format calcext:target-range-address="Aufbaureihenfolge.A56:Aufbaureihenfolge.A64">
            <calcext:condition calcext:apply-style-name="HintergrundGruen" calcext:value="formula-is(NOT(ISBLANK([.W56])))" calcext:base-cell-address="Aufbaureihenfolge.A56"/>
          </calcext:conditional-format>
          <calcext:conditional-format calcext:target-range-address="Aufbaureihenfolge.A91:Aufbaureihenfolge.A98">
            <calcext:condition calcext:apply-style-name="HintergrundGruen" calcext:value="formula-is(NOT(ISBLANK([.W91])))" calcext:base-cell-address="Aufbaureihenfolge.A91"/>
          </calcext:conditional-format>
          <calcext:conditional-format calcext:target-range-address="Aufbaureihenfolge.A24:Aufbaureihenfolge.A24">
            <calcext:condition calcext:apply-style-name="HintergrundGruen" calcext:value="formula-is(NOT(ISBLANK([.W24])))" calcext:base-cell-address="Aufbaureihenfolge.A24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54:Aufbaureihenfolge.A54">
            <calcext:condition calcext:apply-style-name="HintergrundGruen" calcext:value="formula-is(NOT(ISBLANK([.W54])))" calcext:base-cell-address="Aufbaureihenfolge.A54"/>
          </calcext:conditional-format>
          <calcext:conditional-format calcext:target-range-address="Aufbaureihenfolge.A87:Aufbaureihenfolge.A87">
            <calcext:condition calcext:apply-style-name="HintergrundGruen" calcext:value="formula-is(NOT(ISBLANK([.W87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113])))" calcext:base-cell-address="Aufbaureihenfolge.A113"/>
          </calcext:conditional-format>
          <calcext:conditional-format calcext:target-range-address="Aufbaureihenfolge.B10:Aufbaureihenfolge.B10">
            <calcext:condition calcext:apply-style-name="HintergrundGruen" calcext:value="formula-is(NOT(ISBLANK([.AE10])))" calcext:base-cell-address="Aufbaureihenfolge.B10"/>
          </calcext:conditional-format>
          <calcext:conditional-format calcext:target-range-address="Aufbaureihenfolge.G12:Aufbaureihenfolge.G12">
            <calcext:condition calcext:apply-style-name="HintergrundGruen" calcext:value="formula-is(NOT(ISBLANK([.AJ12])))" calcext:base-cell-address="Aufbaureihenfolge.G12"/>
          </calcext:conditional-format>
          <calcext:conditional-format calcext:target-range-address="Aufbaureihenfolge.G13:Aufbaureihenfolge.G13">
            <calcext:condition calcext:apply-style-name="HintergrundGruen" calcext:value="formula-is(NOT(ISBLANK([.AJ13])))" calcext:base-cell-address="Aufbaureihenfolge.G13"/>
          </calcext:conditional-format>
          <calcext:conditional-format calcext:target-range-address="Aufbaureihenfolge.G14:Aufbaureihenfolge.G14">
            <calcext:condition calcext:apply-style-name="HintergrundGruen" calcext:value="formula-is(NOT(ISBLANK([.AJ14])))" calcext:base-cell-address="Aufbaureihenfolge.G14"/>
          </calcext:conditional-format>
          <calcext:conditional-format calcext:target-range-address="Aufbaureihenfolge.G15:Aufbaureihenfolge.G15">
            <calcext:condition calcext:apply-style-name="HintergrundGruen" calcext:value="formula-is(NOT(ISBLANK([.AJ15])))" calcext:base-cell-address="Aufbaureihenfolge.G15"/>
          </calcext:conditional-format>
          <calcext:conditional-format calcext:target-range-address="Aufbaureihenfolge.G16:Aufbaureihenfolge.G17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11:Aufbaureihenfolge.B11">
            <calcext:condition calcext:apply-style-name="HintergrundGruen" calcext:value="formula-is(NOT(ISBLANK([.AE11])))" calcext:base-cell-address="Aufbaureihenfolge.B11"/>
          </calcext:conditional-format>
          <calcext:conditional-format calcext:target-range-address="Aufbaureihenfolge.B46:Aufbaureihenfolge.B46">
            <calcext:condition calcext:apply-style-name="HintergrundGruen" calcext:value="formula-is(NOT(ISBLANK([.AE46])))" calcext:base-cell-address="Aufbaureihenfolge.B46"/>
          </calcext:conditional-format>
          <calcext:conditional-format calcext:target-range-address="Aufbaureihenfolge.B44:Aufbaureihenfolge.B44">
            <calcext:condition calcext:apply-style-name="HintergrundGruen" calcext:value="formula-is(NOT(ISBLANK([.AE44])))" calcext:base-cell-address="Aufbaureihenfolge.B44"/>
          </calcext:conditional-format>
          <calcext:conditional-format calcext:target-range-address="Aufbaureihenfolge.B41:Aufbaureihenfolge.B41">
            <calcext:condition calcext:apply-style-name="HintergrundGruen" calcext:value="formula-is(NOT(ISBLANK([.AH41])))" calcext:base-cell-address="Aufbaureihenfolge.B41"/>
          </calcext:conditional-format>
          <calcext:conditional-format calcext:target-range-address="Aufbaureihenfolge.B71:Aufbaureihenfolge.B71">
            <calcext:condition calcext:apply-style-name="HintergrundGruen" calcext:value="formula-is(NOT(ISBLANK([.AH71])))" calcext:base-cell-address="Aufbaureihenfolge.B71"/>
          </calcext:conditional-format>
          <calcext:conditional-format calcext:target-range-address="Aufbaureihenfolge.B12:Aufbaureihenfolge.B12">
            <calcext:condition calcext:apply-style-name="HintergrundGruen" calcext:value="formula-is(NOT(ISBLANK([.AP12])))" calcext:base-cell-address="Aufbaureihenfolge.B12"/>
          </calcext:conditional-format>
          <calcext:conditional-format calcext:target-range-address="Aufbaureihenfolge.B17:Aufbaureihenfolge.B17">
            <calcext:condition calcext:apply-style-name="HintergrundGruen" calcext:value="formula-is(NOT(ISBLANK([.AP17])))" calcext:base-cell-address="Aufbaureihenfolge.B17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8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9:Aufbaureihenfolge.A9">
            <calcext:condition calcext:apply-style-name="HintergrundGruen" calcext:value="formula-is(NOT(ISBLANK([.W9])))" calcext:base-cell-address="Aufbaureihenfolge.A9"/>
          </calcext:conditional-format>
          <calcext:conditional-format calcext:target-range-address="Aufbaureihenfolge.A15:Aufbaureihenfolge.A15">
            <calcext:condition calcext:apply-style-name="HintergrundGruen" calcext:value="formula-is(NOT(ISBLANK([.W15])))" calcext:base-cell-address="Aufbaureihenfolge.A15"/>
          </calcext:conditional-format>
          <calcext:conditional-format calcext:target-range-address="Aufbaureihenfolge.A16:Aufbaureihenfolge.A16">
            <calcext:condition calcext:apply-style-name="HintergrundGruen" calcext:value="formula-is(NOT(ISBLANK([.W16])))" calcext:base-cell-address="Aufbaureihenfolge.A16"/>
          </calcext:conditional-format>
          <calcext:conditional-format calcext:target-range-address="Aufbaureihenfolge.A18:Aufbaureihenfolge.A18">
            <calcext:condition calcext:apply-style-name="HintergrundGruen" calcext:value="formula-is(NOT(ISBLANK([.W18])))" calcext:base-cell-address="Aufbaureihenfolge.A18"/>
          </calcext:conditional-format>
          <calcext:conditional-format calcext:target-range-address="Aufbaureihenfolge.A19:Aufbaureihenfolge.A19">
            <calcext:condition calcext:apply-style-name="HintergrundGruen" calcext:value="formula-is(NOT(ISBLANK([.W19])))" calcext:base-cell-address="Aufbaureihenfolge.A19"/>
          </calcext:conditional-format>
          <calcext:conditional-format calcext:target-range-address="Aufbaureihenfolge.A20:Aufbaureihenfolge.A20">
            <calcext:condition calcext:apply-style-name="HintergrundGruen" calcext:value="formula-is(NOT(ISBLANK([.W20])))" calcext:base-cell-address="Aufbaureihenfolge.A20"/>
          </calcext:conditional-format>
          <calcext:conditional-format calcext:target-range-address="Aufbaureihenfolge.A25:Aufbaureihenfolge.A25">
            <calcext:condition calcext:apply-style-name="HintergrundGruen" calcext:value="formula-is(NOT(ISBLANK([.W25])))" calcext:base-cell-address="Aufbaureihenfolge.A25"/>
          </calcext:conditional-format>
          <calcext:conditional-format calcext:target-range-address="Aufbaureihenfolge.A27:Aufbaureihenfolge.A27">
            <calcext:condition calcext:apply-style-name="HintergrundGruen" calcext:value="formula-is(NOT(ISBLANK([.W27])))" calcext:base-cell-address="Aufbaureihenfolge.A27"/>
          </calcext:conditional-format>
          <calcext:conditional-format calcext:target-range-address="Aufbaureihenfolge.A28:Aufbaureihenfolge.A28">
            <calcext:condition calcext:apply-style-name="HintergrundGruen" calcext:value="formula-is(NOT(ISBLANK([.W28])))" calcext:base-cell-address="Aufbaureihenfolge.A28"/>
          </calcext:conditional-format>
          <calcext:conditional-format calcext:target-range-address="Aufbaureihenfolge.A29:Aufbaureihenfolge.A29">
            <calcext:condition calcext:apply-style-name="HintergrundGruen" calcext:value="formula-is(NOT(ISBLANK([.W29])))" calcext:base-cell-address="Aufbaureihenfolge.A29"/>
          </calcext:conditional-format>
          <calcext:conditional-format calcext:target-range-address="Aufbaureihenfolge.A30:Aufbaureihenfolge.A30">
            <calcext:condition calcext:apply-style-name="HintergrundGruen" calcext:value="formula-is(NOT(ISBLANK([.W30])))" calcext:base-cell-address="Aufbaureihenfolge.A30"/>
          </calcext:conditional-format>
          <calcext:conditional-format calcext:target-range-address="Aufbaureihenfolge.A31:Aufbaureihenfolge.A31">
            <calcext:condition calcext:apply-style-name="HintergrundGruen" calcext:value="formula-is(NOT(ISBLANK([.W31])))" calcext:base-cell-address="Aufbaureihenfolge.A31"/>
          </calcext:conditional-format>
          <calcext:conditional-format calcext:target-range-address="Aufbaureihenfolge.A37:Aufbaureihenfolge.A37">
            <calcext:condition calcext:apply-style-name="HintergrundGruen" calcext:value="formula-is(NOT(ISBLANK([.W37])))" calcext:base-cell-address="Aufbaureihenfolge.A37"/>
          </calcext:conditional-format>
          <calcext:conditional-format calcext:target-range-address="Aufbaureihenfolge.A38:Aufbaureihenfolge.A38">
            <calcext:condition calcext:apply-style-name="HintergrundGruen" calcext:value="formula-is(NOT(ISBLANK([.W38])))" calcext:base-cell-address="Aufbaureihenfolge.A38"/>
          </calcext:conditional-format>
          <calcext:conditional-format calcext:target-range-address="Aufbaureihenfolge.A39:Aufbaureihenfolge.A39">
            <calcext:condition calcext:apply-style-name="HintergrundGruen" calcext:value="formula-is(NOT(ISBLANK([.W39])))" calcext:base-cell-address="Aufbaureihenfolge.A39"/>
          </calcext:conditional-format>
          <calcext:conditional-format calcext:target-range-address="Aufbaureihenfolge.A40:Aufbaureihenfolge.A40">
            <calcext:condition calcext:apply-style-name="HintergrundGruen" calcext:value="formula-is(NOT(ISBLANK([.W40])))" calcext:base-cell-address="Aufbaureihenfolge.A40"/>
          </calcext:conditional-format>
          <calcext:conditional-format calcext:target-range-address="Aufbaureihenfolge.A42:Aufbaureihenfolge.A42">
            <calcext:condition calcext:apply-style-name="HintergrundGruen" calcext:value="formula-is(NOT(ISBLANK([.W42])))" calcext:base-cell-address="Aufbaureihenfolge.A42"/>
          </calcext:conditional-format>
          <calcext:conditional-format calcext:target-range-address="Aufbaureihenfolge.A45:Aufbaureihenfolge.A45">
            <calcext:condition calcext:apply-style-name="HintergrundGruen" calcext:value="formula-is(NOT(ISBLANK([.W45])))" calcext:base-cell-address="Aufbaureihenfolge.A45"/>
          </calcext:conditional-format>
          <calcext:conditional-format calcext:target-range-address="Aufbaureihenfolge.A55:Aufbaureihenfolge.A55">
            <calcext:condition calcext:apply-style-name="HintergrundGruen" calcext:value="formula-is(NOT(ISBLANK([.W55])))" calcext:base-cell-address="Aufbaureihenfolge.A55"/>
          </calcext:conditional-format>
          <calcext:conditional-format calcext:target-range-address="Aufbaureihenfolge.A56:Aufbaureihenfolge.A56">
            <calcext:condition calcext:apply-style-name="HintergrundGruen" calcext:value="formula-is(NOT(ISBLANK([.W5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5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5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59])))" calcext:base-cell-address="Aufbaureihenfolge.A59"/>
          </calcext:conditional-format>
          <calcext:conditional-format calcext:target-range-address="Aufbaureihenfolge.A60:Aufbaureihenfolge.A60">
            <calcext:condition calcext:apply-style-name="HintergrundGruen" calcext:value="formula-is(NOT(ISBLANK([.W60])))" calcext:base-cell-address="Aufbaureihenfolge.A60"/>
          </calcext:conditional-format>
          <calcext:conditional-format calcext:target-range-address="Aufbaureihenfolge.A67:Aufbaureihenfolge.A67">
            <calcext:condition calcext:apply-style-name="HintergrundGruen" calcext:value="formula-is(NOT(ISBLANK([.W67])))" calcext:base-cell-address="Aufbaureihenfolge.A67"/>
          </calcext:conditional-format>
          <calcext:conditional-format calcext:target-range-address="Aufbaureihenfolge.A68:Aufbaureihenfolge.A68">
            <calcext:condition calcext:apply-style-name="HintergrundGruen" calcext:value="formula-is(NOT(ISBLANK([.W68])))" calcext:base-cell-address="Aufbaureihenfolge.A68"/>
          </calcext:conditional-format>
          <calcext:conditional-format calcext:target-range-address="Aufbaureihenfolge.A69:Aufbaureihenfolge.A69">
            <calcext:condition calcext:apply-style-name="HintergrundGruen" calcext:value="formula-is(NOT(ISBLANK([.W69])))" calcext:base-cell-address="Aufbaureihenfolge.A69"/>
          </calcext:conditional-format>
          <calcext:conditional-format calcext:target-range-address="Aufbaureihenfolge.A70:Aufbaureihenfolge.A70">
            <calcext:condition calcext:apply-style-name="HintergrundGruen" calcext:value="formula-is(NOT(ISBLANK([.W70])))" calcext:base-cell-address="Aufbaureihenfolge.A70"/>
          </calcext:conditional-format>
          <calcext:conditional-format calcext:target-range-address="Aufbaureihenfolge.A72:Aufbaureihenfolge.A72">
            <calcext:condition calcext:apply-style-name="HintergrundGruen" calcext:value="formula-is(NOT(ISBLANK([.W72])))" calcext:base-cell-address="Aufbaureihenfolge.A72"/>
          </calcext:conditional-format>
          <calcext:conditional-format calcext:target-range-address="Aufbaureihenfolge.A90:Aufbaureihenfolge.A90">
            <calcext:condition calcext:apply-style-name="HintergrundGruen" calcext:value="formula-is(NOT(ISBLANK([.W90])))" calcext:base-cell-address="Aufbaureihenfolge.A90"/>
          </calcext:conditional-format>
          <calcext:conditional-format calcext:target-range-address="Aufbaureihenfolge.A91:Aufbaureihenfolge.A91">
            <calcext:condition calcext:apply-style-name="HintergrundGruen" calcext:value="formula-is(NOT(ISBLANK([.W91])))" calcext:base-cell-address="Aufbaureihenfolge.A91"/>
          </calcext:conditional-format>
          <calcext:conditional-format calcext:target-range-address="Aufbaureihenfolge.A92:Aufbaureihenfolge.A92">
            <calcext:condition calcext:apply-style-name="HintergrundGruen" calcext:value="formula-is(NOT(ISBLANK([.W92])))" calcext:base-cell-address="Aufbaureihenfolge.A92"/>
          </calcext:conditional-format>
          <calcext:conditional-format calcext:target-range-address="Aufbaureihenfolge.A93:Aufbaureihenfolge.A93">
            <calcext:condition calcext:apply-style-name="HintergrundGruen" calcext:value="formula-is(NOT(ISBLANK([.W93])))" calcext:base-cell-address="Aufbaureihenfolge.A93"/>
          </calcext:conditional-format>
          <calcext:conditional-format calcext:target-range-address="Aufbaureihenfolge.A94:Aufbaureihenfolge.A94">
            <calcext:condition calcext:apply-style-name="HintergrundGruen" calcext:value="formula-is(NOT(ISBLANK([.W94])))" calcext:base-cell-address="Aufbaureihenfolge.A94"/>
          </calcext:conditional-format>
          <calcext:conditional-format calcext:target-range-address="Aufbaureihenfolge.A95:Aufbaureihenfolge.A95">
            <calcext:condition calcext:apply-style-name="HintergrundGruen" calcext:value="formula-is(NOT(ISBLANK([.W95])))" calcext:base-cell-address="Aufbaureihenfolge.A95"/>
          </calcext:conditional-format>
          <calcext:conditional-format calcext:target-range-address="Aufbaureihenfolge.A102:Aufbaureihenfolge.A102">
            <calcext:condition calcext:apply-style-name="HintergrundGruen" calcext:value="formula-is(NOT(ISBLANK([.W102])))" calcext:base-cell-address="Aufbaureihenfolge.A102"/>
          </calcext:conditional-format>
          <calcext:conditional-format calcext:target-range-address="Aufbaureihenfolge.A103:Aufbaureihenfolge.A103">
            <calcext:condition calcext:apply-style-name="HintergrundGruen" calcext:value="formula-is(NOT(ISBLANK([.W103])))" calcext:base-cell-address="Aufbaureihenfolge.A103"/>
          </calcext:conditional-format>
          <calcext:conditional-format calcext:target-range-address="Aufbaureihenfolge.A104:Aufbaureihenfolge.A104">
            <calcext:condition calcext:apply-style-name="HintergrundGruen" calcext:value="formula-is(NOT(ISBLANK([.W104])))" calcext:base-cell-address="Aufbaureihenfolge.A104"/>
          </calcext:conditional-format>
          <calcext:conditional-format calcext:target-range-address="Aufbaureihenfolge.A105:Aufbaureihenfolge.A105">
            <calcext:condition calcext:apply-style-name="HintergrundGruen" calcext:value="formula-is(NOT(ISBLANK([.W105])))" calcext:base-cell-address="Aufbaureihenfolge.A105"/>
          </calcext:conditional-format>
          <calcext:conditional-format calcext:target-range-address="Aufbaureihenfolge.A106:Aufbaureihenfolge.A106">
            <calcext:condition calcext:apply-style-name="HintergrundGruen" calcext:value="formula-is(NOT(ISBLANK([.W106])))" calcext:base-cell-address="Aufbaureihenfolge.A106"/>
          </calcext:conditional-format>
          <calcext:conditional-format calcext:target-range-address="Aufbaureihenfolge.A114:Aufbaureihenfolge.A114">
            <calcext:condition calcext:apply-style-name="HintergrundGruen" calcext:value="formula-is(NOT(ISBLANK([.W114])))" calcext:base-cell-address="Aufbaureihenfolge.A114"/>
          </calcext:conditional-format>
          <calcext:conditional-format calcext:target-range-address="Aufbaureihenfolge.A116:Aufbaureihenfolge.A116">
            <calcext:condition calcext:apply-style-name="HintergrundGruen" calcext:value="formula-is(NOT(ISBLANK([.W116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17])))" calcext:base-cell-address="Aufbaureihenfolge.A117"/>
          </calcext:conditional-format>
          <calcext:conditional-format calcext:target-range-address="Aufbaureihenfolge.A118:Aufbaureihenfolge.A118">
            <calcext:condition calcext:apply-style-name="HintergrundGruen" calcext:value="formula-is(NOT(ISBLANK([.W118])))" calcext:base-cell-address="Aufbaureihenfolge.A118"/>
          </calcext:conditional-format>
          <calcext:conditional-format calcext:target-range-address="Aufbaureihenfolge.A119:Aufbaureihenfolge.A119">
            <calcext:condition calcext:apply-style-name="HintergrundGruen" calcext:value="formula-is(NOT(ISBLANK([.W119])))" calcext:base-cell-address="Aufbaureihenfolge.A119"/>
          </calcext:conditional-format>
          <calcext:conditional-format calcext:target-range-address="Aufbaureihenfolge.A120:Aufbaureihenfolge.A120">
            <calcext:condition calcext:apply-style-name="HintergrundGruen" calcext:value="formula-is(NOT(ISBLANK([.W120])))" calcext:base-cell-address="Aufbaureihenfolge.A120"/>
          </calcext:conditional-format>
          <calcext:conditional-format calcext:target-range-address="Aufbaureihenfolge.A121:Aufbaureihenfolge.A121">
            <calcext:condition calcext:apply-style-name="HintergrundGruen" calcext:value="formula-is(NOT(ISBLANK([.W121])))" calcext:base-cell-address="Aufbaureihenfolge.A121"/>
          </calcext:conditional-format>
          <calcext:conditional-format calcext:target-range-address="Aufbaureihenfolge.A129:Aufbaureihenfolge.A129">
            <calcext:condition calcext:apply-style-name="HintergrundGruen" calcext:value="formula-is(NOT(ISBLANK([.W129])))" calcext:base-cell-address="Aufbaureihenfolge.A129"/>
          </calcext:conditional-format>
          <calcext:conditional-format calcext:target-range-address="Aufbaureihenfolge.A130:Aufbaureihenfolge.A130">
            <calcext:condition calcext:apply-style-name="HintergrundGruen" calcext:value="formula-is(NOT(ISBLANK([.W130])))" calcext:base-cell-address="Aufbaureihenfolge.A130"/>
          </calcext:conditional-format>
          <calcext:conditional-format calcext:target-range-address="Aufbaureihenfolge.A131:Aufbaureihenfolge.A131">
            <calcext:condition calcext:apply-style-name="HintergrundGruen" calcext:value="formula-is(NOT(ISBLANK([.W131])))" calcext:base-cell-address="Aufbaureihenfolge.A131"/>
          </calcext:conditional-format>
          <calcext:conditional-format calcext:target-range-address="Aufbaureihenfolge.A132:Aufbaureihenfolge.A132">
            <calcext:condition calcext:apply-style-name="HintergrundGruen" calcext:value="formula-is(NOT(ISBLANK([.W132])))" calcext:base-cell-address="Aufbaureihenfolge.A132"/>
          </calcext:conditional-format>
          <calcext:conditional-format calcext:target-range-address="Aufbaureihenfolge.A133:Aufbaureihenfolge.A133">
            <calcext:condition calcext:apply-style-name="HintergrundGruen" calcext:value="formula-is(NOT(ISBLANK([.W133])))" calcext:base-cell-address="Aufbaureihenfolge.A133"/>
          </calcext:conditional-format>
          <calcext:conditional-format calcext:target-range-address="Aufbaureihenfolge.A134:Aufbaureihenfolge.A134">
            <calcext:condition calcext:apply-style-name="HintergrundGruen" calcext:value="formula-is(NOT(ISBLANK([.W134])))" calcext:base-cell-address="Aufbaureihenfolge.A134"/>
          </calcext:conditional-format>
          <calcext:conditional-format calcext:target-range-address="Aufbaureihenfolge.A135:Aufbaureihenfolge.A135">
            <calcext:condition calcext:apply-style-name="HintergrundGruen" calcext:value="formula-is(NOT(ISBLANK([.W135])))" calcext:base-cell-address="Aufbaureihenfolge.A135"/>
          </calcext:conditional-format>
        </calcext:conditional-formats>
      </table:table>
      <table:named-expressions/>
      <table:database-ranges>
        <table:database-range table:name="__Anonymous_Sheet_DB__0" table:target-range-address="Schiffslabor.A150:Schiffslabor.AMG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MG13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19:Waffenlabor.AMG13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72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1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05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.00.0000</text:date>, <text:time style:data-style-name="N2" text:time-value="19:49:52.7008320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7" meta:cell-count="7549" meta:object-count="8"/>
  </office:meta>
</office:document-meta>
</file>